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291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0.7425in"/>
    </style:style>
    <style:style style:name="co4" style:family="table-column">
      <style:table-column-properties fo:break-before="auto" style:column-width="1.6146in"/>
    </style:style>
    <style:style style:name="co5" style:family="table-column">
      <style:table-column-properties fo:break-before="auto" style:column-width="1.358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0.6429in"/>
    </style:style>
    <style:style style:name="co9" style:family="table-column">
      <style:table-column-properties fo:break-before="auto" style:column-width="0.5835in"/>
    </style:style>
    <style:style style:name="co10" style:family="table-column">
      <style:table-column-properties fo:break-before="auto" style:column-width="0.5063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198in"/>
    </style:style>
    <style:style style:name="co14" style:family="table-column">
      <style:table-column-properties fo:break-before="auto" style:column-width="1.228in"/>
    </style:style>
    <style:style style:name="co15" style:family="table-column">
      <style:table-column-properties fo:break-before="auto" style:column-width="1.3638in"/>
    </style:style>
    <style:style style:name="co16" style:family="table-column">
      <style:table-column-properties fo:break-before="auto" style:column-width="1.589in"/>
    </style:style>
    <style:style style:name="co17" style:family="table-column">
      <style:table-column-properties fo:break-before="auto" style:column-width="0.4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Default" style:data-style-name="N100">
      <style:table-cell-properties fo:border="0.99pt solid #000000"/>
    </style:style>
    <style:style style:name="ce10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="0.99pt solid #000000"/>
    </style:style>
    <style:style style:name="ce1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7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8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30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3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3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5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order</text:p>
          </table:table-cell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poemNbr</text:p>
          </table:table-cell>
          <table:table-cell table:style-name="ce1" office:value-type="string" calcext:value-type="string">
            <text:p>authSys</text:p>
          </table:table-cell>
          <table:table-cell table:style-name="ce1" office:value-type="string" calcext:value-type="string">
            <text:p>authGold</text:p>
          </table:table-cell>
          <table:table-cell table:style-name="ce1" office:value-type="string" calcext:value-type="string">
            <text:p>authMatch</text:p>
          </table:table-cell>
          <table:table-cell table:style-name="ce1" office:value-type="string" calcext:value-type="string">
            <text:p>centSys</text:p>
          </table:table-cell>
          <table:table-cell table:style-name="ce1" office:value-type="string" calcext:value-type="string">
            <text:p>centGold</text:p>
          </table:table-cell>
          <table:table-cell table:style-name="ce1" office:value-type="string" calcext:value-type="string">
            <text:p>centMatch</text:p>
          </table:table-cell>
          <table:table-cell table:style-name="ce1" office:value-type="string" calcext:value-type="string">
            <text:p>centDiff</text:p>
          </table:table-cell>
          <table:table-cell table:style-name="ce1" office:value-type="string" calcext:value-type="string">
            <text:p>model</text:p>
          </table:table-cell>
          <table:table-cell office:value-type="string" calcext:value-type="string">
            <text:p>continuation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01_mistral-small.json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02_mistral-small.json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Quevedo, Francisco de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03_mistral-small.json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04_mistral-small.json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05_mistral-small.json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06_mistral-small.json</text:p>
          </table:table-cell>
          <table:table-cell office:value-type="string" calcext:value-type="string">
            <text:p>0006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office:value-type="string" calcext:value-type="string">
            <text:p>starts ok and then chang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07_mistral-small.json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08_mistral-small.json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José María Munoz Lebrija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09_mistral-small.json</text:p>
          </table:table-cell>
          <table:table-cell office:value-type="string" calcext:value-type="string">
            <text:p>0009</text:p>
          </table:table-cell>
          <table:table-cell office:value-type="string" calcext:value-type="string">
            <text:p>Guillermo Carbrera-Súsler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10_mistral-small.json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11_mistral-small.json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12_mistral-small.json</text:p>
          </table:table-cell>
          <table:table-cell office:value-type="string" calcext:value-type="string">
            <text:p>0012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13_mistral-small.json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Melchor de Palau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14_mistral-small.json</text:p>
          </table:table-cell>
          <table:table-cell office:value-type="string" calcext:value-type="string">
            <text:p>0014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15_mistral-small.json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16_mistral-small.json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Gabriel de Yepes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17_mistral-small.json</text:p>
          </table:table-cell>
          <table:table-cell office:value-type="string" calcext:value-type="string">
            <text:p>0017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18_mistral-small.json</text:p>
          </table:table-cell>
          <table:table-cell office:value-type="string" calcext:value-type="string">
            <text:p>0018</text:p>
          </table:table-cell>
          <table:table-cell office:value-type="string" calcext:value-type="string">
            <text:p>García Lorca, Federico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19_mistral-small.json</text:p>
          </table:table-cell>
          <table:table-cell office:value-type="string" calcext:value-type="string">
            <text:p>0019</text:p>
          </table:table-cell>
          <table:table-cell office:value-type="string" calcext:value-type="string">
            <text:p>Quino (apellido real: José Hernández)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20_mistral-small.json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21_mistral-small.json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22_mistral-small.json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Vicente Antonio García de la Huert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23_mistral-small.json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Pedro de Escobar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24_mistral-small.json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25_mistral-small.json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26_mistral-small.json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27_mistral-small.json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28_mistral-small.json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29_mistral-small.json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30_mistral-small.json</text:p>
          </table:table-cell>
          <table:table-cell office:value-type="string" calcext:value-type="string">
            <text:p>0030</text:p>
          </table:table-cell>
          <table:table-cell office:value-type="string" calcext:value-type="string">
            <text:p>García Lorca, Federico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31_mistral-small.json</text:p>
          </table:table-cell>
          <table:table-cell office:value-type="string" calcext:value-type="string">
            <text:p>0031</text:p>
          </table:table-cell>
          <table:table-cell office:value-type="string" calcext:value-type="string">
            <text:p>Diego Heredi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32_mistral-small.json</text:p>
          </table:table-cell>
          <table:table-cell office:value-type="string" calcext:value-type="string">
            <text:p>0032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33_mistral-small.json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34_mistral-small.json</text:p>
          </table:table-cell>
          <table:table-cell office:value-type="string" calcext:value-type="string">
            <text:p>0034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35_mistral-small.json</text:p>
          </table:table-cell>
          <table:table-cell office:value-type="string" calcext:value-type="string">
            <text:p>0035</text:p>
          </table:table-cell>
          <table:table-cell office:value-type="string" calcext:value-type="string">
            <text:p>José de Diego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36_mistral-small.json</text:p>
          </table:table-cell>
          <table:table-cell office:value-type="string" calcext:value-type="string">
            <text:p>0036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37_mistral-small.json</text:p>
          </table:table-cell>
          <table:table-cell office:value-type="string" calcext:value-type="string">
            <text:p>0037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38_mistral-small.json</text:p>
          </table:table-cell>
          <table:table-cell office:value-type="string" calcext:value-type="string">
            <text:p>0038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39_mistral-small.json</text:p>
          </table:table-cell>
          <table:table-cell office:value-type="string" calcext:value-type="string">
            <text:p>0039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40_mistral-small.json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41_mistral-small.json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42_mistral-small.json</text:p>
          </table:table-cell>
          <table:table-cell office:value-type="string" calcext:value-type="string">
            <text:p>0042</text:p>
          </table:table-cell>
          <table:table-cell office:value-type="string" calcext:value-type="string">
            <text:p>Gabriel Celaya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43_mistral-small.json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Fray Manuel de Sumaya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44_mistral-small.json</text:p>
          </table:table-cell>
          <table:table-cell office:value-type="string" calcext:value-type="string">
            <text:p>0044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45_mistral-small.json</text:p>
          </table:table-cell>
          <table:table-cell office:value-type="string" calcext:value-type="string">
            <text:p>0045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46_mistral-small.json</text:p>
          </table:table-cell>
          <table:table-cell office:value-type="string" calcext:value-type="string">
            <text:p>0046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47_mistral-small.json</text:p>
          </table:table-cell>
          <table:table-cell office:value-type="string" calcext:value-type="string">
            <text:p>0047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48_mistral-small.json</text:p>
          </table:table-cell>
          <table:table-cell office:value-type="string" calcext:value-type="string">
            <text:p>0048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49_mistral-small.json</text:p>
          </table:table-cell>
          <table:table-cell office:value-type="string" calcext:value-type="string">
            <text:p>0049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50_mistral-small.json</text:p>
          </table:table-cell>
          <table:table-cell office:value-type="string" calcext:value-type="string">
            <text:p>0050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51_mistral-small.json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52_mistral-small.json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53_mistral-small.json</text:p>
          </table:table-cell>
          <table:table-cell office:value-type="string" calcext:value-type="string">
            <text:p>0053</text:p>
          </table:table-cell>
          <table:table-cell office:value-type="string" calcext:value-type="string">
            <text:p>Gabriel Márquez de la Plat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54_mistral-small.json</text:p>
          </table:table-cell>
          <table:table-cell office:value-type="string" calcext:value-type="string">
            <text:p>0054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55_mistral-small.json</text:p>
          </table:table-cell>
          <table:table-cell office:value-type="string" calcext:value-type="string">
            <text:p>0055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56_mistral-small.json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57_mistral-small.json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58_mistral-small.json</text:p>
          </table:table-cell>
          <table:table-cell office:value-type="string" calcext:value-type="string">
            <text:p>0058</text:p>
          </table:table-cell>
          <table:table-cell office:value-type="string" calcext:value-type="string">
            <text:p>Gabriel María José de Guzmán y Spínola, conde de Teba y marqués de Squilach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59_mistral-small.json</text:p>
          </table:table-cell>
          <table:table-cell office:value-type="string" calcext:value-type="string">
            <text:p>0059</text:p>
          </table:table-cell>
          <table:table-cell office:value-type="string" calcext:value-type="string">
            <text:p>Luciano de Samosat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60_mistral-small.json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61_mistral-small.json</text:p>
          </table:table-cell>
          <table:table-cell office:value-type="string" calcext:value-type="string">
            <text:p>0061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62_mistral-small.json</text:p>
          </table:table-cell>
          <table:table-cell office:value-type="string" calcext:value-type="string">
            <text:p>0062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63_mistral-small.json</text:p>
          </table:table-cell>
          <table:table-cell office:value-type="string" calcext:value-type="string">
            <text:p>0063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64_mistral-small.json</text:p>
          </table:table-cell>
          <table:table-cell office:value-type="string" calcext:value-type="string">
            <text:p>0064</text:p>
          </table:table-cell>
          <table:table-cell office:value-type="string" calcext:value-type="string">
            <text:p>Cristóbal de Castillej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65_mistral-small.json</text:p>
          </table:table-cell>
          <table:table-cell office:value-type="string" calcext:value-type="string">
            <text:p>0065</text:p>
          </table:table-cell>
          <table:table-cell office:value-type="string" calcext:value-type="string">
            <text:p>Fray Diego de Saavedra Fajar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66_mistral-small.json</text:p>
          </table:table-cell>
          <table:table-cell office:value-type="string" calcext:value-type="string">
            <text:p>0066</text:p>
          </table:table-cell>
          <table:table-cell office:value-type="string" calcext:value-type="string">
            <text:p>Rafael Medina Villalpan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67_mistral-small.json</text:p>
          </table:table-cell>
          <table:table-cell office:value-type="string" calcext:value-type="string">
            <text:p>0067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68_mistral-small.json</text:p>
          </table:table-cell>
          <table:table-cell office:value-type="string" calcext:value-type="string">
            <text:p>0068</text:p>
          </table:table-cell>
          <table:table-cell office:value-type="string" calcext:value-type="string">
            <text:p>Félix María Samanieg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69_mistral-small.json</text:p>
          </table:table-cell>
          <table:table-cell office:value-type="string" calcext:value-type="string">
            <text:p>0069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70_mistral-small.json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71_mistral-small.json</text:p>
          </table:table-cell>
          <table:table-cell office:value-type="string" calcext:value-type="string">
            <text:p>0071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72_mistral-small.json</text:p>
          </table:table-cell>
          <table:table-cell office:value-type="string" calcext:value-type="string">
            <text:p>0072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73_mistral-small.json</text:p>
          </table:table-cell>
          <table:table-cell office:value-type="string" calcext:value-type="string">
            <text:p>0073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74_mistral-small.json</text:p>
          </table:table-cell>
          <table:table-cell office:value-type="string" calcext:value-type="string">
            <text:p>0074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75_mistral-small.json</text:p>
          </table:table-cell>
          <table:table-cell office:value-type="string" calcext:value-type="string">
            <text:p>0075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76_mistral-small.json</text:p>
          </table:table-cell>
          <table:table-cell office:value-type="string" calcext:value-type="string">
            <text:p>0076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77_mistral-small.json</text:p>
          </table:table-cell>
          <table:table-cell office:value-type="string" calcext:value-type="string">
            <text:p>0077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78_mistral-small.json</text:p>
          </table:table-cell>
          <table:table-cell office:value-type="string" calcext:value-type="string">
            <text:p>0078</text:p>
          </table:table-cell>
          <table:table-cell office:value-type="string" calcext:value-type="string">
            <text:p>José de la Cruz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79_mistral-small.json</text:p>
          </table:table-cell>
          <table:table-cell office:value-type="string" calcext:value-type="string">
            <text:p>0079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80_mistral-small.json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81_mistral-small.json</text:p>
          </table:table-cell>
          <table:table-cell office:value-type="string" calcext:value-type="string">
            <text:p>0081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82_mistral-small.json</text:p>
          </table:table-cell>
          <table:table-cell office:value-type="string" calcext:value-type="string">
            <text:p>0082</text:p>
          </table:table-cell>
          <table:table-cell office:value-type="string" calcext:value-type="string">
            <text:p>Gerardo Dieg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83_mistral-small.json</text:p>
          </table:table-cell>
          <table:table-cell office:value-type="string" calcext:value-type="string">
            <text:p>0083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84_mistral-small.json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85_mistral-small.json</text:p>
          </table:table-cell>
          <table:table-cell office:value-type="string" calcext:value-type="string">
            <text:p>0085</text:p>
          </table:table-cell>
          <table:table-cell office:value-type="string" calcext:value-type="string">
            <text:p>Francisco Imperial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86_mistral-small.json</text:p>
          </table:table-cell>
          <table:table-cell office:value-type="string" calcext:value-type="string">
            <text:p>0086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87_mistral-small.json</text:p>
          </table:table-cell>
          <table:table-cell office:value-type="string" calcext:value-type="string">
            <text:p>0087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88_mistral-small.json</text:p>
          </table:table-cell>
          <table:table-cell office:value-type="string" calcext:value-type="string">
            <text:p>0088</text:p>
          </table:table-cell>
          <table:table-cell office:value-type="string" calcext:value-type="string">
            <text:p>García Lorca, Federico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89_mistral-small.json</text:p>
          </table:table-cell>
          <table:table-cell office:value-type="string" calcext:value-type="string">
            <text:p>0089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90_mistral-small.json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91_mistral-small.json</text:p>
          </table:table-cell>
          <table:table-cell office:value-type="string" calcext:value-type="string">
            <text:p>0091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92_mistral-small.json</text:p>
          </table:table-cell>
          <table:table-cell office:value-type="string" calcext:value-type="string">
            <text:p>0092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93_mistral-small.json</text:p>
          </table:table-cell>
          <table:table-cell office:value-type="string" calcext:value-type="string">
            <text:p>0093</text:p>
          </table:table-cell>
          <table:table-cell office:value-type="string" calcext:value-type="string">
            <text:p>Diego García de Paredes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94_mistral-small.json</text:p>
          </table:table-cell>
          <table:table-cell office:value-type="string" calcext:value-type="string">
            <text:p>0094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95_mistral-small.json</text:p>
          </table:table-cell>
          <table:table-cell office:value-type="string" calcext:value-type="string">
            <text:p>0095</text:p>
          </table:table-cell>
          <table:table-cell office:value-type="string" calcext:value-type="string">
            <text:p>García Lorca, Federico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96_mistral-small.json</text:p>
          </table:table-cell>
          <table:table-cell office:value-type="string" calcext:value-type="string">
            <text:p>0096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97_mistral-small.json</text:p>
          </table:table-cell>
          <table:table-cell office:value-type="string" calcext:value-type="string">
            <text:p>0097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98_mistral-small.json</text:p>
          </table:table-cell>
          <table:table-cell office:value-type="string" calcext:value-type="string">
            <text:p>0098</text:p>
          </table:table-cell>
          <table:table-cell office:value-type="string" calcext:value-type="string">
            <text:p>Rafael de Campalans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99_mistral-small.json</text:p>
          </table:table-cell>
          <table:table-cell office:value-type="string" calcext:value-type="string">
            <text:p>0099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100_mistral-small.json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1_mistral-large-latest.json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Tomás Morale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2_mistral-large-latest.json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3_mistral-large-latest.json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Gerardo Dieg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4_mistral-large-latest.json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5_mistral-large-latest.json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6_mistral-large-latest.json</text:p>
          </table:table-cell>
          <table:table-cell office:value-type="string" calcext:value-type="string">
            <text:p>0006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office:value-type="string" calcext:value-type="string">
            <text:p>no and not even close to author styl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7_mistral-large-latest.json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8_mistral-large-latest.json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José Ángel Valente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9_mistral-large-latest.json</text:p>
          </table:table-cell>
          <table:table-cell office:value-type="string" calcext:value-type="string">
            <text:p>0009</text:p>
          </table:table-cell>
          <table:table-cell office:value-type="string" calcext:value-type="string">
            <text:p>Julio Herrera y Reissig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10_mistral-large-latest.json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11_mistral-large-latest.json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Claudio Rodríguez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12_mistral-large-latest.json</text:p>
          </table:table-cell>
          <table:table-cell office:value-type="string" calcext:value-type="string">
            <text:p>0012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13_mistral-large-latest.json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14_mistral-large-latest.json</text:p>
          </table:table-cell>
          <table:table-cell office:value-type="string" calcext:value-type="string">
            <text:p>0014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15_mistral-large-latest.json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16_mistral-large-latest.json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José Hernández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17_mistral-large-latest.json</text:p>
          </table:table-cell>
          <table:table-cell office:value-type="string" calcext:value-type="string">
            <text:p>0017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18_mistral-large-latest.json</text:p>
          </table:table-cell>
          <table:table-cell office:value-type="string" calcext:value-type="string">
            <text:p>0018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19_mistral-large-latest.json</text:p>
          </table:table-cell>
          <table:table-cell office:value-type="string" calcext:value-type="string">
            <text:p>0019</text:p>
          </table:table-cell>
          <table:table-cell office:value-type="string" calcext:value-type="string">
            <text:p>Tomás Villarroel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20_mistral-large-latest.json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21_mistral-large-latest.json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22_mistral-large-latest.json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23_mistral-large-latest.json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Tomás Navarro Tomás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24_mistral-large-latest.json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Tomás Segovia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25_mistral-large-latest.json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26_mistral-large-latest.json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27_mistral-large-latest.json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28_mistral-large-latest.json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Ricardo Güiraldes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29_mistral-large-latest.json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30_mistral-large-latest.json</text:p>
          </table:table-cell>
          <table:table-cell office:value-type="string" calcext:value-type="string">
            <text:p>0030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31_mistral-large-latest.json</text:p>
          </table:table-cell>
          <table:table-cell office:value-type="string" calcext:value-type="string">
            <text:p>0031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32_mistral-large-latest.json</text:p>
          </table:table-cell>
          <table:table-cell office:value-type="string" calcext:value-type="string">
            <text:p>0032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33_mistral-large-latest.json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34_mistral-large-latest.json</text:p>
          </table:table-cell>
          <table:table-cell office:value-type="string" calcext:value-type="string">
            <text:p>0034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35_mistral-large-latest.json</text:p>
          </table:table-cell>
          <table:table-cell office:value-type="string" calcext:value-type="string">
            <text:p>0035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36_mistral-large-latest.json</text:p>
          </table:table-cell>
          <table:table-cell office:value-type="string" calcext:value-type="string">
            <text:p>0036</text:p>
          </table:table-cell>
          <table:table-cell office:value-type="string" calcext:value-type="string">
            <text:p>Diego Hurtado de Mendoz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37_mistral-large-latest.json</text:p>
          </table:table-cell>
          <table:table-cell office:value-type="string" calcext:value-type="string">
            <text:p>0037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38_mistral-large-latest.json</text:p>
          </table:table-cell>
          <table:table-cell office:value-type="string" calcext:value-type="string">
            <text:p>0038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39_mistral-large-latest.json</text:p>
          </table:table-cell>
          <table:table-cell office:value-type="string" calcext:value-type="string">
            <text:p>0039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40_mistral-large-latest.json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41_mistral-large-latest.json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42_mistral-large-latest.json</text:p>
          </table:table-cell>
          <table:table-cell office:value-type="string" calcext:value-type="string">
            <text:p>0042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43_mistral-large-latest.json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44_mistral-large-latest.json</text:p>
          </table:table-cell>
          <table:table-cell office:value-type="string" calcext:value-type="string">
            <text:p>0044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45_mistral-large-latest.json</text:p>
          </table:table-cell>
          <table:table-cell office:value-type="string" calcext:value-type="string">
            <text:p>0045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46_mistral-large-latest.json</text:p>
          </table:table-cell>
          <table:table-cell office:value-type="string" calcext:value-type="string">
            <text:p>0046</text:p>
          </table:table-cell>
          <table:table-cell office:value-type="string" calcext:value-type="string">
            <text:p>Gaspar Núñez de Arce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47_mistral-large-latest.json</text:p>
          </table:table-cell>
          <table:table-cell office:value-type="string" calcext:value-type="string">
            <text:p>0047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48_mistral-large-latest.json</text:p>
          </table:table-cell>
          <table:table-cell office:value-type="string" calcext:value-type="string">
            <text:p>0048</text:p>
          </table:table-cell>
          <table:table-cell office:value-type="string" calcext:value-type="string">
            <text:p>Salvador Díaz Mirón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49_mistral-large-latest.json</text:p>
          </table:table-cell>
          <table:table-cell office:value-type="string" calcext:value-type="string">
            <text:p>0049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50_mistral-large-latest.json</text:p>
          </table:table-cell>
          <table:table-cell office:value-type="string" calcext:value-type="string">
            <text:p>0050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office:value-type="string" calcext:value-type="string">
            <text:p>no and says can’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51_mistral-large-latest.json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52_mistral-large-latest.json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53_mistral-large-latest.json</text:p>
          </table:table-cell>
          <table:table-cell office:value-type="string" calcext:value-type="string">
            <text:p>0053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54_mistral-large-latest.json</text:p>
          </table:table-cell>
          <table:table-cell office:value-type="string" calcext:value-type="string">
            <text:p>0054</text:p>
          </table:table-cell>
          <table:table-cell office:value-type="string" calcext:value-type="string">
            <text:p>Antonio de Trueba y de la Quintan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55_mistral-large-latest.json</text:p>
          </table:table-cell>
          <table:table-cell office:value-type="string" calcext:value-type="string">
            <text:p>0055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56_mistral-large-latest.json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José Joaquín de M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57_mistral-large-latest.json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58_mistral-large-latest.json</text:p>
          </table:table-cell>
          <table:table-cell office:value-type="string" calcext:value-type="string">
            <text:p>0058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59_mistral-large-latest.json</text:p>
          </table:table-cell>
          <table:table-cell office:value-type="string" calcext:value-type="string">
            <text:p>0059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60_mistral-large-latest.json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61_mistral-large-latest.json</text:p>
          </table:table-cell>
          <table:table-cell office:value-type="string" calcext:value-type="string">
            <text:p>0061</text:p>
          </table:table-cell>
          <table:table-cell office:value-type="string" calcext:value-type="string">
            <text:p>Tomás Morales Castell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62_mistral-large-latest.json</text:p>
          </table:table-cell>
          <table:table-cell office:value-type="string" calcext:value-type="string">
            <text:p>0062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63_mistral-large-latest.json</text:p>
          </table:table-cell>
          <table:table-cell office:value-type="string" calcext:value-type="string">
            <text:p>0063</text:p>
          </table:table-cell>
          <table:table-cell office:value-type="string" calcext:value-type="string">
            <text:p>Ricardo Palm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64_mistral-large-latest.json</text:p>
          </table:table-cell>
          <table:table-cell office:value-type="string" calcext:value-type="string">
            <text:p>0064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65_mistral-large-latest.json</text:p>
          </table:table-cell>
          <table:table-cell office:value-type="string" calcext:value-type="string">
            <text:p>0065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66_mistral-large-latest.json</text:p>
          </table:table-cell>
          <table:table-cell office:value-type="string" calcext:value-type="string">
            <text:p>0066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67_mistral-large-latest.json</text:p>
          </table:table-cell>
          <table:table-cell office:value-type="string" calcext:value-type="string">
            <text:p>0067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68_mistral-large-latest.json</text:p>
          </table:table-cell>
          <table:table-cell office:value-type="string" calcext:value-type="string">
            <text:p>0068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69_mistral-large-latest.json</text:p>
          </table:table-cell>
          <table:table-cell office:value-type="string" calcext:value-type="string">
            <text:p>0069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70_mistral-large-latest.json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71_mistral-large-latest.json</text:p>
          </table:table-cell>
          <table:table-cell office:value-type="string" calcext:value-type="string">
            <text:p>0071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72_mistral-large-latest.json</text:p>
          </table:table-cell>
          <table:table-cell office:value-type="string" calcext:value-type="string">
            <text:p>0072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73_mistral-large-latest.json</text:p>
          </table:table-cell>
          <table:table-cell office:value-type="string" calcext:value-type="string">
            <text:p>0073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74_mistral-large-latest.json</text:p>
          </table:table-cell>
          <table:table-cell office:value-type="string" calcext:value-type="string">
            <text:p>0074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75_mistral-large-latest.json</text:p>
          </table:table-cell>
          <table:table-cell office:value-type="string" calcext:value-type="string">
            <text:p>0075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76_mistral-large-latest.json</text:p>
          </table:table-cell>
          <table:table-cell office:value-type="string" calcext:value-type="string">
            <text:p>0076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77_mistral-large-latest.json</text:p>
          </table:table-cell>
          <table:table-cell office:value-type="string" calcext:value-type="string">
            <text:p>0077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78_mistral-large-latest.json</text:p>
          </table:table-cell>
          <table:table-cell office:value-type="string" calcext:value-type="string">
            <text:p>0078</text:p>
          </table:table-cell>
          <table:table-cell office:value-type="string" calcext:value-type="string">
            <text:p>José Rizal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79_mistral-large-latest.json</text:p>
          </table:table-cell>
          <table:table-cell office:value-type="string" calcext:value-type="string">
            <text:p>0079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80_mistral-large-latest.json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81_mistral-large-latest.json</text:p>
          </table:table-cell>
          <table:table-cell office:value-type="string" calcext:value-type="string">
            <text:p>0081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82_mistral-large-latest.json</text:p>
          </table:table-cell>
          <table:table-cell office:value-type="string" calcext:value-type="string">
            <text:p>0082</text:p>
          </table:table-cell>
          <table:table-cell office:value-type="string" calcext:value-type="string">
            <text:p>José Joaquín de Olmed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83_mistral-large-latest.json</text:p>
          </table:table-cell>
          <table:table-cell office:value-type="string" calcext:value-type="string">
            <text:p>0083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84_mistral-large-latest.json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85_mistral-large-latest.json</text:p>
          </table:table-cell>
          <table:table-cell office:value-type="string" calcext:value-type="string">
            <text:p>0085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86_mistral-large-latest.json</text:p>
          </table:table-cell>
          <table:table-cell office:value-type="string" calcext:value-type="string">
            <text:p>0086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87_mistral-large-latest.json</text:p>
          </table:table-cell>
          <table:table-cell office:value-type="string" calcext:value-type="string">
            <text:p>0087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88_mistral-large-latest.json</text:p>
          </table:table-cell>
          <table:table-cell office:value-type="string" calcext:value-type="string">
            <text:p>0088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89_mistral-large-latest.json</text:p>
          </table:table-cell>
          <table:table-cell office:value-type="string" calcext:value-type="string">
            <text:p>0089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90_mistral-large-latest.json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José Emilio Pacheco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91_mistral-large-latest.json</text:p>
          </table:table-cell>
          <table:table-cell office:value-type="string" calcext:value-type="string">
            <text:p>0091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92_mistral-large-latest.json</text:p>
          </table:table-cell>
          <table:table-cell office:value-type="string" calcext:value-type="string">
            <text:p>0092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93_mistral-large-latest.json</text:p>
          </table:table-cell>
          <table:table-cell office:value-type="string" calcext:value-type="string">
            <text:p>0093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94_mistral-large-latest.json</text:p>
          </table:table-cell>
          <table:table-cell office:value-type="string" calcext:value-type="string">
            <text:p>0094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95_mistral-large-latest.json</text:p>
          </table:table-cell>
          <table:table-cell office:value-type="string" calcext:value-type="string">
            <text:p>0095</text:p>
          </table:table-cell>
          <table:table-cell office:value-type="string" calcext:value-type="string">
            <text:p>Juana de Ibarbourou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96_mistral-large-latest.json</text:p>
          </table:table-cell>
          <table:table-cell office:value-type="string" calcext:value-type="string">
            <text:p>0096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97_mistral-large-latest.json</text:p>
          </table:table-cell>
          <table:table-cell office:value-type="string" calcext:value-type="string">
            <text:p>0097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98_mistral-large-latest.json</text:p>
          </table:table-cell>
          <table:table-cell office:value-type="string" calcext:value-type="string">
            <text:p>0098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99_mistral-large-latest.json</text:p>
          </table:table-cell>
          <table:table-cell office:value-type="string" calcext:value-type="string">
            <text:p>0099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100_mistral-large-latest.json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01_claude-3-5-haiku-latest.json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Enrique Banch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02_claude-3-5-haiku-latest.json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Rodrigo de Mendoza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03_claude-3-5-haiku-latest.json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Gabriel Aresti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04_claude-3-5-haiku-latest.json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05_claude-3-5-haiku-latest.json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Ramón Gómez de la Serna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06_claude-3-5-haiku-latest.json</text:p>
          </table:table-cell>
          <table:table-cell office:value-type="string" calcext:value-type="string">
            <text:p>0006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office:value-type="string" calcext:value-type="string">
            <text:p>starts ok and then chang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07_claude-3-5-haiku-latest.json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08_claude-3-5-haiku-latest.json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Miguel Sánchez-Ostiz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09_claude-3-5-haiku-latest.json</text:p>
          </table:table-cell>
          <table:table-cell office:value-type="string" calcext:value-type="string">
            <text:p>0009</text:p>
          </table:table-cell>
          <table:table-cell office:value-type="string" calcext:value-type="string">
            <text:p>César Vallej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10_claude-3-5-haiku-latest.json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11_claude-3-5-haiku-latest.json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Luis Antonio de Villena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12_claude-3-5-haiku-latest.json</text:p>
          </table:table-cell>
          <table:table-cell office:value-type="string" calcext:value-type="string">
            <text:p>0012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13_claude-3-5-haiku-latest.json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14_claude-3-5-haiku-latest.json</text:p>
          </table:table-cell>
          <table:table-cell office:value-type="string" calcext:value-type="string">
            <text:p>0014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15_claude-3-5-haiku-latest.json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Autor desconocido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16_claude-3-5-haiku-latest.json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17_claude-3-5-haiku-latest.json</text:p>
          </table:table-cell>
          <table:table-cell office:value-type="string" calcext:value-type="string">
            <text:p>0017</text:p>
          </table:table-cell>
          <table:table-cell office:value-type="string" calcext:value-type="string">
            <text:p>Juan Pérez de Montalbán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18_claude-3-5-haiku-latest.json</text:p>
          </table:table-cell>
          <table:table-cell office:value-type="string" calcext:value-type="string">
            <text:p>0018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19_claude-3-5-haiku-latest.json</text:p>
          </table:table-cell>
          <table:table-cell office:value-type="string" calcext:value-type="string">
            <text:p>0019</text:p>
          </table:table-cell>
          <table:table-cell office:value-type="string" calcext:value-type="string">
            <text:p>José Joaquín de Mora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20_claude-3-5-haiku-latest.json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Leandro Fernández de Moratín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21_claude-3-5-haiku-latest.json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22_claude-3-5-haiku-latest.json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Gaspar Núñez de Arce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23_claude-3-5-haiku-latest.json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24_claude-3-5-haiku-latest.json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25_claude-3-5-haiku-latest.json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Luis García Montero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26_claude-3-5-haiku-latest.json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27_claude-3-5-haiku-latest.json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28_claude-3-5-haiku-latest.json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29_claude-3-5-haiku-latest.json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30_claude-3-5-haiku-latest.json</text:p>
          </table:table-cell>
          <table:table-cell office:value-type="string" calcext:value-type="string">
            <text:p>0030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31_claude-3-5-haiku-latest.json</text:p>
          </table:table-cell>
          <table:table-cell office:value-type="string" calcext:value-type="string">
            <text:p>0031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32_claude-3-5-haiku-latest.json</text:p>
          </table:table-cell>
          <table:table-cell office:value-type="string" calcext:value-type="string">
            <text:p>0032</text:p>
          </table:table-cell>
          <table:table-cell office:value-type="string" calcext:value-type="string">
            <text:p>José María Heredia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33_claude-3-5-haiku-latest.json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Juan Pérez de Montalbán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34_claude-3-5-haiku-latest.json</text:p>
          </table:table-cell>
          <table:table-cell office:value-type="string" calcext:value-type="string">
            <text:p>0034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35_claude-3-5-haiku-latest.json</text:p>
          </table:table-cell>
          <table:table-cell office:value-type="string" calcext:value-type="string">
            <text:p>0035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36_claude-3-5-haiku-latest.json</text:p>
          </table:table-cell>
          <table:table-cell office:value-type="string" calcext:value-type="string">
            <text:p>0036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37_claude-3-5-haiku-latest.json</text:p>
          </table:table-cell>
          <table:table-cell office:value-type="string" calcext:value-type="string">
            <text:p>0037</text:p>
          </table:table-cell>
          <table:table-cell office:value-type="string" calcext:value-type="string">
            <text:p>José María Heredia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38_claude-3-5-haiku-latest.json</text:p>
          </table:table-cell>
          <table:table-cell office:value-type="string" calcext:value-type="string">
            <text:p>0038</text:p>
          </table:table-cell>
          <table:table-cell office:value-type="string" calcext:value-type="string">
            <text:p>Julio Herrera y Reissig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39_claude-3-5-haiku-latest.json</text:p>
          </table:table-cell>
          <table:table-cell office:value-type="string" calcext:value-type="string">
            <text:p>0039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40_claude-3-5-haiku-latest.json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José María de Heredia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41_claude-3-5-haiku-latest.json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Julián del Casal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42_claude-3-5-haiku-latest.json</text:p>
          </table:table-cell>
          <table:table-cell office:value-type="string" calcext:value-type="string">
            <text:p>0042</text:p>
          </table:table-cell>
          <table:table-cell office:value-type="string" calcext:value-type="string">
            <text:p>Luis Rosales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43_claude-3-5-haiku-latest.json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44_claude-3-5-haiku-latest.json</text:p>
          </table:table-cell>
          <table:table-cell office:value-type="string" calcext:value-type="string">
            <text:p>0044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45_claude-3-5-haiku-latest.json</text:p>
          </table:table-cell>
          <table:table-cell office:value-type="string" calcext:value-type="string">
            <text:p>0045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46_claude-3-5-haiku-latest.json</text:p>
          </table:table-cell>
          <table:table-cell office:value-type="string" calcext:value-type="string">
            <text:p>0046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47_claude-3-5-haiku-latest.json</text:p>
          </table:table-cell>
          <table:table-cell office:value-type="string" calcext:value-type="string">
            <text:p>0047</text:p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48_claude-3-5-haiku-latest.json</text:p>
          </table:table-cell>
          <table:table-cell office:value-type="string" calcext:value-type="string">
            <text:p>0048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49_claude-3-5-haiku-latest.json</text:p>
          </table:table-cell>
          <table:table-cell office:value-type="string" calcext:value-type="string">
            <text:p>0049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office:value-type="string" calcext:value-type="string">
            <text:p>starts ok and then chang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50_claude-3-5-haiku-latest.json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Ramón María del Valle-Inclán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51_claude-3-5-haiku-latest.json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52_claude-3-5-haiku-latest.json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Mariano José de Lar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53_claude-3-5-haiku-latest.json</text:p>
          </table:table-cell>
          <table:table-cell office:value-type="string" calcext:value-type="string">
            <text:p>0053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54_claude-3-5-haiku-latest.json</text:p>
          </table:table-cell>
          <table:table-cell office:value-type="string" calcext:value-type="string">
            <text:p>0054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55_claude-3-5-haiku-latest.json</text:p>
          </table:table-cell>
          <table:table-cell office:value-type="string" calcext:value-type="string">
            <text:p>0055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56_claude-3-5-haiku-latest.json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57_claude-3-5-haiku-latest.json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58_claude-3-5-haiku-latest.json</text:p>
          </table:table-cell>
          <table:table-cell office:value-type="string" calcext:value-type="string">
            <text:p>0058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59_claude-3-5-haiku-latest.json</text:p>
          </table:table-cell>
          <table:table-cell office:value-type="string" calcext:value-type="string">
            <text:p>0059</text:p>
          </table:table-cell>
          <table:table-cell office:value-type="string" calcext:value-type="string">
            <text:p>José María de Heredi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60_claude-3-5-haiku-latest.json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61_claude-3-5-haiku-latest.json</text:p>
          </table:table-cell>
          <table:table-cell office:value-type="string" calcext:value-type="string">
            <text:p>0061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62_claude-3-5-haiku-latest.json</text:p>
          </table:table-cell>
          <table:table-cell office:value-type="string" calcext:value-type="string">
            <text:p>0062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63_claude-3-5-haiku-latest.json</text:p>
          </table:table-cell>
          <table:table-cell office:value-type="string" calcext:value-type="string">
            <text:p>0063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64_claude-3-5-haiku-latest.json</text:p>
          </table:table-cell>
          <table:table-cell office:value-type="string" calcext:value-type="string">
            <text:p>0064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65_claude-3-5-haiku-latest.json</text:p>
          </table:table-cell>
          <table:table-cell office:value-type="string" calcext:value-type="string">
            <text:p>0065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66_claude-3-5-haiku-latest.json</text:p>
          </table:table-cell>
          <table:table-cell office:value-type="string" calcext:value-type="string">
            <text:p>0066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67_claude-3-5-haiku-latest.json</text:p>
          </table:table-cell>
          <table:table-cell office:value-type="string" calcext:value-type="string">
            <text:p>0067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68_claude-3-5-haiku-latest.json</text:p>
          </table:table-cell>
          <table:table-cell office:value-type="string" calcext:value-type="string">
            <text:p>0068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69_claude-3-5-haiku-latest.json</text:p>
          </table:table-cell>
          <table:table-cell office:value-type="string" calcext:value-type="string">
            <text:p>0069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70_claude-3-5-haiku-latest.json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71_claude-3-5-haiku-latest.json</text:p>
          </table:table-cell>
          <table:table-cell office:value-type="string" calcext:value-type="string">
            <text:p>0071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72_claude-3-5-haiku-latest.json</text:p>
          </table:table-cell>
          <table:table-cell office:value-type="string" calcext:value-type="string">
            <text:p>0072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73_claude-3-5-haiku-latest.json</text:p>
          </table:table-cell>
          <table:table-cell office:value-type="string" calcext:value-type="string">
            <text:p>0073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74_claude-3-5-haiku-latest.json</text:p>
          </table:table-cell>
          <table:table-cell office:value-type="string" calcext:value-type="string">
            <text:p>0074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75_claude-3-5-haiku-latest.json</text:p>
          </table:table-cell>
          <table:table-cell office:value-type="string" calcext:value-type="string">
            <text:p>0075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76_claude-3-5-haiku-latest.json</text:p>
          </table:table-cell>
          <table:table-cell office:value-type="string" calcext:value-type="string">
            <text:p>0076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77_claude-3-5-haiku-latest.json</text:p>
          </table:table-cell>
          <table:table-cell office:value-type="string" calcext:value-type="string">
            <text:p>0077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78_claude-3-5-haiku-latest.json</text:p>
          </table:table-cell>
          <table:table-cell office:value-type="string" calcext:value-type="string">
            <text:p>0078</text:p>
          </table:table-cell>
          <table:table-cell office:value-type="string" calcext:value-type="string">
            <text:p>José Rizal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79_claude-3-5-haiku-latest.json</text:p>
          </table:table-cell>
          <table:table-cell office:value-type="string" calcext:value-type="string">
            <text:p>0079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80_claude-3-5-haiku-latest.json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81_claude-3-5-haiku-latest.json</text:p>
          </table:table-cell>
          <table:table-cell office:value-type="string" calcext:value-type="string">
            <text:p>0081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82_claude-3-5-haiku-latest.json</text:p>
          </table:table-cell>
          <table:table-cell office:value-type="string" calcext:value-type="string">
            <text:p>0082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83_claude-3-5-haiku-latest.json</text:p>
          </table:table-cell>
          <table:table-cell office:value-type="string" calcext:value-type="string">
            <text:p>0083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84_claude-3-5-haiku-latest.json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85_claude-3-5-haiku-latest.json</text:p>
          </table:table-cell>
          <table:table-cell office:value-type="string" calcext:value-type="string">
            <text:p>0085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86_claude-3-5-haiku-latest.json</text:p>
          </table:table-cell>
          <table:table-cell office:value-type="string" calcext:value-type="string">
            <text:p>0086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87_claude-3-5-haiku-latest.json</text:p>
          </table:table-cell>
          <table:table-cell office:value-type="string" calcext:value-type="string">
            <text:p>0087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88_claude-3-5-haiku-latest.json</text:p>
          </table:table-cell>
          <table:table-cell office:value-type="string" calcext:value-type="string">
            <text:p>0088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89_claude-3-5-haiku-latest.json</text:p>
          </table:table-cell>
          <table:table-cell office:value-type="string" calcext:value-type="string">
            <text:p>0089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90_claude-3-5-haiku-latest.json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Juana de Ibarbourou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91_claude-3-5-haiku-latest.json</text:p>
          </table:table-cell>
          <table:table-cell office:value-type="string" calcext:value-type="string">
            <text:p>0091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92_claude-3-5-haiku-latest.json</text:p>
          </table:table-cell>
          <table:table-cell office:value-type="string" calcext:value-type="string">
            <text:p>0092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93_claude-3-5-haiku-latest.json</text:p>
          </table:table-cell>
          <table:table-cell office:value-type="string" calcext:value-type="string">
            <text:p>0093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94_claude-3-5-haiku-latest.json</text:p>
          </table:table-cell>
          <table:table-cell office:value-type="string" calcext:value-type="string">
            <text:p>0094</text:p>
          </table:table-cell>
          <table:table-cell office:value-type="string" calcext:value-type="string">
            <text:p>José Martí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95_claude-3-5-haiku-latest.json</text:p>
          </table:table-cell>
          <table:table-cell office:value-type="string" calcext:value-type="string">
            <text:p>0095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96_claude-3-5-haiku-latest.json</text:p>
          </table:table-cell>
          <table:table-cell office:value-type="string" calcext:value-type="string">
            <text:p>0096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97_claude-3-5-haiku-latest.json</text:p>
          </table:table-cell>
          <table:table-cell office:value-type="string" calcext:value-type="string">
            <text:p>0097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98_claude-3-5-haiku-latest.json</text:p>
          </table:table-cell>
          <table:table-cell office:value-type="string" calcext:value-type="string">
            <text:p>0098</text:p>
          </table:table-cell>
          <table:table-cell office:value-type="string" calcext:value-type="string">
            <text:p>José María Heredia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99_claude-3-5-haiku-latest.json</text:p>
          </table:table-cell>
          <table:table-cell office:value-type="string" calcext:value-type="string">
            <text:p>0099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100_claude-3-5-haiku-latest.json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01_claude-3-5-sonnet-latest.json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Carlos Arturo Torre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02_claude-3-5-sonnet-latest.json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03_claude-3-5-sonnet-latest.json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Blas de Ote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04_claude-3-5-sonnet-latest.json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05_claude-3-5-sonnet-latest.json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Rafael Pomb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06_claude-3-5-sonnet-latest.json</text:p>
          </table:table-cell>
          <table:table-cell office:value-type="string" calcext:value-type="string">
            <text:p>0006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most lines o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07_claude-3-5-sonnet-latest.json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Félix Lope de Vega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08_claude-3-5-sonnet-latest.json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Francisco Javier Irazoki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09_claude-3-5-sonnet-latest.json</text:p>
          </table:table-cell>
          <table:table-cell office:value-type="string" calcext:value-type="string">
            <text:p>0009</text:p>
          </table:table-cell>
          <table:table-cell office:value-type="string" calcext:value-type="string">
            <text:p>Julio Herrera y Reissig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10_claude-3-5-sonnet-latest.json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11_claude-3-5-sonnet-latest.json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Dionisio Ridruej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12_claude-3-5-sonnet-latest.json</text:p>
          </table:table-cell>
          <table:table-cell office:value-type="string" calcext:value-type="string">
            <text:p>0012</text:p>
          </table:table-cell>
          <table:table-cell office:value-type="string" calcext:value-type="string">
            <text:p>José de Cañizares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13_claude-3-5-sonnet-latest.json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Antonio Aparisi y Guijarro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14_claude-3-5-sonnet-latest.json</text:p>
          </table:table-cell>
          <table:table-cell office:value-type="string" calcext:value-type="string">
            <text:p>0014</text:p>
          </table:table-cell>
          <table:table-cell office:value-type="string" calcext:value-type="string">
            <text:p>Pedro Antonio de Alarcón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15_claude-3-5-sonnet-latest.json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Juan Martínez Villergas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16_claude-3-5-sonnet-latest.json</text:p>
          </table:table-cell>
          <table:table-cell office:value-type="string" calcext:value-type="string">
            <text:p>0016</text:p>
          </table:table-cell>
          <table:table-cell table:number-columns-repeated="2" office:value-type="string" calcext:value-type="string">
            <text:p>Manuel Bretón de los Herrer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cervantesvirtual.com/obra/poesias-jocosas-humoristicas-y-festivas-del-siglo-xix--0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17_claude-3-5-sonnet-latest.json</text:p>
          </table:table-cell>
          <table:table-cell office:value-type="string" calcext:value-type="string">
            <text:p>0017</text:p>
          </table:table-cell>
          <table:table-cell office:value-type="string" calcext:value-type="string">
            <text:p>Manuel Bretón de los Herreros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18_claude-3-5-sonnet-latest.json</text:p>
          </table:table-cell>
          <table:table-cell office:value-type="string" calcext:value-type="string">
            <text:p>0018</text:p>
          </table:table-cell>
          <table:table-cell office:value-type="string" calcext:value-type="string">
            <text:p>José Iglesias de la Casa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19_claude-3-5-sonnet-latest.json</text:p>
          </table:table-cell>
          <table:table-cell office:value-type="string" calcext:value-type="string">
            <text:p>0019</text:p>
          </table:table-cell>
          <table:table-cell office:value-type="string" calcext:value-type="string">
            <text:p>Juan Nicasio Gallego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20_claude-3-5-sonnet-latest.json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Manuel Bretón de los Herreros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21_claude-3-5-sonnet-latest.json</text:p>
          </table:table-cell>
          <table:table-cell office:value-type="string" calcext:value-type="string">
            <text:p>0021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22_claude-3-5-sonnet-latest.json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23_claude-3-5-sonnet-latest.json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24_claude-3-5-sonnet-latest.json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Eduardo Benot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25_claude-3-5-sonnet-latest.json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Carlos Murciano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26_claude-3-5-sonnet-latest.json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27_claude-3-5-sonnet-latest.json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28_claude-3-5-sonnet-latest.json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Vicente Riva Palacio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29_claude-3-5-sonnet-latest.json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30_claude-3-5-sonnet-latest.json</text:p>
          </table:table-cell>
          <table:table-cell office:value-type="string" calcext:value-type="string">
            <text:p>0030</text:p>
          </table:table-cell>
          <table:table-cell table:number-columns-repeated="2" office:value-type="string" calcext:value-type="string">
            <text:p>Juan Meléndez Valdé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31_claude-3-5-sonnet-latest.json</text:p>
          </table:table-cell>
          <table:table-cell office:value-type="string" calcext:value-type="string">
            <text:p>0031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32_claude-3-5-sonnet-latest.json</text:p>
          </table:table-cell>
          <table:table-cell office:value-type="string" calcext:value-type="string">
            <text:p>0032</text:p>
          </table:table-cell>
          <table:table-cell office:value-type="string" calcext:value-type="string">
            <text:p>Manuel González Prada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33_claude-3-5-sonnet-latest.json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Leonor de la Cueva y Silva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34_claude-3-5-sonnet-latest.json</text:p>
          </table:table-cell>
          <table:table-cell office:value-type="string" calcext:value-type="string">
            <text:p>0034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35_claude-3-5-sonnet-latest.json</text:p>
          </table:table-cell>
          <table:table-cell office:value-type="string" calcext:value-type="string">
            <text:p>0035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36_claude-3-5-sonnet-latest.json</text:p>
          </table:table-cell>
          <table:table-cell office:value-type="string" calcext:value-type="string">
            <text:p>0036</text:p>
          </table:table-cell>
          <table:table-cell office:value-type="string" calcext:value-type="string">
            <text:p>Diego Hurtado de Mendoz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37_claude-3-5-sonnet-latest.json</text:p>
          </table:table-cell>
          <table:table-cell office:value-type="string" calcext:value-type="string">
            <text:p>0037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38_claude-3-5-sonnet-latest.json</text:p>
          </table:table-cell>
          <table:table-cell office:value-type="string" calcext:value-type="string">
            <text:p>0038</text:p>
          </table:table-cell>
          <table:table-cell office:value-type="string" calcext:value-type="string">
            <text:p>Juana Borrero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39_claude-3-5-sonnet-latest.json</text:p>
          </table:table-cell>
          <table:table-cell office:value-type="string" calcext:value-type="string">
            <text:p>0039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40_claude-3-5-sonnet-latest.json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41_claude-3-5-sonnet-latest.json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José María Rivas Groot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42_claude-3-5-sonnet-latest.json</text:p>
          </table:table-cell>
          <table:table-cell office:value-type="string" calcext:value-type="string">
            <text:p>0042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43_claude-3-5-sonnet-latest.json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44_claude-3-5-sonnet-latest.json</text:p>
          </table:table-cell>
          <table:table-cell office:value-type="string" calcext:value-type="string">
            <text:p>0044</text:p>
          </table:table-cell>
          <table:table-cell table:number-columns-repeated="2" office:value-type="string" calcext:value-type="string">
            <text:p>Manuel José Othó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45_claude-3-5-sonnet-latest.json</text:p>
          </table:table-cell>
          <table:table-cell office:value-type="string" calcext:value-type="string">
            <text:p>0045</text:p>
          </table:table-cell>
          <table:table-cell office:value-type="string" calcext:value-type="string">
            <text:p>Ricardo Gil y Zárate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46_claude-3-5-sonnet-latest.json</text:p>
          </table:table-cell>
          <table:table-cell office:value-type="string" calcext:value-type="string">
            <text:p>0046</text:p>
          </table:table-cell>
          <table:table-cell office:value-type="string" calcext:value-type="string">
            <text:p>Antonio Fernández Gril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47_claude-3-5-sonnet-latest.json</text:p>
          </table:table-cell>
          <table:table-cell office:value-type="string" calcext:value-type="string">
            <text:p>0047</text:p>
          </table:table-cell>
          <table:table-cell office:value-type="string" calcext:value-type="string">
            <text:p>Juan de Dios Peza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48_claude-3-5-sonnet-latest.json</text:p>
          </table:table-cell>
          <table:table-cell office:value-type="string" calcext:value-type="string">
            <text:p>0048</text:p>
          </table:table-cell>
          <table:table-cell office:value-type="string" calcext:value-type="string">
            <text:p>José María Heredia y Heredia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49_claude-3-5-sonnet-latest.json</text:p>
          </table:table-cell>
          <table:table-cell office:value-type="string" calcext:value-type="string">
            <text:p>0049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50_claude-3-5-sonnet-latest.json</text:p>
          </table:table-cell>
          <table:table-cell office:value-type="string" calcext:value-type="string">
            <text:p>0050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51_claude-3-5-sonnet-latest.json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Miguel Agustín Príncip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52_claude-3-5-sonnet-latest.json</text:p>
          </table:table-cell>
          <table:table-cell office:value-type="string" calcext:value-type="string">
            <text:p>0052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53_claude-3-5-sonnet-latest.json</text:p>
          </table:table-cell>
          <table:table-cell office:value-type="string" calcext:value-type="string">
            <text:p>0053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54_claude-3-5-sonnet-latest.json</text:p>
          </table:table-cell>
          <table:table-cell office:value-type="string" calcext:value-type="string">
            <text:p>0054</text:p>
          </table:table-cell>
          <table:table-cell office:value-type="string" calcext:value-type="string">
            <text:p>Antonio Ros de Ol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55_claude-3-5-sonnet-latest.json</text:p>
          </table:table-cell>
          <table:table-cell office:value-type="string" calcext:value-type="string">
            <text:p>0055</text:p>
          </table:table-cell>
          <table:table-cell office:value-type="string" calcext:value-type="string">
            <text:p>Manuel Bretón de los Herrero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56_claude-3-5-sonnet-latest.json</text:p>
          </table:table-cell>
          <table:table-cell office:value-type="string" calcext:value-type="string">
            <text:p>0056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57_claude-3-5-sonnet-latest.json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José González de Teja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58_claude-3-5-sonnet-latest.json</text:p>
          </table:table-cell>
          <table:table-cell office:value-type="string" calcext:value-type="string">
            <text:p>0058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59_claude-3-5-sonnet-latest.json</text:p>
          </table:table-cell>
          <table:table-cell office:value-type="string" calcext:value-type="string">
            <text:p>0059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60_claude-3-5-sonnet-latest.json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Rosario de Acuñ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61_claude-3-5-sonnet-latest.json</text:p>
          </table:table-cell>
          <table:table-cell office:value-type="string" calcext:value-type="string">
            <text:p>0061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62_claude-3-5-sonnet-latest.json</text:p>
          </table:table-cell>
          <table:table-cell office:value-type="string" calcext:value-type="string">
            <text:p>0062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63_claude-3-5-sonnet-latest.json</text:p>
          </table:table-cell>
          <table:table-cell office:value-type="string" calcext:value-type="string">
            <text:p>0063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64_claude-3-5-sonnet-latest.json</text:p>
          </table:table-cell>
          <table:table-cell office:value-type="string" calcext:value-type="string">
            <text:p>0064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65_claude-3-5-sonnet-latest.json</text:p>
          </table:table-cell>
          <table:table-cell office:value-type="string" calcext:value-type="string">
            <text:p>0065</text:p>
          </table:table-cell>
          <table:table-cell office:value-type="string" calcext:value-type="string">
            <text:p>Juan Nicasio Galleg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66_claude-3-5-sonnet-latest.json</text:p>
          </table:table-cell>
          <table:table-cell office:value-type="string" calcext:value-type="string">
            <text:p>0066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67_claude-3-5-sonnet-latest.json</text:p>
          </table:table-cell>
          <table:table-cell office:value-type="string" calcext:value-type="string">
            <text:p>0067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68_claude-3-5-sonnet-latest.json</text:p>
          </table:table-cell>
          <table:table-cell office:value-type="string" calcext:value-type="string">
            <text:p>0068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69_claude-3-5-sonnet-latest.json</text:p>
          </table:table-cell>
          <table:table-cell office:value-type="string" calcext:value-type="string">
            <text:p>0069</text:p>
          </table:table-cell>
          <table:table-cell office:value-type="string" calcext:value-type="string">
            <text:p>Félix Lope de Vega y Carpi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70_claude-3-5-sonnet-latest.json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Francisco de Quevedo y Villegas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71_claude-3-5-sonnet-latest.json</text:p>
          </table:table-cell>
          <table:table-cell office:value-type="string" calcext:value-type="string">
            <text:p>0071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72_claude-3-5-sonnet-latest.json</text:p>
          </table:table-cell>
          <table:table-cell office:value-type="string" calcext:value-type="string">
            <text:p>0072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73_claude-3-5-sonnet-latest.json</text:p>
          </table:table-cell>
          <table:table-cell office:value-type="string" calcext:value-type="string">
            <text:p>0073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74_claude-3-5-sonnet-latest.json</text:p>
          </table:table-cell>
          <table:table-cell office:value-type="string" calcext:value-type="string">
            <text:p>0074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75_claude-3-5-sonnet-latest.json</text:p>
          </table:table-cell>
          <table:table-cell office:value-type="string" calcext:value-type="string">
            <text:p>0075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76_claude-3-5-sonnet-latest.json</text:p>
          </table:table-cell>
          <table:table-cell office:value-type="string" calcext:value-type="string">
            <text:p>0076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77_claude-3-5-sonnet-latest.json</text:p>
          </table:table-cell>
          <table:table-cell office:value-type="string" calcext:value-type="string">
            <text:p>0077</text:p>
          </table:table-cell>
          <table:table-cell office:value-type="string" calcext:value-type="string">
            <text:p>Alfonsina Storni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78_claude-3-5-sonnet-latest.json</text:p>
          </table:table-cell>
          <table:table-cell office:value-type="string" calcext:value-type="string">
            <text:p>0078</text:p>
          </table:table-cell>
          <table:table-cell office:value-type="string" calcext:value-type="string">
            <text:p>Fernando Maramag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79_claude-3-5-sonnet-latest.json</text:p>
          </table:table-cell>
          <table:table-cell office:value-type="string" calcext:value-type="string">
            <text:p>0079</text:p>
          </table:table-cell>
          <table:table-cell office:value-type="string" calcext:value-type="string">
            <text:p>Juan del Valle y Caviedes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80_claude-3-5-sonnet-latest.json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Juan del Valle y Caviedes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81_claude-3-5-sonnet-latest.json</text:p>
          </table:table-cell>
          <table:table-cell office:value-type="string" calcext:value-type="string">
            <text:p>0081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82_claude-3-5-sonnet-latest.json</text:p>
          </table:table-cell>
          <table:table-cell office:value-type="string" calcext:value-type="string">
            <text:p>0082</text:p>
          </table:table-cell>
          <table:table-cell office:value-type="string" calcext:value-type="string">
            <text:p>Felipe Pardo y Aliaga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83_claude-3-5-sonnet-latest.json</text:p>
          </table:table-cell>
          <table:table-cell office:value-type="string" calcext:value-type="string">
            <text:p>0083</text:p>
          </table:table-cell>
          <table:table-cell office:value-type="string" calcext:value-type="string">
            <text:p>Manuel del Palacio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84_claude-3-5-sonnet-latest.json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José Gautier Benítez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85_claude-3-5-sonnet-latest.json</text:p>
          </table:table-cell>
          <table:table-cell office:value-type="string" calcext:value-type="string">
            <text:p>0085</text:p>
          </table:table-cell>
          <table:table-cell office:value-type="string" calcext:value-type="string">
            <text:p>Íñigo López de Mendoza, Marqués de Santillana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86_claude-3-5-sonnet-latest.json</text:p>
          </table:table-cell>
          <table:table-cell office:value-type="string" calcext:value-type="string">
            <text:p>0086</text:p>
          </table:table-cell>
          <table:table-cell office:value-type="string" calcext:value-type="string">
            <text:p>Juan Boscán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87_claude-3-5-sonnet-latest.json</text:p>
          </table:table-cell>
          <table:table-cell office:value-type="string" calcext:value-type="string">
            <text:p>0087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88_claude-3-5-sonnet-latest.json</text:p>
          </table:table-cell>
          <table:table-cell office:value-type="string" calcext:value-type="string">
            <text:p>0088</text:p>
          </table:table-cell>
          <table:table-cell office:value-type="string" calcext:value-type="string">
            <text:p>Alberto Lista y Aragón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89_claude-3-5-sonnet-latest.json</text:p>
          </table:table-cell>
          <table:table-cell office:value-type="string" calcext:value-type="string">
            <text:p>0089</text:p>
          </table:table-cell>
          <table:table-cell office:value-type="string" calcext:value-type="string">
            <text:p>Diego Hurtado de Mendoza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90_claude-3-5-sonnet-latest.json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91_claude-3-5-sonnet-latest.json</text:p>
          </table:table-cell>
          <table:table-cell office:value-type="string" calcext:value-type="string">
            <text:p>0091</text:p>
          </table:table-cell>
          <table:table-cell office:value-type="string" calcext:value-type="string">
            <text:p>Francisco de Medrano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92_claude-3-5-sonnet-latest.json</text:p>
          </table:table-cell>
          <table:table-cell office:value-type="string" calcext:value-type="string">
            <text:p>0092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93_claude-3-5-sonnet-latest.json</text:p>
          </table:table-cell>
          <table:table-cell office:value-type="string" calcext:value-type="string">
            <text:p>0093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94_claude-3-5-sonnet-latest.json</text:p>
          </table:table-cell>
          <table:table-cell office:value-type="string" calcext:value-type="string">
            <text:p>0094</text:p>
          </table:table-cell>
          <table:table-cell office:value-type="string" calcext:value-type="string">
            <text:p>Manuel del Palacio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95_claude-3-5-sonnet-latest.json</text:p>
          </table:table-cell>
          <table:table-cell office:value-type="string" calcext:value-type="string">
            <text:p>0095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96_claude-3-5-sonnet-latest.json</text:p>
          </table:table-cell>
          <table:table-cell office:value-type="string" calcext:value-type="string">
            <text:p>0096</text:p>
          </table:table-cell>
          <table:table-cell office:value-type="string" calcext:value-type="string">
            <text:p>Miguel Antonio Caro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97_claude-3-5-sonnet-latest.json</text:p>
          </table:table-cell>
          <table:table-cell office:value-type="string" calcext:value-type="string">
            <text:p>0097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98_claude-3-5-sonnet-latest.json</text:p>
          </table:table-cell>
          <table:table-cell office:value-type="string" calcext:value-type="string">
            <text:p>0098</text:p>
          </table:table-cell>
          <table:table-cell office:value-type="string" calcext:value-type="string">
            <text:p>Juan de Dios Peza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99_claude-3-5-sonnet-latest.json</text:p>
          </table:table-cell>
          <table:table-cell office:value-type="string" calcext:value-type="string">
            <text:p>0099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100_claude-3-5-sonnet-latest.json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Salvador Díaz Mirón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01_deepseek-chat.json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José Juan Tablada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02_deepseek-chat.json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03_deepseek-chat.json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Blas de Ote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04_deepseek-chat.json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05_deepseek-chat.json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06_deepseek-chat.json</text:p>
          </table:table-cell>
          <table:table-cell office:value-type="string" calcext:value-type="string">
            <text:p>0006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07_deepseek-chat.json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08_deepseek-chat.json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Miguel Sánchez-Ostiz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09_deepseek-chat.json</text:p>
          </table:table-cell>
          <table:table-cell office:value-type="string" calcext:value-type="string">
            <text:p>0009</text:p>
          </table:table-cell>
          <table:table-cell office:value-type="string" calcext:value-type="string">
            <text:p>Ramón María del Valle-Inclán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10_deepseek-chat.json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11_deepseek-chat.json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12_deepseek-chat.json</text:p>
          </table:table-cell>
          <table:table-cell office:value-type="string" calcext:value-type="string">
            <text:p>0012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13_deepseek-chat.json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14_deepseek-chat.json</text:p>
          </table:table-cell>
          <table:table-cell office:value-type="string" calcext:value-type="string">
            <text:p>0014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15_deepseek-chat.json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16_deepseek-chat.json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17_deepseek-chat.json</text:p>
          </table:table-cell>
          <table:table-cell office:value-type="string" calcext:value-type="string">
            <text:p>0017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18_deepseek-chat.json</text:p>
          </table:table-cell>
          <table:table-cell office:value-type="string" calcext:value-type="string">
            <text:p>0018</text:p>
          </table:table-cell>
          <table:table-cell office:value-type="string" calcext:value-type="string">
            <text:p>José Cadalso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19_deepseek-chat.json</text:p>
          </table:table-cell>
          <table:table-cell office:value-type="string" calcext:value-type="string">
            <text:p>0019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20_deepseek-chat.json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21_deepseek-chat.json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Mariano José de Lar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22_deepseek-chat.json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23_deepseek-chat.json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24_deepseek-chat.json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25_deepseek-chat.json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26_deepseek-chat.json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27_deepseek-chat.json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28_deepseek-chat.json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29_deepseek-chat.json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30_deepseek-chat.json</text:p>
          </table:table-cell>
          <table:table-cell office:value-type="string" calcext:value-type="string">
            <text:p>0030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31_deepseek-chat.json</text:p>
          </table:table-cell>
          <table:table-cell office:value-type="string" calcext:value-type="string">
            <text:p>0031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32_deepseek-chat.json</text:p>
          </table:table-cell>
          <table:table-cell office:value-type="string" calcext:value-type="string">
            <text:p>0032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33_deepseek-chat.json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34_deepseek-chat.json</text:p>
          </table:table-cell>
          <table:table-cell office:value-type="string" calcext:value-type="string">
            <text:p>0034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35_deepseek-chat.json</text:p>
          </table:table-cell>
          <table:table-cell office:value-type="string" calcext:value-type="string">
            <text:p>0035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36_deepseek-chat.json</text:p>
          </table:table-cell>
          <table:table-cell office:value-type="string" calcext:value-type="string">
            <text:p>0036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37_deepseek-chat.json</text:p>
          </table:table-cell>
          <table:table-cell office:value-type="string" calcext:value-type="string">
            <text:p>0037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38_deepseek-chat.json</text:p>
          </table:table-cell>
          <table:table-cell office:value-type="string" calcext:value-type="string">
            <text:p>0038</text:p>
          </table:table-cell>
          <table:table-cell office:value-type="string" calcext:value-type="string">
            <text:p>Julio Flórez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39_deepseek-chat.json</text:p>
          </table:table-cell>
          <table:table-cell office:value-type="string" calcext:value-type="string">
            <text:p>0039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40_deepseek-chat.json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41_deepseek-chat.json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42_deepseek-chat.json</text:p>
          </table:table-cell>
          <table:table-cell office:value-type="string" calcext:value-type="string">
            <text:p>0042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43_deepseek-chat.json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44_deepseek-chat.json</text:p>
          </table:table-cell>
          <table:table-cell office:value-type="string" calcext:value-type="string">
            <text:p>0044</text:p>
          </table:table-cell>
          <table:table-cell office:value-type="string" calcext:value-type="string">
            <text:p>Juana de Ibarbourou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45_deepseek-chat.json</text:p>
          </table:table-cell>
          <table:table-cell office:value-type="string" calcext:value-type="string">
            <text:p>0045</text:p>
          </table:table-cell>
          <table:table-cell office:value-type="string" calcext:value-type="string">
            <text:p>Manuel del Palaci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46_deepseek-chat.json</text:p>
          </table:table-cell>
          <table:table-cell office:value-type="string" calcext:value-type="string">
            <text:p>0046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47_deepseek-chat.json</text:p>
          </table:table-cell>
          <table:table-cell office:value-type="string" calcext:value-type="string">
            <text:p>0047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48_deepseek-chat.json</text:p>
          </table:table-cell>
          <table:table-cell office:value-type="string" calcext:value-type="string">
            <text:p>0048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49_deepseek-chat.json</text:p>
          </table:table-cell>
          <table:table-cell office:value-type="string" calcext:value-type="string">
            <text:p>0049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50_deepseek-chat.json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Ramón María del Valle-Inclán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51_deepseek-chat.json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52_deepseek-chat.json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53_deepseek-chat.json</text:p>
          </table:table-cell>
          <table:table-cell office:value-type="string" calcext:value-type="string">
            <text:p>0053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54_deepseek-chat.json</text:p>
          </table:table-cell>
          <table:table-cell office:value-type="string" calcext:value-type="string">
            <text:p>0054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55_deepseek-chat.json</text:p>
          </table:table-cell>
          <table:table-cell office:value-type="string" calcext:value-type="string">
            <text:p>0055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56_deepseek-chat.json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57_deepseek-chat.json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58_deepseek-chat.json</text:p>
          </table:table-cell>
          <table:table-cell office:value-type="string" calcext:value-type="string">
            <text:p>0058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59_deepseek-chat.json</text:p>
          </table:table-cell>
          <table:table-cell office:value-type="string" calcext:value-type="string">
            <text:p>0059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60_deepseek-chat.json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Concha Ménde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61_deepseek-chat.json</text:p>
          </table:table-cell>
          <table:table-cell office:value-type="string" calcext:value-type="string">
            <text:p>0061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62_deepseek-chat.json</text:p>
          </table:table-cell>
          <table:table-cell office:value-type="string" calcext:value-type="string">
            <text:p>0062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63_deepseek-chat.json</text:p>
          </table:table-cell>
          <table:table-cell office:value-type="string" calcext:value-type="string">
            <text:p>0063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64_deepseek-chat.json</text:p>
          </table:table-cell>
          <table:table-cell office:value-type="string" calcext:value-type="string">
            <text:p>0064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65_deepseek-chat.json</text:p>
          </table:table-cell>
          <table:table-cell office:value-type="string" calcext:value-type="string">
            <text:p>0065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66_deepseek-chat.json</text:p>
          </table:table-cell>
          <table:table-cell office:value-type="string" calcext:value-type="string">
            <text:p>0066</text:p>
          </table:table-cell>
          <table:table-cell office:value-type="string" calcext:value-type="string">
            <text:p>Leda Rodrígue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67_deepseek-chat.json</text:p>
          </table:table-cell>
          <table:table-cell office:value-type="string" calcext:value-type="string">
            <text:p>0067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68_deepseek-chat.json</text:p>
          </table:table-cell>
          <table:table-cell office:value-type="string" calcext:value-type="string">
            <text:p>0068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69_deepseek-chat.json</text:p>
          </table:table-cell>
          <table:table-cell office:value-type="string" calcext:value-type="string">
            <text:p>0069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70_deepseek-chat.json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71_deepseek-chat.json</text:p>
          </table:table-cell>
          <table:table-cell office:value-type="string" calcext:value-type="string">
            <text:p>0071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72_deepseek-chat.json</text:p>
          </table:table-cell>
          <table:table-cell office:value-type="string" calcext:value-type="string">
            <text:p>0072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73_deepseek-chat.json</text:p>
          </table:table-cell>
          <table:table-cell office:value-type="string" calcext:value-type="string">
            <text:p>0073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74_deepseek-chat.json</text:p>
          </table:table-cell>
          <table:table-cell office:value-type="string" calcext:value-type="string">
            <text:p>0074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75_deepseek-chat.json</text:p>
          </table:table-cell>
          <table:table-cell office:value-type="string" calcext:value-type="string">
            <text:p>0075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76_deepseek-chat.json</text:p>
          </table:table-cell>
          <table:table-cell office:value-type="string" calcext:value-type="string">
            <text:p>0076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77_deepseek-chat.json</text:p>
          </table:table-cell>
          <table:table-cell office:value-type="string" calcext:value-type="string">
            <text:p>0077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78_deepseek-chat.json</text:p>
          </table:table-cell>
          <table:table-cell office:value-type="string" calcext:value-type="string">
            <text:p>0078</text:p>
          </table:table-cell>
          <table:table-cell office:value-type="string" calcext:value-type="string">
            <text:p>José Rizal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79_deepseek-chat.json</text:p>
          </table:table-cell>
          <table:table-cell office:value-type="string" calcext:value-type="string">
            <text:p>0079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80_deepseek-chat.json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Javier Águila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81_deepseek-chat.json</text:p>
          </table:table-cell>
          <table:table-cell office:value-type="string" calcext:value-type="string">
            <text:p>0081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82_deepseek-chat.json</text:p>
          </table:table-cell>
          <table:table-cell office:value-type="string" calcext:value-type="string">
            <text:p>0082</text:p>
          </table:table-cell>
          <table:table-cell office:value-type="string" calcext:value-type="string">
            <text:p>José Joaquín de Olmed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83_deepseek-chat.json</text:p>
          </table:table-cell>
          <table:table-cell office:value-type="string" calcext:value-type="string">
            <text:p>0083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84_deepseek-chat.json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85_deepseek-chat.json</text:p>
          </table:table-cell>
          <table:table-cell office:value-type="string" calcext:value-type="string">
            <text:p>0085</text:p>
          </table:table-cell>
          <table:table-cell office:value-type="string" calcext:value-type="string">
            <text:p>Juan de Mena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86_deepseek-chat.json</text:p>
          </table:table-cell>
          <table:table-cell office:value-type="string" calcext:value-type="string">
            <text:p>0086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87_deepseek-chat.json</text:p>
          </table:table-cell>
          <table:table-cell office:value-type="string" calcext:value-type="string">
            <text:p>0087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88_deepseek-chat.json</text:p>
          </table:table-cell>
          <table:table-cell office:value-type="string" calcext:value-type="string">
            <text:p>0088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89_deepseek-chat.json</text:p>
          </table:table-cell>
          <table:table-cell office:value-type="string" calcext:value-type="string">
            <text:p>0089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90_deepseek-chat.json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91_deepseek-chat.json</text:p>
          </table:table-cell>
          <table:table-cell office:value-type="string" calcext:value-type="string">
            <text:p>0091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92_deepseek-chat.json</text:p>
          </table:table-cell>
          <table:table-cell office:value-type="string" calcext:value-type="string">
            <text:p>0092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93_deepseek-chat.json</text:p>
          </table:table-cell>
          <table:table-cell office:value-type="string" calcext:value-type="string">
            <text:p>0093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94_deepseek-chat.json</text:p>
          </table:table-cell>
          <table:table-cell office:value-type="string" calcext:value-type="string">
            <text:p>0094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95_deepseek-chat.json</text:p>
          </table:table-cell>
          <table:table-cell office:value-type="string" calcext:value-type="string">
            <text:p>0095</text:p>
          </table:table-cell>
          <table:table-cell office:value-type="string" calcext:value-type="string">
            <text:p>Alfonsina Storni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96_deepseek-chat.json</text:p>
          </table:table-cell>
          <table:table-cell office:value-type="string" calcext:value-type="string">
            <text:p>0096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97_deepseek-chat.json</text:p>
          </table:table-cell>
          <table:table-cell office:value-type="string" calcext:value-type="string">
            <text:p>0097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98_deepseek-chat.json</text:p>
          </table:table-cell>
          <table:table-cell office:value-type="string" calcext:value-type="string">
            <text:p>0098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99_deepseek-chat.json</text:p>
          </table:table-cell>
          <table:table-cell office:value-type="string" calcext:value-type="string">
            <text:p>0099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100_deepseek-chat.json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01_gpt-4o-mini.json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02_gpt-4o-mini.json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03_gpt-4o-mini.json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Blas de Ote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04_gpt-4o-mini.json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05_gpt-4o-mini.json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Gabriel Celaya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06_gpt-4o-mini.json</text:p>
          </table:table-cell>
          <table:table-cell office:value-type="string" calcext:value-type="string">
            <text:p>0006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office:value-type="string" calcext:value-type="string">
            <text:p>no, and gives no answ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07_gpt-4o-mini.json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08_gpt-4o-mini.json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Luis Alberto de Cuenca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09_gpt-4o-mini.json</text:p>
          </table:table-cell>
          <table:table-cell office:value-type="string" calcext:value-type="string">
            <text:p>0009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10_gpt-4o-mini.json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11_gpt-4o-mini.json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12_gpt-4o-mini.json</text:p>
          </table:table-cell>
          <table:table-cell office:value-type="string" calcext:value-type="string">
            <text:p>0012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13_gpt-4o-mini.json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14_gpt-4o-mini.json</text:p>
          </table:table-cell>
          <table:table-cell office:value-type="string" calcext:value-type="string">
            <text:p>0014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15_gpt-4o-mini.json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16_gpt-4o-mini.json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17_gpt-4o-mini.json</text:p>
          </table:table-cell>
          <table:table-cell office:value-type="string" calcext:value-type="string">
            <text:p>0017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18_gpt-4o-mini.json</text:p>
          </table:table-cell>
          <table:table-cell office:value-type="string" calcext:value-type="string">
            <text:p>0018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19_gpt-4o-mini.json</text:p>
          </table:table-cell>
          <table:table-cell office:value-type="string" calcext:value-type="string">
            <text:p>0019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20_gpt-4o-mini.json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21_gpt-4o-mini.json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Joaquín María Machín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22_gpt-4o-mini.json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23_gpt-4o-mini.json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24_gpt-4o-mini.json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25_gpt-4o-mini.json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26_gpt-4o-mini.json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27_gpt-4o-mini.json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28_gpt-4o-mini.json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29_gpt-4o-mini.json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30_gpt-4o-mini.json</text:p>
          </table:table-cell>
          <table:table-cell office:value-type="string" calcext:value-type="string">
            <text:p>0030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31_gpt-4o-mini.json</text:p>
          </table:table-cell>
          <table:table-cell office:value-type="string" calcext:value-type="string">
            <text:p>0031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32_gpt-4o-mini.json</text:p>
          </table:table-cell>
          <table:table-cell office:value-type="string" calcext:value-type="string">
            <text:p>0032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33_gpt-4o-mini.json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34_gpt-4o-mini.json</text:p>
          </table:table-cell>
          <table:table-cell office:value-type="string" calcext:value-type="string">
            <text:p>0034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35_gpt-4o-mini.json</text:p>
          </table:table-cell>
          <table:table-cell office:value-type="string" calcext:value-type="string">
            <text:p>0035</text:p>
          </table:table-cell>
          <table:table-cell office:value-type="string" calcext:value-type="string">
            <text:p>Ángeles Alvariño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36_gpt-4o-mini.json</text:p>
          </table:table-cell>
          <table:table-cell office:value-type="string" calcext:value-type="string">
            <text:p>0036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37_gpt-4o-mini.json</text:p>
          </table:table-cell>
          <table:table-cell office:value-type="string" calcext:value-type="string">
            <text:p>0037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38_gpt-4o-mini.json</text:p>
          </table:table-cell>
          <table:table-cell office:value-type="string" calcext:value-type="string">
            <text:p>0038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39_gpt-4o-mini.json</text:p>
          </table:table-cell>
          <table:table-cell office:value-type="string" calcext:value-type="string">
            <text:p>0039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40_gpt-4o-mini.json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41_gpt-4o-mini.json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42_gpt-4o-mini.json</text:p>
          </table:table-cell>
          <table:table-cell office:value-type="string" calcext:value-type="string">
            <text:p>0042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43_gpt-4o-mini.json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44_gpt-4o-mini.json</text:p>
          </table:table-cell>
          <table:table-cell office:value-type="string" calcext:value-type="string">
            <text:p>0044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45_gpt-4o-mini.json</text:p>
          </table:table-cell>
          <table:table-cell office:value-type="string" calcext:value-type="string">
            <text:p>0045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46_gpt-4o-mini.json</text:p>
          </table:table-cell>
          <table:table-cell office:value-type="string" calcext:value-type="string">
            <text:p>0046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47_gpt-4o-mini.json</text:p>
          </table:table-cell>
          <table:table-cell office:value-type="string" calcext:value-type="string">
            <text:p>0047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48_gpt-4o-mini.json</text:p>
          </table:table-cell>
          <table:table-cell office:value-type="string" calcext:value-type="string">
            <text:p>0048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49_gpt-4o-mini.json</text:p>
          </table:table-cell>
          <table:table-cell office:value-type="string" calcext:value-type="string">
            <text:p>0049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50_gpt-4o-mini.json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51_gpt-4o-mini.json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52_gpt-4o-mini.json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Joaquín Vargas y Machuc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53_gpt-4o-mini.json</text:p>
          </table:table-cell>
          <table:table-cell office:value-type="string" calcext:value-type="string">
            <text:p>0053</text:p>
          </table:table-cell>
          <table:table-cell office:value-type="string" calcext:value-type="string">
            <text:p>Pablo Neru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54_gpt-4o-mini.json</text:p>
          </table:table-cell>
          <table:table-cell office:value-type="string" calcext:value-type="string">
            <text:p>0054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55_gpt-4o-mini.json</text:p>
          </table:table-cell>
          <table:table-cell office:value-type="string" calcext:value-type="string">
            <text:p>0055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56_gpt-4o-mini.json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57_gpt-4o-mini.json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58_gpt-4o-mini.json</text:p>
          </table:table-cell>
          <table:table-cell office:value-type="string" calcext:value-type="string">
            <text:p>0058</text:p>
          </table:table-cell>
          <table:table-cell office:value-type="string" calcext:value-type="string">
            <text:p>Joaquín Antonio Peñalos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59_gpt-4o-mini.json</text:p>
          </table:table-cell>
          <table:table-cell office:value-type="string" calcext:value-type="string">
            <text:p>0059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60_gpt-4o-mini.json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61_gpt-4o-mini.json</text:p>
          </table:table-cell>
          <table:table-cell office:value-type="string" calcext:value-type="string">
            <text:p>0061</text:p>
          </table:table-cell>
          <table:table-cell office:value-type="string" calcext:value-type="string">
            <text:p>José Ángel Bues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62_gpt-4o-mini.json</text:p>
          </table:table-cell>
          <table:table-cell office:value-type="string" calcext:value-type="string">
            <text:p>0062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63_gpt-4o-mini.json</text:p>
          </table:table-cell>
          <table:table-cell office:value-type="string" calcext:value-type="string">
            <text:p>0063</text:p>
          </table:table-cell>
          <table:table-cell office:value-type="string" calcext:value-type="string">
            <text:p>José de Echegaray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64_gpt-4o-mini.json</text:p>
          </table:table-cell>
          <table:table-cell office:value-type="string" calcext:value-type="string">
            <text:p>0064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65_gpt-4o-mini.json</text:p>
          </table:table-cell>
          <table:table-cell office:value-type="string" calcext:value-type="string">
            <text:p>0065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66_gpt-4o-mini.json</text:p>
          </table:table-cell>
          <table:table-cell office:value-type="string" calcext:value-type="string">
            <text:p>0066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67_gpt-4o-mini.json</text:p>
          </table:table-cell>
          <table:table-cell office:value-type="string" calcext:value-type="string">
            <text:p>0067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68_gpt-4o-mini.json</text:p>
          </table:table-cell>
          <table:table-cell office:value-type="string" calcext:value-type="string">
            <text:p>0068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69_gpt-4o-mini.json</text:p>
          </table:table-cell>
          <table:table-cell office:value-type="string" calcext:value-type="string">
            <text:p>0069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70_gpt-4o-mini.json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71_gpt-4o-mini.json</text:p>
          </table:table-cell>
          <table:table-cell office:value-type="string" calcext:value-type="string">
            <text:p>0071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72_gpt-4o-mini.json</text:p>
          </table:table-cell>
          <table:table-cell office:value-type="string" calcext:value-type="string">
            <text:p>0072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73_gpt-4o-mini.json</text:p>
          </table:table-cell>
          <table:table-cell office:value-type="string" calcext:value-type="string">
            <text:p>0073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74_gpt-4o-mini.json</text:p>
          </table:table-cell>
          <table:table-cell office:value-type="string" calcext:value-type="string">
            <text:p>0074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75_gpt-4o-mini.json</text:p>
          </table:table-cell>
          <table:table-cell office:value-type="string" calcext:value-type="string">
            <text:p>0075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76_gpt-4o-mini.json</text:p>
          </table:table-cell>
          <table:table-cell office:value-type="string" calcext:value-type="string">
            <text:p>0076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77_gpt-4o-mini.json</text:p>
          </table:table-cell>
          <table:table-cell office:value-type="string" calcext:value-type="string">
            <text:p>0077</text:p>
          </table:table-cell>
          <table:table-cell office:value-type="string" calcext:value-type="string">
            <text:p>Joaquín María Machado de Assis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78_gpt-4o-mini.json</text:p>
          </table:table-cell>
          <table:table-cell office:value-type="string" calcext:value-type="string">
            <text:p>0078</text:p>
          </table:table-cell>
          <table:table-cell office:value-type="string" calcext:value-type="string">
            <text:p>José Corazon de Jesus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79_gpt-4o-mini.json</text:p>
          </table:table-cell>
          <table:table-cell office:value-type="string" calcext:value-type="string">
            <text:p>0079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80_gpt-4o-mini.json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81_gpt-4o-mini.json</text:p>
          </table:table-cell>
          <table:table-cell office:value-type="string" calcext:value-type="string">
            <text:p>0081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82_gpt-4o-mini.json</text:p>
          </table:table-cell>
          <table:table-cell office:value-type="string" calcext:value-type="string">
            <text:p>0082</text:p>
          </table:table-cell>
          <table:table-cell office:value-type="string" calcext:value-type="string">
            <text:p>Joaquín de la Vega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83_gpt-4o-mini.json</text:p>
          </table:table-cell>
          <table:table-cell office:value-type="string" calcext:value-type="string">
            <text:p>0083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84_gpt-4o-mini.json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85_gpt-4o-mini.json</text:p>
          </table:table-cell>
          <table:table-cell office:value-type="string" calcext:value-type="string">
            <text:p>0085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86_gpt-4o-mini.json</text:p>
          </table:table-cell>
          <table:table-cell office:value-type="string" calcext:value-type="string">
            <text:p>0086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87_gpt-4o-mini.json</text:p>
          </table:table-cell>
          <table:table-cell office:value-type="string" calcext:value-type="string">
            <text:p>0087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88_gpt-4o-mini.json</text:p>
          </table:table-cell>
          <table:table-cell office:value-type="string" calcext:value-type="string">
            <text:p>0088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89_gpt-4o-mini.json</text:p>
          </table:table-cell>
          <table:table-cell office:value-type="string" calcext:value-type="string">
            <text:p>0089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90_gpt-4o-mini.json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91_gpt-4o-mini.json</text:p>
          </table:table-cell>
          <table:table-cell office:value-type="string" calcext:value-type="string">
            <text:p>0091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92_gpt-4o-mini.json</text:p>
          </table:table-cell>
          <table:table-cell office:value-type="string" calcext:value-type="string">
            <text:p>0092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93_gpt-4o-mini.json</text:p>
          </table:table-cell>
          <table:table-cell office:value-type="string" calcext:value-type="string">
            <text:p>0093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94_gpt-4o-mini.json</text:p>
          </table:table-cell>
          <table:table-cell office:value-type="string" calcext:value-type="string">
            <text:p>0094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95_gpt-4o-mini.json</text:p>
          </table:table-cell>
          <table:table-cell office:value-type="string" calcext:value-type="string">
            <text:p>0095</text:p>
          </table:table-cell>
          <table:table-cell office:value-type="string" calcext:value-type="string">
            <text:p>Claudia Lars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96_gpt-4o-mini.json</text:p>
          </table:table-cell>
          <table:table-cell office:value-type="string" calcext:value-type="string">
            <text:p>0096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97_gpt-4o-mini.json</text:p>
          </table:table-cell>
          <table:table-cell office:value-type="string" calcext:value-type="string">
            <text:p>0097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98_gpt-4o-mini.json</text:p>
          </table:table-cell>
          <table:table-cell office:value-type="string" calcext:value-type="string">
            <text:p>0098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99_gpt-4o-mini.json</text:p>
          </table:table-cell>
          <table:table-cell office:value-type="string" calcext:value-type="string">
            <text:p>0099</text:p>
          </table:table-cell>
          <table:table-cell office:value-type="string" calcext:value-type="string">
            <text:p>Joaquín García Monge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100_gpt-4o-mini.json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01_gemini-20-flash.json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02_gemini-20-flash.json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03_gemini-20-flash.json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Blas de Ote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04_gemini-20-flash.json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05_gemini-20-flash.json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06_gemini-20-flash.json</text:p>
          </table:table-cell>
          <table:table-cell office:value-type="string" calcext:value-type="string">
            <text:p>0006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07_gemini-20-flash.json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08_gemini-20-flash.json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José Javier Alfa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09_gemini-20-flash.json</text:p>
          </table:table-cell>
          <table:table-cell office:value-type="string" calcext:value-type="string">
            <text:p>0009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10_gemini-20-flash.json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11_gemini-20-flash.json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Álvaro Cunquei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12_gemini-20-flash.json</text:p>
          </table:table-cell>
          <table:table-cell office:value-type="string" calcext:value-type="string">
            <text:p>0012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13_gemini-20-flash.json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José María Álvarez de Sotomayor y Flores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14_gemini-20-flash.json</text:p>
          </table:table-cell>
          <table:table-cell office:value-type="string" calcext:value-type="string">
            <text:p>0014</text:p>
          </table:table-cell>
          <table:table-cell office:value-type="string" calcext:value-type="string">
            <text:p>Nicolás Fernández de Moratín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15_gemini-20-flash.json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Carlos Edmundo de Ory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16_gemini-20-flash.json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Manuel del Palacio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17_gemini-20-flash.json</text:p>
          </table:table-cell>
          <table:table-cell office:value-type="string" calcext:value-type="string">
            <text:p>0017</text:p>
          </table:table-cell>
          <table:table-cell office:value-type="string" calcext:value-type="string">
            <text:p>Juan Meléndez Valdés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18_gemini-20-flash.json</text:p>
          </table:table-cell>
          <table:table-cell office:value-type="string" calcext:value-type="string">
            <text:p>0018</text:p>
          </table:table-cell>
          <table:table-cell office:value-type="string" calcext:value-type="string">
            <text:p>Juan de Tassis y Peralta, Conde de Villamediana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19_gemini-20-flash.json</text:p>
          </table:table-cell>
          <table:table-cell office:value-type="string" calcext:value-type="string">
            <text:p>0019</text:p>
          </table:table-cell>
          <table:table-cell office:value-type="string" calcext:value-type="string">
            <text:p>Bartolomé José Gallardo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20_gemini-20-flash.json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Leandro Fernández de Moratín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21_gemini-20-flash.json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22_gemini-20-flash.json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Leopoldo Lugones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23_gemini-20-flash.json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Francisco de Asís Izquierdo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24_gemini-20-flash.json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25_gemini-20-flash.json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Ángel González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26_gemini-20-flash.json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27_gemini-20-flash.json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Fray Francisco Lobón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28_gemini-20-flash.json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José María de Heredia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29_gemini-20-flash.json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Carolina Coron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30_gemini-20-flash.json</text:p>
          </table:table-cell>
          <table:table-cell office:value-type="string" calcext:value-type="string">
            <text:p>0030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31_gemini-20-flash.json</text:p>
          </table:table-cell>
          <table:table-cell office:value-type="string" calcext:value-type="string">
            <text:p>0031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32_gemini-20-flash.json</text:p>
          </table:table-cell>
          <table:table-cell office:value-type="string" calcext:value-type="string">
            <text:p>0032</text:p>
          </table:table-cell>
          <table:table-cell office:value-type="string" calcext:value-type="string">
            <text:p>Ricardo Gil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33_gemini-20-flash.json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José de Cañizares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34_gemini-20-flash.json</text:p>
          </table:table-cell>
          <table:table-cell office:value-type="string" calcext:value-type="string">
            <text:p>0034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35_gemini-20-flash.json</text:p>
          </table:table-cell>
          <table:table-cell office:value-type="string" calcext:value-type="string">
            <text:p>0035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36_gemini-20-flash.json</text:p>
          </table:table-cell>
          <table:table-cell office:value-type="string" calcext:value-type="string">
            <text:p>0036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37_gemini-20-flash.json</text:p>
          </table:table-cell>
          <table:table-cell office:value-type="string" calcext:value-type="string">
            <text:p>0037</text:p>
          </table:table-cell>
          <table:table-cell office:value-type="string" calcext:value-type="string">
            <text:p>Manuel Reina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38_gemini-20-flash.json</text:p>
          </table:table-cell>
          <table:table-cell office:value-type="string" calcext:value-type="string">
            <text:p>0038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39_gemini-20-flash.json</text:p>
          </table:table-cell>
          <table:table-cell office:value-type="string" calcext:value-type="string">
            <text:p>0039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40_gemini-20-flash.json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Carolina Coronado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41_gemini-20-flash.json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Manuel Reina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42_gemini-20-flash.json</text:p>
          </table:table-cell>
          <table:table-cell office:value-type="string" calcext:value-type="string">
            <text:p>0042</text:p>
          </table:table-cell>
          <table:table-cell office:value-type="string" calcext:value-type="string">
            <text:p>Miguel Hernández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43_gemini-20-flash.json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44_gemini-20-flash.json</text:p>
          </table:table-cell>
          <table:table-cell office:value-type="string" calcext:value-type="string">
            <text:p>0044</text:p>
          </table:table-cell>
          <table:table-cell office:value-type="string" calcext:value-type="string">
            <text:p>Ricardo Güiraldes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45_gemini-20-flash.json</text:p>
          </table:table-cell>
          <table:table-cell office:value-type="string" calcext:value-type="string">
            <text:p>0045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46_gemini-20-flash.json</text:p>
          </table:table-cell>
          <table:table-cell office:value-type="string" calcext:value-type="string">
            <text:p>0046</text:p>
          </table:table-cell>
          <table:table-cell office:value-type="string" calcext:value-type="string">
            <text:p>José María Eguren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47_gemini-20-flash.json</text:p>
          </table:table-cell>
          <table:table-cell office:value-type="string" calcext:value-type="string">
            <text:p>0047</text:p>
          </table:table-cell>
          <table:table-cell office:value-type="string" calcext:value-type="string">
            <text:p>Ricardo Palma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48_gemini-20-flash.json</text:p>
          </table:table-cell>
          <table:table-cell office:value-type="string" calcext:value-type="string">
            <text:p>0048</text:p>
          </table:table-cell>
          <table:table-cell office:value-type="string" calcext:value-type="string">
            <text:p>Nicomedes Pastor Díaz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49_gemini-20-flash.json</text:p>
          </table:table-cell>
          <table:table-cell office:value-type="string" calcext:value-type="string">
            <text:p>0049</text:p>
          </table:table-cell>
          <table:table-cell office:value-type="string" calcext:value-type="string">
            <text:p>Julián del Casal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50_gemini-20-flash.json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Ramón del Valle-Inclán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51_gemini-20-flash.json</text:p>
          </table:table-cell>
          <table:table-cell office:value-type="string" calcext:value-type="string">
            <text:p>0051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office:value-type="string" calcext:value-type="string">
            <text:p>no and says has no info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52_gemini-20-flash.json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Manuel María Flore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53_gemini-20-flash.json</text:p>
          </table:table-cell>
          <table:table-cell office:value-type="string" calcext:value-type="string">
            <text:p>0053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54_gemini-20-flash.json</text:p>
          </table:table-cell>
          <table:table-cell office:value-type="string" calcext:value-type="string">
            <text:p>0054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office:value-type="string" calcext:value-type="string">
            <text:p>no and generation not great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55_gemini-20-flash.json</text:p>
          </table:table-cell>
          <table:table-cell office:value-type="string" calcext:value-type="string">
            <text:p>0055</text:p>
          </table:table-cell>
          <table:table-cell office:value-type="string" calcext:value-type="string">
            <text:p>Nicolás Fernández de Moratín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56_gemini-20-flash.json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57_gemini-20-flash.json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58_gemini-20-flash.json</text:p>
          </table:table-cell>
          <table:table-cell office:value-type="string" calcext:value-type="string">
            <text:p>0058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59_gemini-20-flash.json</text:p>
          </table:table-cell>
          <table:table-cell office:value-type="string" calcext:value-type="string">
            <text:p>0059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60_gemini-20-flash.json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Antonio Mach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61_gemini-20-flash.json</text:p>
          </table:table-cell>
          <table:table-cell office:value-type="string" calcext:value-type="string">
            <text:p>0061</text:p>
          </table:table-cell>
          <table:table-cell office:value-type="string" calcext:value-type="string">
            <text:p>Leopoldo María Pane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62_gemini-20-flash.json</text:p>
          </table:table-cell>
          <table:table-cell office:value-type="string" calcext:value-type="string">
            <text:p>0062</text:p>
          </table:table-cell>
          <table:table-cell office:value-type="string" calcext:value-type="string">
            <text:p>Leopoldo Pane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63_gemini-20-flash.json</text:p>
          </table:table-cell>
          <table:table-cell office:value-type="string" calcext:value-type="string">
            <text:p>0063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64_gemini-20-flash.json</text:p>
          </table:table-cell>
          <table:table-cell office:value-type="string" calcext:value-type="string">
            <text:p>0064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65_gemini-20-flash.json</text:p>
          </table:table-cell>
          <table:table-cell office:value-type="string" calcext:value-type="string">
            <text:p>0065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66_gemini-20-flash.json</text:p>
          </table:table-cell>
          <table:table-cell office:value-type="string" calcext:value-type="string">
            <text:p>0066</text:p>
          </table:table-cell>
          <table:table-cell office:value-type="string" calcext:value-type="string">
            <text:p>Luis Alberto de Cuenc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67_gemini-20-flash.json</text:p>
          </table:table-cell>
          <table:table-cell office:value-type="string" calcext:value-type="string">
            <text:p>0067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68_gemini-20-flash.json</text:p>
          </table:table-cell>
          <table:table-cell office:value-type="string" calcext:value-type="string">
            <text:p>0068</text:p>
          </table:table-cell>
          <table:table-cell office:value-type="string" calcext:value-type="string">
            <text:p>Leandro Fernández de Moratín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69_gemini-20-flash.json</text:p>
          </table:table-cell>
          <table:table-cell office:value-type="string" calcext:value-type="string">
            <text:p>0069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70_gemini-20-flash.json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71_gemini-20-flash.json</text:p>
          </table:table-cell>
          <table:table-cell office:value-type="string" calcext:value-type="string">
            <text:p>0071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72_gemini-20-flash.json</text:p>
          </table:table-cell>
          <table:table-cell office:value-type="string" calcext:value-type="string">
            <text:p>0072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73_gemini-20-flash.json</text:p>
          </table:table-cell>
          <table:table-cell office:value-type="string" calcext:value-type="string">
            <text:p>0073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74_gemini-20-flash.json</text:p>
          </table:table-cell>
          <table:table-cell office:value-type="string" calcext:value-type="string">
            <text:p>0074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75_gemini-20-flash.json</text:p>
          </table:table-cell>
          <table:table-cell office:value-type="string" calcext:value-type="string">
            <text:p>0075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76_gemini-20-flash.json</text:p>
          </table:table-cell>
          <table:table-cell office:value-type="string" calcext:value-type="string">
            <text:p>0076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77_gemini-20-flash.json</text:p>
          </table:table-cell>
          <table:table-cell office:value-type="string" calcext:value-type="string">
            <text:p>0077</text:p>
          </table:table-cell>
          <table:table-cell office:value-type="string" calcext:value-type="string">
            <text:p>Salvador Rueda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78_gemini-20-flash.json</text:p>
          </table:table-cell>
          <table:table-cell office:value-type="string" calcext:value-type="string">
            <text:p>0078</text:p>
          </table:table-cell>
          <table:table-cell office:value-type="string" calcext:value-type="string">
            <text:p>José Rizal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79_gemini-20-flash.json</text:p>
          </table:table-cell>
          <table:table-cell office:value-type="string" calcext:value-type="string">
            <text:p>0079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80_gemini-20-flash.json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81_gemini-20-flash.json</text:p>
          </table:table-cell>
          <table:table-cell office:value-type="string" calcext:value-type="string">
            <text:p>0081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82_gemini-20-flash.json</text:p>
          </table:table-cell>
          <table:table-cell office:value-type="string" calcext:value-type="string">
            <text:p>0082</text:p>
          </table:table-cell>
          <table:table-cell office:value-type="string" calcext:value-type="string">
            <text:p>José Joaquín de Olmed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83_gemini-20-flash.json</text:p>
          </table:table-cell>
          <table:table-cell office:value-type="string" calcext:value-type="string">
            <text:p>0083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84_gemini-20-flash.json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85_gemini-20-flash.json</text:p>
          </table:table-cell>
          <table:table-cell office:value-type="string" calcext:value-type="string">
            <text:p>0085</text:p>
          </table:table-cell>
          <table:table-cell office:value-type="string" calcext:value-type="string">
            <text:p>Íñigo López de Mendoza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86_gemini-20-flash.json</text:p>
          </table:table-cell>
          <table:table-cell office:value-type="string" calcext:value-type="string">
            <text:p>0086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87_gemini-20-flash.json</text:p>
          </table:table-cell>
          <table:table-cell office:value-type="string" calcext:value-type="string">
            <text:p>0087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88_gemini-20-flash.json</text:p>
          </table:table-cell>
          <table:table-cell office:value-type="string" calcext:value-type="string">
            <text:p>0088</text:p>
          </table:table-cell>
          <table:table-cell office:value-type="string" calcext:value-type="string">
            <text:p>Juan Meléndez Valdés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89_gemini-20-flash.json</text:p>
          </table:table-cell>
          <table:table-cell office:value-type="string" calcext:value-type="string">
            <text:p>0089</text:p>
          </table:table-cell>
          <table:table-cell office:value-type="string" calcext:value-type="string">
            <text:p>Francisco de Aldana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90_gemini-20-flash.json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91_gemini-20-flash.json</text:p>
          </table:table-cell>
          <table:table-cell office:value-type="string" calcext:value-type="string">
            <text:p>0091</text:p>
          </table:table-cell>
          <table:table-cell office:value-type="string" calcext:value-type="string">
            <text:p>Francisco de Aldana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92_gemini-20-flash.json</text:p>
          </table:table-cell>
          <table:table-cell office:value-type="string" calcext:value-type="string">
            <text:p>0092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93_gemini-20-flash.json</text:p>
          </table:table-cell>
          <table:table-cell office:value-type="string" calcext:value-type="string">
            <text:p>0093</text:p>
          </table:table-cell>
          <table:table-cell office:value-type="string" calcext:value-type="string">
            <text:p>Francisco de Aldan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94_gemini-20-flash.json</text:p>
          </table:table-cell>
          <table:table-cell office:value-type="string" calcext:value-type="string">
            <text:p>0094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95_gemini-20-flash.json</text:p>
          </table:table-cell>
          <table:table-cell office:value-type="string" calcext:value-type="string">
            <text:p>0095</text:p>
          </table:table-cell>
          <table:table-cell office:value-type="string" calcext:value-type="string">
            <text:p>Juana de Ibarbourou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96_gemini-20-flash.json</text:p>
          </table:table-cell>
          <table:table-cell office:value-type="string" calcext:value-type="string">
            <text:p>0096</text:p>
          </table:table-cell>
          <table:table-cell office:value-type="string" calcext:value-type="string">
            <text:p>José María Pemán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97_gemini-20-flash.json</text:p>
          </table:table-cell>
          <table:table-cell office:value-type="string" calcext:value-type="string">
            <text:p>0097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98_gemini-20-flash.json</text:p>
          </table:table-cell>
          <table:table-cell office:value-type="string" calcext:value-type="string">
            <text:p>0098</text:p>
          </table:table-cell>
          <table:table-cell office:value-type="string" calcext:value-type="string">
            <text:p>Manuel José Othón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99_gemini-20-flash.json</text:p>
          </table:table-cell>
          <table:table-cell office:value-type="string" calcext:value-type="string">
            <text:p>0099</text:p>
          </table:table-cell>
          <table:table-cell office:value-type="string" calcext:value-type="string">
            <text:p>Juan Meléndez Valdés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100_gemini-20-flash.json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01_gemini-15-pro.json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José Juan Tablada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02_gemini-15-pro.json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Anónimo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03_gemini-15-pro.json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José María Gabriel y Galán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04_gemini-15-pro.json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05_gemini-15-pro.json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Francisco Javier Vázquez Fernández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06_gemini-15-pro.json</text:p>
          </table:table-cell>
          <table:table-cell office:value-type="string" calcext:value-type="string">
            <text:p>0006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07_gemini-15-pro.json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08_gemini-15-pro.json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Luis García Monte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09_gemini-15-pro.json</text:p>
          </table:table-cell>
          <table:table-cell office:value-type="string" calcext:value-type="string">
            <text:p>0009</text:p>
          </table:table-cell>
          <table:table-cell office:value-type="string" calcext:value-type="string">
            <text:p>Ramón López Velarde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10_gemini-15-pro.json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11_gemini-15-pro.json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Felipe Benítez Reyes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12_gemini-15-pro.json</text:p>
          </table:table-cell>
          <table:table-cell office:value-type="string" calcext:value-type="string">
            <text:p>0012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13_gemini-15-pro.json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Francisco Villaespesa Martín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14_gemini-15-pro.json</text:p>
          </table:table-cell>
          <table:table-cell office:value-type="string" calcext:value-type="string">
            <text:p>0014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15_gemini-15-pro.json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16_gemini-15-pro.json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José Martí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17_gemini-15-pro.json</text:p>
          </table:table-cell>
          <table:table-cell office:value-type="string" calcext:value-type="string">
            <text:p>0017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18_gemini-15-pro.json</text:p>
          </table:table-cell>
          <table:table-cell office:value-type="string" calcext:value-type="string">
            <text:p>0018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19_gemini-15-pro.json</text:p>
          </table:table-cell>
          <table:table-cell office:value-type="string" calcext:value-type="string">
            <text:p>0019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20_gemini-15-pro.json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Ricardo Alcázar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21_gemini-15-pro.json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Manuel Reina Mont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22_gemini-15-pro.json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23_gemini-15-pro.json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Francisco Villaespesa Martín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24_gemini-15-pro.json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Félix María de Samaniego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25_gemini-15-pro.json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Luis Alberto de Cuenca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26_gemini-15-pro.json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27_gemini-15-pro.json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José Cadalso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28_gemini-15-pro.json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29_gemini-15-pro.json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Carolina Coron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30_gemini-15-pro.json</text:p>
          </table:table-cell>
          <table:table-cell office:value-type="string" calcext:value-type="string">
            <text:p>0030</text:p>
          </table:table-cell>
          <table:table-cell office:value-type="string" calcext:value-type="string">
            <text:p>Gaspar de Barrionuevo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31_gemini-15-pro.json</text:p>
          </table:table-cell>
          <table:table-cell office:value-type="string" calcext:value-type="string">
            <text:p>0031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32_gemini-15-pro.json</text:p>
          </table:table-cell>
          <table:table-cell office:value-type="string" calcext:value-type="string">
            <text:p>0032</text:p>
          </table:table-cell>
          <table:table-cell office:value-type="string" calcext:value-type="string">
            <text:p>José María Gabriel y Galán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33_gemini-15-pro.json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34_gemini-15-pro.json</text:p>
          </table:table-cell>
          <table:table-cell office:value-type="string" calcext:value-type="string">
            <text:p>0034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35_gemini-15-pro.json</text:p>
          </table:table-cell>
          <table:table-cell office:value-type="string" calcext:value-type="string">
            <text:p>0035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36_gemini-15-pro.json</text:p>
          </table:table-cell>
          <table:table-cell office:value-type="string" calcext:value-type="string">
            <text:p>0036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37_gemini-15-pro.json</text:p>
          </table:table-cell>
          <table:table-cell office:value-type="string" calcext:value-type="string">
            <text:p>0037</text:p>
          </table:table-cell>
          <table:table-cell office:value-type="string" calcext:value-type="string">
            <text:p>Manuel Machado Ruiz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38_gemini-15-pro.json</text:p>
          </table:table-cell>
          <table:table-cell office:value-type="string" calcext:value-type="string">
            <text:p>0038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39_gemini-15-pro.json</text:p>
          </table:table-cell>
          <table:table-cell office:value-type="string" calcext:value-type="string">
            <text:p>0039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40_gemini-15-pro.json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Francisco Luis Bernárdez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41_gemini-15-pro.json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42_gemini-15-pro.json</text:p>
          </table:table-cell>
          <table:table-cell office:value-type="string" calcext:value-type="string">
            <text:p>0042</text:p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43_gemini-15-pro.json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44_gemini-15-pro.json</text:p>
          </table:table-cell>
          <table:table-cell office:value-type="string" calcext:value-type="string">
            <text:p>0044</text:p>
          </table:table-cell>
          <table:table-cell office:value-type="string" calcext:value-type="string">
            <text:p>Leopoldo Lugones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45_gemini-15-pro.json</text:p>
          </table:table-cell>
          <table:table-cell office:value-type="string" calcext:value-type="string">
            <text:p>0045</text:p>
          </table:table-cell>
          <table:table-cell office:value-type="string" calcext:value-type="string">
            <text:p>Manuel Machado Ruiz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46_gemini-15-pro.json</text:p>
          </table:table-cell>
          <table:table-cell office:value-type="string" calcext:value-type="string">
            <text:p>0046</text:p>
          </table:table-cell>
          <table:table-cell office:value-type="string" calcext:value-type="string">
            <text:p>José María Gabriel y Galán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47_gemini-15-pro.json</text:p>
          </table:table-cell>
          <table:table-cell office:value-type="string" calcext:value-type="string">
            <text:p>0047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48_gemini-15-pro.json</text:p>
          </table:table-cell>
          <table:table-cell office:value-type="string" calcext:value-type="string">
            <text:p>0048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49_gemini-15-pro.json</text:p>
          </table:table-cell>
          <table:table-cell office:value-type="string" calcext:value-type="string">
            <text:p>0049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50_gemini-15-pro.json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Ramón María del Valle-Inclán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51_gemini-15-pro.json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52_gemini-15-pro.json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Antonio Mach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53_gemini-15-pro.json</text:p>
          </table:table-cell>
          <table:table-cell office:value-type="string" calcext:value-type="string">
            <text:p>0053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54_gemini-15-pro.json</text:p>
          </table:table-cell>
          <table:table-cell office:value-type="string" calcext:value-type="string">
            <text:p>0054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55_gemini-15-pro.json</text:p>
          </table:table-cell>
          <table:table-cell office:value-type="string" calcext:value-type="string">
            <text:p>0055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56_gemini-15-pro.json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Carlos Pezoa Véli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57_gemini-15-pro.json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58_gemini-15-pro.json</text:p>
          </table:table-cell>
          <table:table-cell office:value-type="string" calcext:value-type="string">
            <text:p>0058</text:p>
          </table:table-cell>
          <table:table-cell office:value-type="string" calcext:value-type="string">
            <text:p>Gaspar Núñez de Arc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59_gemini-15-pro.json</text:p>
          </table:table-cell>
          <table:table-cell office:value-type="string" calcext:value-type="string">
            <text:p>0059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60_gemini-15-pro.json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Juan Ramón Jiméne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61_gemini-15-pro.json</text:p>
          </table:table-cell>
          <table:table-cell office:value-type="string" calcext:value-type="string">
            <text:p>0061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62_gemini-15-pro.json</text:p>
          </table:table-cell>
          <table:table-cell office:value-type="string" calcext:value-type="string">
            <text:p>0062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63_gemini-15-pro.json</text:p>
          </table:table-cell>
          <table:table-cell office:value-type="string" calcext:value-type="string">
            <text:p>0063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64_gemini-15-pro.json</text:p>
          </table:table-cell>
          <table:table-cell office:value-type="string" calcext:value-type="string">
            <text:p>0064</text:p>
          </table:table-cell>
          <table:table-cell office:value-type="string" calcext:value-type="string">
            <text:p>Manuel Bretón de los Herrero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65_gemini-15-pro.json</text:p>
          </table:table-cell>
          <table:table-cell office:value-type="string" calcext:value-type="string">
            <text:p>0065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66_gemini-15-pro.json</text:p>
          </table:table-cell>
          <table:table-cell office:value-type="string" calcext:value-type="string">
            <text:p>0066</text:p>
          </table:table-cell>
          <table:table-cell office:value-type="string" calcext:value-type="string">
            <text:p>Alfonsina Storni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67_gemini-15-pro.json</text:p>
          </table:table-cell>
          <table:table-cell office:value-type="string" calcext:value-type="string">
            <text:p>0067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68_gemini-15-pro.json</text:p>
          </table:table-cell>
          <table:table-cell office:value-type="string" calcext:value-type="string">
            <text:p>0068</text:p>
          </table:table-cell>
          <table:table-cell office:value-type="string" calcext:value-type="string">
            <text:p>Juan Meléndez Valdé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69_gemini-15-pro.json</text:p>
          </table:table-cell>
          <table:table-cell office:value-type="string" calcext:value-type="string">
            <text:p>0069</text:p>
          </table:table-cell>
          <table:table-cell office:value-type="string" calcext:value-type="string">
            <text:p>Baltasar del Alcázar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70_gemini-15-pro.json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71_gemini-15-pro.json</text:p>
          </table:table-cell>
          <table:table-cell office:value-type="string" calcext:value-type="string">
            <text:p>0071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72_gemini-15-pro.json</text:p>
          </table:table-cell>
          <table:table-cell office:value-type="string" calcext:value-type="string">
            <text:p>0072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73_gemini-15-pro.json</text:p>
          </table:table-cell>
          <table:table-cell office:value-type="string" calcext:value-type="string">
            <text:p>0073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74_gemini-15-pro.json</text:p>
          </table:table-cell>
          <table:table-cell office:value-type="string" calcext:value-type="string">
            <text:p>0074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75_gemini-15-pro.json</text:p>
          </table:table-cell>
          <table:table-cell office:value-type="string" calcext:value-type="string">
            <text:p>0075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76_gemini-15-pro.json</text:p>
          </table:table-cell>
          <table:table-cell office:value-type="string" calcext:value-type="string">
            <text:p>0076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77_gemini-15-pro.json</text:p>
          </table:table-cell>
          <table:table-cell office:value-type="string" calcext:value-type="string">
            <text:p>0077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78_gemini-15-pro.json</text:p>
          </table:table-cell>
          <table:table-cell office:value-type="string" calcext:value-type="string">
            <text:p>0078</text:p>
          </table:table-cell>
          <table:table-cell office:value-type="string" calcext:value-type="string">
            <text:p>José Rizal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79_gemini-15-pro.json</text:p>
          </table:table-cell>
          <table:table-cell office:value-type="string" calcext:value-type="string">
            <text:p>0079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80_gemini-15-pro.json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81_gemini-15-pro.json</text:p>
          </table:table-cell>
          <table:table-cell office:value-type="string" calcext:value-type="string">
            <text:p>0081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82_gemini-15-pro.json</text:p>
          </table:table-cell>
          <table:table-cell office:value-type="string" calcext:value-type="string">
            <text:p>0082</text:p>
          </table:table-cell>
          <table:table-cell table:number-columns-repeated="2" office:value-type="string" calcext:value-type="string">
            <text:p>José Joaquín Olmed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office:value-type="string" calcext:value-type="string">
            <text:p>no and metrics not great</text:p>
          </table:table-cell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83_gemini-15-pro.json</text:p>
          </table:table-cell>
          <table:table-cell office:value-type="string" calcext:value-type="string">
            <text:p>0083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84_gemini-15-pro.json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85_gemini-15-pro.json</text:p>
          </table:table-cell>
          <table:table-cell office:value-type="string" calcext:value-type="string">
            <text:p>0085</text:p>
          </table:table-cell>
          <table:table-cell office:value-type="string" calcext:value-type="string">
            <text:p>Íñigo López de Mendoza, Marqués de Santillana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86_gemini-15-pro.json</text:p>
          </table:table-cell>
          <table:table-cell office:value-type="string" calcext:value-type="string">
            <text:p>0086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87_gemini-15-pro.json</text:p>
          </table:table-cell>
          <table:table-cell office:value-type="string" calcext:value-type="string">
            <text:p>0087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88_gemini-15-pro.json</text:p>
          </table:table-cell>
          <table:table-cell office:value-type="string" calcext:value-type="string">
            <text:p>0088</text:p>
          </table:table-cell>
          <table:table-cell office:value-type="string" calcext:value-type="string">
            <text:p>Pedro Espinosa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89_gemini-15-pro.json</text:p>
          </table:table-cell>
          <table:table-cell office:value-type="string" calcext:value-type="string">
            <text:p>0089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90_gemini-15-pro.json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Alfonsina Storni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91_gemini-15-pro.json</text:p>
          </table:table-cell>
          <table:table-cell office:value-type="string" calcext:value-type="string">
            <text:p>0091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92_gemini-15-pro.json</text:p>
          </table:table-cell>
          <table:table-cell office:value-type="string" calcext:value-type="string">
            <text:p>0092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93_gemini-15-pro.json</text:p>
          </table:table-cell>
          <table:table-cell office:value-type="string" calcext:value-type="string">
            <text:p>0093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94_gemini-15-pro.json</text:p>
          </table:table-cell>
          <table:table-cell office:value-type="string" calcext:value-type="string">
            <text:p>0094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95_gemini-15-pro.json</text:p>
          </table:table-cell>
          <table:table-cell office:value-type="string" calcext:value-type="string">
            <text:p>0095</text:p>
          </table:table-cell>
          <table:table-cell office:value-type="string" calcext:value-type="string">
            <text:p>Alfonsina Storni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96_gemini-15-pro.json</text:p>
          </table:table-cell>
          <table:table-cell office:value-type="string" calcext:value-type="string">
            <text:p>0096</text:p>
          </table:table-cell>
          <table:table-cell office:value-type="string" calcext:value-type="string">
            <text:p>Gaspar Núñez de Arce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97_gemini-15-pro.json</text:p>
          </table:table-cell>
          <table:table-cell office:value-type="string" calcext:value-type="string">
            <text:p>0097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98_gemini-15-pro.json</text:p>
          </table:table-cell>
          <table:table-cell office:value-type="string" calcext:value-type="string">
            <text:p>0098</text:p>
          </table:table-cell>
          <table:table-cell office:value-type="string" calcext:value-type="string">
            <text:p>Ventura Ruiz Aguilera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99_gemini-15-pro.json</text:p>
          </table:table-cell>
          <table:table-cell office:value-type="string" calcext:value-type="string">
            <text:p>0099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100_gemini-15-pro.json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01_gpt-3.5-turbo.json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02_gpt-3.5-turbo.json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Francisco de Quevedo y Villegas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03_gpt-3.5-turbo.json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04_gpt-3.5-turbo.json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Francisco de Quevedo y Villegas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05_gpt-3.5-turbo.json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Ramón de Campoamor y Campoosori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06_gpt-3.5-turbo.json</text:p>
          </table:table-cell>
          <table:table-cell office:value-type="string" calcext:value-type="string">
            <text:p>0006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07_gpt-3.5-turbo.json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08_gpt-3.5-turbo.json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Miguel Sánchez-Ostiz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09_gpt-3.5-turbo.json</text:p>
          </table:table-cell>
          <table:table-cell office:value-type="string" calcext:value-type="string">
            <text:p>0009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10_gpt-3.5-turbo.json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11_gpt-3.5-turbo.json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José Hier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12_gpt-3.5-turbo.json</text:p>
          </table:table-cell>
          <table:table-cell office:value-type="string" calcext:value-type="string">
            <text:p>0012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13_gpt-3.5-turbo.json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14_gpt-3.5-turbo.json</text:p>
          </table:table-cell>
          <table:table-cell office:value-type="string" calcext:value-type="string">
            <text:p>0014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15_gpt-3.5-turbo.json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16_gpt-3.5-turbo.json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Ricardo Palma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17_gpt-3.5-turbo.json</text:p>
          </table:table-cell>
          <table:table-cell office:value-type="string" calcext:value-type="string">
            <text:p>0017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18_gpt-3.5-turbo.json</text:p>
          </table:table-cell>
          <table:table-cell office:value-type="string" calcext:value-type="string">
            <text:p>0018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19_gpt-3.5-turbo.json</text:p>
          </table:table-cell>
          <table:table-cell office:value-type="string" calcext:value-type="string">
            <text:p>0019</text:p>
          </table:table-cell>
          <table:table-cell office:value-type="string" calcext:value-type="string">
            <text:p>Manuel Bretón de los Herreros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20_gpt-3.5-turbo.json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21_gpt-3.5-turbo.json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22_gpt-3.5-turbo.json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23_gpt-3.5-turbo.json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24_gpt-3.5-turbo.json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25_gpt-3.5-turbo.json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Manuel Benítez Carrasco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26_gpt-3.5-turbo.json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27_gpt-3.5-turbo.json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28_gpt-3.5-turbo.json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29_gpt-3.5-turbo.json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Alfonsina Storni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30_gpt-3.5-turbo.json</text:p>
          </table:table-cell>
          <table:table-cell office:value-type="string" calcext:value-type="string">
            <text:p>0030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31_gpt-3.5-turbo.json</text:p>
          </table:table-cell>
          <table:table-cell office:value-type="string" calcext:value-type="string">
            <text:p>0031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32_gpt-3.5-turbo.json</text:p>
          </table:table-cell>
          <table:table-cell office:value-type="string" calcext:value-type="string">
            <text:p>0032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33_gpt-3.5-turbo.json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34_gpt-3.5-turbo.json</text:p>
          </table:table-cell>
          <table:table-cell office:value-type="string" calcext:value-type="string">
            <text:p>0034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35_gpt-3.5-turbo.json</text:p>
          </table:table-cell>
          <table:table-cell office:value-type="string" calcext:value-type="string">
            <text:p>0035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36_gpt-3.5-turbo.json</text:p>
          </table:table-cell>
          <table:table-cell office:value-type="string" calcext:value-type="string">
            <text:p>0036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37_gpt-3.5-turbo.json</text:p>
          </table:table-cell>
          <table:table-cell office:value-type="string" calcext:value-type="string">
            <text:p>0037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38_gpt-3.5-turbo.json</text:p>
          </table:table-cell>
          <table:table-cell office:value-type="string" calcext:value-type="string">
            <text:p>0038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39_gpt-3.5-turbo.json</text:p>
          </table:table-cell>
          <table:table-cell office:value-type="string" calcext:value-type="string">
            <text:p>0039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40_gpt-3.5-turbo.json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Ramón López Velarde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41_gpt-3.5-turbo.json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42_gpt-3.5-turbo.json</text:p>
          </table:table-cell>
          <table:table-cell office:value-type="string" calcext:value-type="string">
            <text:p>0042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43_gpt-3.5-turbo.json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Francisco de Quevedo y Villegas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44_gpt-3.5-turbo.json</text:p>
          </table:table-cell>
          <table:table-cell office:value-type="string" calcext:value-type="string">
            <text:p>0044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45_gpt-3.5-turbo.json</text:p>
          </table:table-cell>
          <table:table-cell office:value-type="string" calcext:value-type="string">
            <text:p>0045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46_gpt-3.5-turbo.json</text:p>
          </table:table-cell>
          <table:table-cell office:value-type="string" calcext:value-type="string">
            <text:p>0046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47_gpt-3.5-turbo.json</text:p>
          </table:table-cell>
          <table:table-cell office:value-type="string" calcext:value-type="string">
            <text:p>0047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48_gpt-3.5-turbo.json</text:p>
          </table:table-cell>
          <table:table-cell office:value-type="string" calcext:value-type="string">
            <text:p>0048</text:p>
          </table:table-cell>
          <table:table-cell office:value-type="string" calcext:value-type="string">
            <text:p>Manuel José Quintana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49_gpt-3.5-turbo.json</text:p>
          </table:table-cell>
          <table:table-cell office:value-type="string" calcext:value-type="string">
            <text:p>0049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50_gpt-3.5-turbo.json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Ramón María del Valle-Inclán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51_gpt-3.5-turbo.json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52_gpt-3.5-turbo.json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53_gpt-3.5-turbo.json</text:p>
          </table:table-cell>
          <table:table-cell office:value-type="string" calcext:value-type="string">
            <text:p>0053</text:p>
          </table:table-cell>
          <table:table-cell office:value-type="string" calcext:value-type="string">
            <text:p>Manuel Machado Ru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54_gpt-3.5-turbo.json</text:p>
          </table:table-cell>
          <table:table-cell office:value-type="string" calcext:value-type="string">
            <text:p>0054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55_gpt-3.5-turbo.json</text:p>
          </table:table-cell>
          <table:table-cell office:value-type="string" calcext:value-type="string">
            <text:p>0055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56_gpt-3.5-turbo.json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57_gpt-3.5-turbo.json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58_gpt-3.5-turbo.json</text:p>
          </table:table-cell>
          <table:table-cell office:value-type="string" calcext:value-type="string">
            <text:p>0058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59_gpt-3.5-turbo.json</text:p>
          </table:table-cell>
          <table:table-cell office:value-type="string" calcext:value-type="string">
            <text:p>0059</text:p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60_gpt-3.5-turbo.json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61_gpt-3.5-turbo.json</text:p>
          </table:table-cell>
          <table:table-cell office:value-type="string" calcext:value-type="string">
            <text:p>0061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62_gpt-3.5-turbo.json</text:p>
          </table:table-cell>
          <table:table-cell office:value-type="string" calcext:value-type="string">
            <text:p>0062</text:p>
          </table:table-cell>
          <table:table-cell office:value-type="string" calcext:value-type="string">
            <text:p>Manuel María Flore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63_gpt-3.5-turbo.json</text:p>
          </table:table-cell>
          <table:table-cell office:value-type="string" calcext:value-type="string">
            <text:p>0063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64_gpt-3.5-turbo.json</text:p>
          </table:table-cell>
          <table:table-cell office:value-type="string" calcext:value-type="string">
            <text:p>0064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65_gpt-3.5-turbo.json</text:p>
          </table:table-cell>
          <table:table-cell office:value-type="string" calcext:value-type="string">
            <text:p>0065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66_gpt-3.5-turbo.json</text:p>
          </table:table-cell>
          <table:table-cell office:value-type="string" calcext:value-type="string">
            <text:p>0066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67_gpt-3.5-turbo.json</text:p>
          </table:table-cell>
          <table:table-cell office:value-type="string" calcext:value-type="string">
            <text:p>0067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68_gpt-3.5-turbo.json</text:p>
          </table:table-cell>
          <table:table-cell office:value-type="string" calcext:value-type="string">
            <text:p>0068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69_gpt-3.5-turbo.json</text:p>
          </table:table-cell>
          <table:table-cell office:value-type="string" calcext:value-type="string">
            <text:p>0069</text:p>
          </table:table-cell>
          <table:table-cell office:value-type="string" calcext:value-type="string">
            <text:p>Francisco de Quevedo y Villegas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70_gpt-3.5-turbo.json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71_gpt-3.5-turbo.json</text:p>
          </table:table-cell>
          <table:table-cell office:value-type="string" calcext:value-type="string">
            <text:p>0071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72_gpt-3.5-turbo.json</text:p>
          </table:table-cell>
          <table:table-cell office:value-type="string" calcext:value-type="string">
            <text:p>0072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73_gpt-3.5-turbo.json</text:p>
          </table:table-cell>
          <table:table-cell office:value-type="string" calcext:value-type="string">
            <text:p>0073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74_gpt-3.5-turbo.json</text:p>
          </table:table-cell>
          <table:table-cell office:value-type="string" calcext:value-type="string">
            <text:p>0074</text:p>
          </table:table-cell>
          <table:table-cell office:value-type="string" calcext:value-type="string">
            <text:p>Francisco de Aldan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75_gpt-3.5-turbo.json</text:p>
          </table:table-cell>
          <table:table-cell office:value-type="string" calcext:value-type="string">
            <text:p>0075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76_gpt-3.5-turbo.json</text:p>
          </table:table-cell>
          <table:table-cell office:value-type="string" calcext:value-type="string">
            <text:p>0076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77_gpt-3.5-turbo.json</text:p>
          </table:table-cell>
          <table:table-cell office:value-type="string" calcext:value-type="string">
            <text:p>0077</text:p>
          </table:table-cell>
          <table:table-cell office:value-type="string" calcext:value-type="string">
            <text:p>Salvador Rueda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78_gpt-3.5-turbo.json</text:p>
          </table:table-cell>
          <table:table-cell office:value-type="string" calcext:value-type="string">
            <text:p>0078</text:p>
          </table:table-cell>
          <table:table-cell office:value-type="string" calcext:value-type="string">
            <text:p>Fernando María Guerrer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79_gpt-3.5-turbo.json</text:p>
          </table:table-cell>
          <table:table-cell office:value-type="string" calcext:value-type="string">
            <text:p>0079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80_gpt-3.5-turbo.json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81_gpt-3.5-turbo.json</text:p>
          </table:table-cell>
          <table:table-cell office:value-type="string" calcext:value-type="string">
            <text:p>0081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82_gpt-3.5-turbo.json</text:p>
          </table:table-cell>
          <table:table-cell office:value-type="string" calcext:value-type="string">
            <text:p>0082</text:p>
          </table:table-cell>
          <table:table-cell office:value-type="string" calcext:value-type="string">
            <text:p>Manuel González Prada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83_gpt-3.5-turbo.json</text:p>
          </table:table-cell>
          <table:table-cell office:value-type="string" calcext:value-type="string">
            <text:p>0083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84_gpt-3.5-turbo.json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85_gpt-3.5-turbo.json</text:p>
          </table:table-cell>
          <table:table-cell office:value-type="string" calcext:value-type="string">
            <text:p>0085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86_gpt-3.5-turbo.json</text:p>
          </table:table-cell>
          <table:table-cell office:value-type="string" calcext:value-type="string">
            <text:p>0086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87_gpt-3.5-turbo.json</text:p>
          </table:table-cell>
          <table:table-cell office:value-type="string" calcext:value-type="string">
            <text:p>0087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88_gpt-3.5-turbo.json</text:p>
          </table:table-cell>
          <table:table-cell office:value-type="string" calcext:value-type="string">
            <text:p>0088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89_gpt-3.5-turbo.json</text:p>
          </table:table-cell>
          <table:table-cell office:value-type="string" calcext:value-type="string">
            <text:p>0089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90_gpt-3.5-turbo.json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91_gpt-3.5-turbo.json</text:p>
          </table:table-cell>
          <table:table-cell office:value-type="string" calcext:value-type="string">
            <text:p>0091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92_gpt-3.5-turbo.json</text:p>
          </table:table-cell>
          <table:table-cell office:value-type="string" calcext:value-type="string">
            <text:p>0092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93_gpt-3.5-turbo.json</text:p>
          </table:table-cell>
          <table:table-cell office:value-type="string" calcext:value-type="string">
            <text:p>0093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94_gpt-3.5-turbo.json</text:p>
          </table:table-cell>
          <table:table-cell office:value-type="string" calcext:value-type="string">
            <text:p>0094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95_gpt-3.5-turbo.json</text:p>
          </table:table-cell>
          <table:table-cell office:value-type="string" calcext:value-type="string">
            <text:p>0095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96_gpt-3.5-turbo.json</text:p>
          </table:table-cell>
          <table:table-cell office:value-type="string" calcext:value-type="string">
            <text:p>0096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97_gpt-3.5-turbo.json</text:p>
          </table:table-cell>
          <table:table-cell office:value-type="string" calcext:value-type="string">
            <text:p>0097</text:p>
          </table:table-cell>
          <table:table-cell office:value-type="string" calcext:value-type="string">
            <text:p>Ricardo Jaimes Freyre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98_gpt-3.5-turbo.json</text:p>
          </table:table-cell>
          <table:table-cell office:value-type="string" calcext:value-type="string">
            <text:p>0098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99_gpt-3.5-turbo.json</text:p>
          </table:table-cell>
          <table:table-cell office:value-type="string" calcext:value-type="string">
            <text:p>0099</text:p>
          </table:table-cell>
          <table:table-cell office:value-type="string" calcext:value-type="string">
            <text:p>Julio Herrera y Reissig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00_gpt-3.5-turbo.json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3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1_gpt-4o.json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2_gpt-4o.json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Francisco de Quevedo y Villegas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3_gpt-4o.json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4_gpt-4o.json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5_gpt-4o.json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Francisco de Asís de Icaza y Beña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6_gpt-4o.json</text:p>
          </table:table-cell>
          <table:table-cell office:value-type="string" calcext:value-type="string">
            <text:p>0006</text:p>
          </table:table-cell>
          <table:table-cell office:value-type="string" calcext:value-type="string">
            <text:p>Francisco de Quevedo y Villegas</text:p>
          </table:table-cell>
          <table:table-cell office:value-type="string" calcext:value-type="string">
            <text:p>Francisco de Queved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7_gpt-4o.json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Félix Lope de Vega y Carpi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8_gpt-4o.json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Ángel Urrutia Iturbe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9_gpt-4o.json</text:p>
          </table:table-cell>
          <table:table-cell office:value-type="string" calcext:value-type="string">
            <text:p>0009</text:p>
          </table:table-cell>
          <table:table-cell office:value-type="string" calcext:value-type="string">
            <text:p>Luis Carlos López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10_gpt-4o.json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Francisco de Quevedo y Villegas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11_gpt-4o.json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Ángel González Muñiz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12_gpt-4o.json</text:p>
          </table:table-cell>
          <table:table-cell office:value-type="string" calcext:value-type="string">
            <text:p>0012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13_gpt-4o.json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Eugenio Noel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14_gpt-4o.json</text:p>
          </table:table-cell>
          <table:table-cell office:value-type="string" calcext:value-type="string">
            <text:p>0014</text:p>
          </table:table-cell>
          <table:table-cell office:value-type="string" calcext:value-type="string">
            <text:p>Ramón María del Valle-Inclán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15_gpt-4o.json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Pedro Muñoz Seca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16_gpt-4o.json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Salvador Díaz Mirón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17_gpt-4o.json</text:p>
          </table:table-cell>
          <table:table-cell office:value-type="string" calcext:value-type="string">
            <text:p>0017</text:p>
          </table:table-cell>
          <table:table-cell office:value-type="string" calcext:value-type="string">
            <text:p>Joaquín María Bartrina y de Aixemús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18_gpt-4o.json</text:p>
          </table:table-cell>
          <table:table-cell office:value-type="string" calcext:value-type="string">
            <text:p>0018</text:p>
          </table:table-cell>
          <table:table-cell office:value-type="string" calcext:value-type="string">
            <text:p>Manuel del Palacio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19_gpt-4o.json</text:p>
          </table:table-cell>
          <table:table-cell office:value-type="string" calcext:value-type="string">
            <text:p>0019</text:p>
          </table:table-cell>
          <table:table-cell office:value-type="string" calcext:value-type="string">
            <text:p>Ramón de Campoamor y Campoosorio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20_gpt-4o.json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21_gpt-4o.json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Ramón de Campoamor y Campoosori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22_gpt-4o.json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Manuel del Palacio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23_gpt-4o.json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24_gpt-4o.json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Manuel Bretón de los Herreros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25_gpt-4o.json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Joan Manuel Serrat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26_gpt-4o.json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Juan Boscán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27_gpt-4o.json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Gaspar Melchor de Jovellanos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28_gpt-4o.json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Carolina Coronado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29_gpt-4o.json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Carolina Coron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30_gpt-4o.json</text:p>
          </table:table-cell>
          <table:table-cell office:value-type="string" calcext:value-type="string">
            <text:p>0030</text:p>
          </table:table-cell>
          <table:table-cell office:value-type="string" calcext:value-type="string">
            <text:p>Juan de Arguijo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31_gpt-4o.json</text:p>
          </table:table-cell>
          <table:table-cell office:value-type="string" calcext:value-type="string">
            <text:p>0031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32_gpt-4o.json</text:p>
          </table:table-cell>
          <table:table-cell office:value-type="string" calcext:value-type="string">
            <text:p>0032</text:p>
          </table:table-cell>
          <table:table-cell office:value-type="string" calcext:value-type="string">
            <text:p>Guillermo Valencia Castillo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33_gpt-4o.json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34_gpt-4o.json</text:p>
          </table:table-cell>
          <table:table-cell office:value-type="string" calcext:value-type="string">
            <text:p>0034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35_gpt-4o.json</text:p>
          </table:table-cell>
          <table:table-cell office:value-type="string" calcext:value-type="string">
            <text:p>0035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36_gpt-4o.json</text:p>
          </table:table-cell>
          <table:table-cell office:value-type="string" calcext:value-type="string">
            <text:p>0036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37_gpt-4o.json</text:p>
          </table:table-cell>
          <table:table-cell office:value-type="string" calcext:value-type="string">
            <text:p>0037</text:p>
          </table:table-cell>
          <table:table-cell office:value-type="string" calcext:value-type="string">
            <text:p>José Martí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38_gpt-4o.json</text:p>
          </table:table-cell>
          <table:table-cell office:value-type="string" calcext:value-type="string">
            <text:p>0038</text:p>
          </table:table-cell>
          <table:table-cell office:value-type="string" calcext:value-type="string">
            <text:p>Francisca Herrera Garrido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39_gpt-4o.json</text:p>
          </table:table-cell>
          <table:table-cell office:value-type="string" calcext:value-type="string">
            <text:p>0039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40_gpt-4o.json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41_gpt-4o.json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42_gpt-4o.json</text:p>
          </table:table-cell>
          <table:table-cell office:value-type="string" calcext:value-type="string">
            <text:p>0042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43_gpt-4o.json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Juana Inés de la Cruz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44_gpt-4o.json</text:p>
          </table:table-cell>
          <table:table-cell office:value-type="string" calcext:value-type="string">
            <text:p>0044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45_gpt-4o.json</text:p>
          </table:table-cell>
          <table:table-cell office:value-type="string" calcext:value-type="string">
            <text:p>0045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46_gpt-4o.json</text:p>
          </table:table-cell>
          <table:table-cell office:value-type="string" calcext:value-type="string">
            <text:p>0046</text:p>
          </table:table-cell>
          <table:table-cell office:value-type="string" calcext:value-type="string">
            <text:p>José Martí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47_gpt-4o.json</text:p>
          </table:table-cell>
          <table:table-cell office:value-type="string" calcext:value-type="string">
            <text:p>0047</text:p>
          </table:table-cell>
          <table:table-cell office:value-type="string" calcext:value-type="string">
            <text:p>Manuel del Palacio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48_gpt-4o.json</text:p>
          </table:table-cell>
          <table:table-cell office:value-type="string" calcext:value-type="string">
            <text:p>0048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49_gpt-4o.json</text:p>
          </table:table-cell>
          <table:table-cell office:value-type="string" calcext:value-type="string">
            <text:p>0049</text:p>
          </table:table-cell>
          <table:table-cell office:value-type="string" calcext:value-type="string">
            <text:p>Leopoldo Lugones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50_gpt-4o.json</text:p>
          </table:table-cell>
          <table:table-cell office:value-type="string" calcext:value-type="string">
            <text:p>0050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51_gpt-4o.json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52_gpt-4o.json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Ramón de Campoamor y Campoosori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53_gpt-4o.json</text:p>
          </table:table-cell>
          <table:table-cell office:value-type="string" calcext:value-type="string">
            <text:p>0053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54_gpt-4o.json</text:p>
          </table:table-cell>
          <table:table-cell office:value-type="string" calcext:value-type="string">
            <text:p>0054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55_gpt-4o.json</text:p>
          </table:table-cell>
          <table:table-cell office:value-type="string" calcext:value-type="string">
            <text:p>0055</text:p>
          </table:table-cell>
          <table:table-cell office:value-type="string" calcext:value-type="string">
            <text:p>Ramón de Campoamor y Campoosori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56_gpt-4o.json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Ramón de Campoamor y Campoosori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57_gpt-4o.json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58_gpt-4o.json</text:p>
          </table:table-cell>
          <table:table-cell office:value-type="string" calcext:value-type="string">
            <text:p>0058</text:p>
          </table:table-cell>
          <table:table-cell office:value-type="string" calcext:value-type="string">
            <text:p>Ricardo Palm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59_gpt-4o.json</text:p>
          </table:table-cell>
          <table:table-cell office:value-type="string" calcext:value-type="string">
            <text:p>0059</text:p>
          </table:table-cell>
          <table:table-cell office:value-type="string" calcext:value-type="string">
            <text:p>Nicomedes Santa Cru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60_gpt-4o.json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Cristóbal de Castillej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61_gpt-4o.json</text:p>
          </table:table-cell>
          <table:table-cell office:value-type="string" calcext:value-type="string">
            <text:p>0061</text:p>
          </table:table-cell>
          <table:table-cell office:value-type="string" calcext:value-type="string">
            <text:p>Enrique Jardiel Ponce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62_gpt-4o.json</text:p>
          </table:table-cell>
          <table:table-cell office:value-type="string" calcext:value-type="string">
            <text:p>0062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63_gpt-4o.json</text:p>
          </table:table-cell>
          <table:table-cell office:value-type="string" calcext:value-type="string">
            <text:p>0063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64_gpt-4o.json</text:p>
          </table:table-cell>
          <table:table-cell office:value-type="string" calcext:value-type="string">
            <text:p>0064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65_gpt-4o.json</text:p>
          </table:table-cell>
          <table:table-cell office:value-type="string" calcext:value-type="string">
            <text:p>0065</text:p>
          </table:table-cell>
          <table:table-cell office:value-type="string" calcext:value-type="string">
            <text:p>José Cadalso y Vázque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66_gpt-4o.json</text:p>
          </table:table-cell>
          <table:table-cell office:value-type="string" calcext:value-type="string">
            <text:p>0066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67_gpt-4o.json</text:p>
          </table:table-cell>
          <table:table-cell office:value-type="string" calcext:value-type="string">
            <text:p>0067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68_gpt-4o.json</text:p>
          </table:table-cell>
          <table:table-cell office:value-type="string" calcext:value-type="string">
            <text:p>0068</text:p>
          </table:table-cell>
          <table:table-cell office:value-type="string" calcext:value-type="string">
            <text:p>Ramón de Campoamor y Campoosori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69_gpt-4o.json</text:p>
          </table:table-cell>
          <table:table-cell office:value-type="string" calcext:value-type="string">
            <text:p>0069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70_gpt-4o.json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Félix Lope de Vega y Carpi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71_gpt-4o.json</text:p>
          </table:table-cell>
          <table:table-cell office:value-type="string" calcext:value-type="string">
            <text:p>0071</text:p>
          </table:table-cell>
          <table:table-cell office:value-type="string" calcext:value-type="string">
            <text:p>Francisco de Quevedo y Villegas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72_gpt-4o.json</text:p>
          </table:table-cell>
          <table:table-cell office:value-type="string" calcext:value-type="string">
            <text:p>0072</text:p>
          </table:table-cell>
          <table:table-cell office:value-type="string" calcext:value-type="string">
            <text:p>Francisco de Quevedo y Villegas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73_gpt-4o.json</text:p>
          </table:table-cell>
          <table:table-cell office:value-type="string" calcext:value-type="string">
            <text:p>0073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74_gpt-4o.json</text:p>
          </table:table-cell>
          <table:table-cell office:value-type="string" calcext:value-type="string">
            <text:p>0074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75_gpt-4o.json</text:p>
          </table:table-cell>
          <table:table-cell office:value-type="string" calcext:value-type="string">
            <text:p>0075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76_gpt-4o.json</text:p>
          </table:table-cell>
          <table:table-cell office:value-type="string" calcext:value-type="string">
            <text:p>0076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77_gpt-4o.json</text:p>
          </table:table-cell>
          <table:table-cell office:value-type="string" calcext:value-type="string">
            <text:p>0077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78_gpt-4o.json</text:p>
          </table:table-cell>
          <table:table-cell office:value-type="string" calcext:value-type="string">
            <text:p>0078</text:p>
          </table:table-cell>
          <table:table-cell office:value-type="string" calcext:value-type="string">
            <text:p>José Palma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79_gpt-4o.json</text:p>
          </table:table-cell>
          <table:table-cell office:value-type="string" calcext:value-type="string">
            <text:p>0079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80_gpt-4o.json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81_gpt-4o.json</text:p>
          </table:table-cell>
          <table:table-cell office:value-type="string" calcext:value-type="string">
            <text:p>0081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82_gpt-4o.json</text:p>
          </table:table-cell>
          <table:table-cell office:value-type="string" calcext:value-type="string">
            <text:p>0082</text:p>
          </table:table-cell>
          <table:table-cell office:value-type="string" calcext:value-type="string">
            <text:p>José Joaquín de Olmed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83_gpt-4o.json</text:p>
          </table:table-cell>
          <table:table-cell office:value-type="string" calcext:value-type="string">
            <text:p>0083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84_gpt-4o.json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Julio Flórez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85_gpt-4o.json</text:p>
          </table:table-cell>
          <table:table-cell office:value-type="string" calcext:value-type="string">
            <text:p>0085</text:p>
          </table:table-cell>
          <table:table-cell office:value-type="string" calcext:value-type="string">
            <text:p>Íñigo López de Mendoza, Marqués de Santillana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86_gpt-4o.json</text:p>
          </table:table-cell>
          <table:table-cell office:value-type="string" calcext:value-type="string">
            <text:p>0086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87_gpt-4o.json</text:p>
          </table:table-cell>
          <table:table-cell office:value-type="string" calcext:value-type="string">
            <text:p>0087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88_gpt-4o.json</text:p>
          </table:table-cell>
          <table:table-cell office:value-type="string" calcext:value-type="string">
            <text:p>0088</text:p>
          </table:table-cell>
          <table:table-cell office:value-type="string" calcext:value-type="string">
            <text:p>Félix Lope de Vega y Carpio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89_gpt-4o.json</text:p>
          </table:table-cell>
          <table:table-cell office:value-type="string" calcext:value-type="string">
            <text:p>0089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90_gpt-4o.json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Ángela Figuera Aymerich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91_gpt-4o.json</text:p>
          </table:table-cell>
          <table:table-cell office:value-type="string" calcext:value-type="string">
            <text:p>0091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92_gpt-4o.json</text:p>
          </table:table-cell>
          <table:table-cell office:value-type="string" calcext:value-type="string">
            <text:p>0092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93_gpt-4o.json</text:p>
          </table:table-cell>
          <table:table-cell office:value-type="string" calcext:value-type="string">
            <text:p>0093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94_gpt-4o.json</text:p>
          </table:table-cell>
          <table:table-cell office:value-type="string" calcext:value-type="string">
            <text:p>0094</text:p>
          </table:table-cell>
          <table:table-cell office:value-type="string" calcext:value-type="string">
            <text:p>Ramón de Campoamor y Campoosorio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95_gpt-4o.json</text:p>
          </table:table-cell>
          <table:table-cell office:value-type="string" calcext:value-type="string">
            <text:p>0095</text:p>
          </table:table-cell>
          <table:table-cell office:value-type="string" calcext:value-type="string">
            <text:p>Dulce María Loynaz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96_gpt-4o.json</text:p>
          </table:table-cell>
          <table:table-cell office:value-type="string" calcext:value-type="string">
            <text:p>0096</text:p>
          </table:table-cell>
          <table:table-cell office:value-type="string" calcext:value-type="string">
            <text:p>Salvador Díaz Mirón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97_gpt-4o.json</text:p>
          </table:table-cell>
          <table:table-cell office:value-type="string" calcext:value-type="string">
            <text:p>0097</text:p>
          </table:table-cell>
          <table:table-cell office:value-type="string" calcext:value-type="string">
            <text:p>Julio Sesto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98_gpt-4o.json</text:p>
          </table:table-cell>
          <table:table-cell office:value-type="string" calcext:value-type="string">
            <text:p>0098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99_gpt-4o.json</text:p>
          </table:table-cell>
          <table:table-cell office:value-type="string" calcext:value-type="string">
            <text:p>0099</text:p>
          </table:table-cell>
          <table:table-cell office:value-type="string" calcext:value-type="string">
            <text:p>José Martí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00_gpt-4o.json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Emilia Pardo Bazán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01_gpt-4.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Enrique González Martínez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02_gpt-4.1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03_gpt-4.1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Blas de Ote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04_gpt-4.1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05_gpt-4.1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Nicolás Guillén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06_gpt-4.1</text:p>
          </table:table-cell>
          <table:table-cell office:value-type="string" calcext:value-type="string">
            <text:p>0006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07_gpt-4.1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08_gpt-4.1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Ángel González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09_gpt-4.1</text:p>
          </table:table-cell>
          <table:table-cell office:value-type="string" calcext:value-type="string">
            <text:p>0009</text:p>
          </table:table-cell>
          <table:table-cell office:value-type="string" calcext:value-type="string">
            <text:p>Salvador Nov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10_gpt-4.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11_gpt-4.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Ángel González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12_gpt-4.1</text:p>
          </table:table-cell>
          <table:table-cell office:value-type="string" calcext:value-type="string">
            <text:p>0012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13_gpt-4.1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Ángel Ganivet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14_gpt-4.1</text:p>
          </table:table-cell>
          <table:table-cell office:value-type="string" calcext:value-type="string">
            <text:p>0014</text:p>
          </table:table-cell>
          <table:table-cell office:value-type="string" calcext:value-type="string">
            <text:p>José Joaquín de Mor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15_gpt-4.1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16_gpt-4.1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Salvador Díaz Mirón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17_gpt-4.1</text:p>
          </table:table-cell>
          <table:table-cell office:value-type="string" calcext:value-type="string">
            <text:p>0017</text:p>
          </table:table-cell>
          <table:table-cell office:value-type="string" calcext:value-type="string">
            <text:p>José Joaquín de Mora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18_gpt-4.1</text:p>
          </table:table-cell>
          <table:table-cell office:value-type="string" calcext:value-type="string">
            <text:p>0018</text:p>
          </table:table-cell>
          <table:table-cell office:value-type="string" calcext:value-type="string">
            <text:p>Juan Meléndez Valdés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19_gpt-4.1</text:p>
          </table:table-cell>
          <table:table-cell office:value-type="string" calcext:value-type="string">
            <text:p>0019</text:p>
          </table:table-cell>
          <table:table-cell office:value-type="string" calcext:value-type="string">
            <text:p>José Joaquín Pesado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20_gpt-4.1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21_gpt-4.1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Ramón de Campoamor y Campoosori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22_gpt-4.1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23_gpt-4.1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24_gpt-4.1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25_gpt-4.1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26_gpt-4.1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Juana Inés de la Cruz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27_gpt-4.1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Gaspar Melchor de Jovellanos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28_gpt-4.1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29_gpt-4.1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Mercedes Matamoro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30_gpt-4.1</text:p>
          </table:table-cell>
          <table:table-cell office:value-type="string" calcext:value-type="string">
            <text:p>0030</text:p>
          </table:table-cell>
          <table:table-cell office:value-type="string" calcext:value-type="string">
            <text:p>Juana Inés de la Cruz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31_gpt-4.1</text:p>
          </table:table-cell>
          <table:table-cell office:value-type="string" calcext:value-type="string">
            <text:p>0031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32_gpt-4.1</text:p>
          </table:table-cell>
          <table:table-cell office:value-type="string" calcext:value-type="string">
            <text:p>0032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33_gpt-4.1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34_gpt-4.1</text:p>
          </table:table-cell>
          <table:table-cell office:value-type="string" calcext:value-type="string">
            <text:p>0034</text:p>
          </table:table-cell>
          <table:table-cell office:value-type="string" calcext:value-type="string">
            <text:p>Juan Boscán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35_gpt-4.1</text:p>
          </table:table-cell>
          <table:table-cell office:value-type="string" calcext:value-type="string">
            <text:p>0035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36_gpt-4.1</text:p>
          </table:table-cell>
          <table:table-cell office:value-type="string" calcext:value-type="string">
            <text:p>0036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37_gpt-4.1</text:p>
          </table:table-cell>
          <table:table-cell office:value-type="string" calcext:value-type="string">
            <text:p>0037</text:p>
          </table:table-cell>
          <table:table-cell office:value-type="string" calcext:value-type="string">
            <text:p>Salvador Díaz Mirón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38_gpt-4.1</text:p>
          </table:table-cell>
          <table:table-cell office:value-type="string" calcext:value-type="string">
            <text:p>0038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39_gpt-4.1</text:p>
          </table:table-cell>
          <table:table-cell office:value-type="string" calcext:value-type="string">
            <text:p>0039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40_gpt-4.1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Juana de Ibarbourou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41_gpt-4.1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42_gpt-4.1</text:p>
          </table:table-cell>
          <table:table-cell office:value-type="string" calcext:value-type="string">
            <text:p>0042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43_gpt-4.1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44_gpt-4.1</text:p>
          </table:table-cell>
          <table:table-cell office:value-type="string" calcext:value-type="string">
            <text:p>0044</text:p>
          </table:table-cell>
          <table:table-cell office:value-type="string" calcext:value-type="string">
            <text:p>Manuel Maples Arce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45_gpt-4.1</text:p>
          </table:table-cell>
          <table:table-cell office:value-type="string" calcext:value-type="string">
            <text:p>0045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46_gpt-4.1</text:p>
          </table:table-cell>
          <table:table-cell office:value-type="string" calcext:value-type="string">
            <text:p>0046</text:p>
          </table:table-cell>
          <table:table-cell office:value-type="string" calcext:value-type="string">
            <text:p>Juana de Ibarbourou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47_gpt-4.1</text:p>
          </table:table-cell>
          <table:table-cell office:value-type="string" calcext:value-type="string">
            <text:p>0047</text:p>
          </table:table-cell>
          <table:table-cell office:value-type="string" calcext:value-type="string">
            <text:p>Salvador Díaz Mirón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48_gpt-4.1</text:p>
          </table:table-cell>
          <table:table-cell office:value-type="string" calcext:value-type="string">
            <text:p>0048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49_gpt-4.1</text:p>
          </table:table-cell>
          <table:table-cell office:value-type="string" calcext:value-type="string">
            <text:p>0049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50_gpt-4.1</text:p>
          </table:table-cell>
          <table:table-cell office:value-type="string" calcext:value-type="string">
            <text:p>0050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51_gpt-4.1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Ángela Figuera Aymerich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52_gpt-4.1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53_gpt-4.1</text:p>
          </table:table-cell>
          <table:table-cell office:value-type="string" calcext:value-type="string">
            <text:p>0053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54_gpt-4.1</text:p>
          </table:table-cell>
          <table:table-cell office:value-type="string" calcext:value-type="string">
            <text:p>0054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/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55_gpt-4.1</text:p>
          </table:table-cell>
          <table:table-cell office:value-type="string" calcext:value-type="string">
            <text:p>0055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56_gpt-4.1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57_gpt-4.1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58_gpt-4.1</text:p>
          </table:table-cell>
          <table:table-cell office:value-type="string" calcext:value-type="string">
            <text:p>0058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59_gpt-4.1</text:p>
          </table:table-cell>
          <table:table-cell office:value-type="string" calcext:value-type="string">
            <text:p>0059</text:p>
          </table:table-cell>
          <table:table-cell office:value-type="string" calcext:value-type="string">
            <text:p>Salvador Díaz Mirón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60_gpt-4.1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61_gpt-4.1</text:p>
          </table:table-cell>
          <table:table-cell office:value-type="string" calcext:value-type="string">
            <text:p>0061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62_gpt-4.1</text:p>
          </table:table-cell>
          <table:table-cell office:value-type="string" calcext:value-type="string">
            <text:p>0062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63_gpt-4.1</text:p>
          </table:table-cell>
          <table:table-cell office:value-type="string" calcext:value-type="string">
            <text:p>0063</text:p>
          </table:table-cell>
          <table:table-cell office:value-type="string" calcext:value-type="string">
            <text:p>Ramón de Campoamor y Campoosori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64_gpt-4.1</text:p>
          </table:table-cell>
          <table:table-cell office:value-type="string" calcext:value-type="string">
            <text:p>0064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65_gpt-4.1</text:p>
          </table:table-cell>
          <table:table-cell office:value-type="string" calcext:value-type="string">
            <text:p>0065</text:p>
          </table:table-cell>
          <table:table-cell office:value-type="string" calcext:value-type="string">
            <text:p>Juan Meléndez Valdé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66_gpt-4.1</text:p>
          </table:table-cell>
          <table:table-cell office:value-type="string" calcext:value-type="string">
            <text:p>0066</text:p>
          </table:table-cell>
          <table:table-cell office:value-type="string" calcext:value-type="string">
            <text:p>Salvador Nov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67_gpt-4.1</text:p>
          </table:table-cell>
          <table:table-cell office:value-type="string" calcext:value-type="string">
            <text:p>0067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68_gpt-4.1</text:p>
          </table:table-cell>
          <table:table-cell office:value-type="string" calcext:value-type="string">
            <text:p>0068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69_gpt-4.1</text:p>
          </table:table-cell>
          <table:table-cell office:value-type="string" calcext:value-type="string">
            <text:p>0069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70_gpt-4.1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71_gpt-4.1</text:p>
          </table:table-cell>
          <table:table-cell office:value-type="string" calcext:value-type="string">
            <text:p>0071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72_gpt-4.1</text:p>
          </table:table-cell>
          <table:table-cell office:value-type="string" calcext:value-type="string">
            <text:p>0072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73_gpt-4.1</text:p>
          </table:table-cell>
          <table:table-cell office:value-type="string" calcext:value-type="string">
            <text:p>0073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74_gpt-4.1</text:p>
          </table:table-cell>
          <table:table-cell office:value-type="string" calcext:value-type="string">
            <text:p>0074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75_gpt-4.1</text:p>
          </table:table-cell>
          <table:table-cell office:value-type="string" calcext:value-type="string">
            <text:p>0075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76_gpt-4.1</text:p>
          </table:table-cell>
          <table:table-cell office:value-type="string" calcext:value-type="string">
            <text:p>0076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77_gpt-4.1</text:p>
          </table:table-cell>
          <table:table-cell office:value-type="string" calcext:value-type="string">
            <text:p>0077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78_gpt-4.1</text:p>
          </table:table-cell>
          <table:table-cell office:value-type="string" calcext:value-type="string">
            <text:p>0078</text:p>
          </table:table-cell>
          <table:table-cell office:value-type="string" calcext:value-type="string">
            <text:p>José Palma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79_gpt-4.1</text:p>
          </table:table-cell>
          <table:table-cell office:value-type="string" calcext:value-type="string">
            <text:p>0079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80_gpt-4.1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81_gpt-4.1</text:p>
          </table:table-cell>
          <table:table-cell office:value-type="string" calcext:value-type="string">
            <text:p>0081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82_gpt-4.1</text:p>
          </table:table-cell>
          <table:table-cell office:value-type="string" calcext:value-type="string">
            <text:p>0082</text:p>
          </table:table-cell>
          <table:table-cell office:value-type="string" calcext:value-type="string">
            <text:p>Ricardo Palma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83_gpt-4.1</text:p>
          </table:table-cell>
          <table:table-cell office:value-type="string" calcext:value-type="string">
            <text:p>0083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84_gpt-4.1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85_gpt-4.1</text:p>
          </table:table-cell>
          <table:table-cell office:value-type="string" calcext:value-type="string">
            <text:p>0085</text:p>
          </table:table-cell>
          <table:table-cell office:value-type="string" calcext:value-type="string">
            <text:p>Juan de Mena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86_gpt-4.1</text:p>
          </table:table-cell>
          <table:table-cell office:value-type="string" calcext:value-type="string">
            <text:p>0086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87_gpt-4.1</text:p>
          </table:table-cell>
          <table:table-cell office:value-type="string" calcext:value-type="string">
            <text:p>0087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88_gpt-4.1</text:p>
          </table:table-cell>
          <table:table-cell office:value-type="string" calcext:value-type="string">
            <text:p>0088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89_gpt-4.1</text:p>
          </table:table-cell>
          <table:table-cell office:value-type="string" calcext:value-type="string">
            <text:p>0089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90_gpt-4.1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Concha Urquiza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91_gpt-4.1</text:p>
          </table:table-cell>
          <table:table-cell office:value-type="string" calcext:value-type="string">
            <text:p>0091</text:p>
          </table:table-cell>
          <table:table-cell office:value-type="string" calcext:value-type="string">
            <text:p>Cristobalina Fernández de Alarcón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92_gpt-4.1</text:p>
          </table:table-cell>
          <table:table-cell office:value-type="string" calcext:value-type="string">
            <text:p>0092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93_gpt-4.1</text:p>
          </table:table-cell>
          <table:table-cell office:value-type="string" calcext:value-type="string">
            <text:p>0093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94_gpt-4.1</text:p>
          </table:table-cell>
          <table:table-cell office:value-type="string" calcext:value-type="string">
            <text:p>0094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95_gpt-4.1</text:p>
          </table:table-cell>
          <table:table-cell office:value-type="string" calcext:value-type="string">
            <text:p>0095</text:p>
          </table:table-cell>
          <table:table-cell office:value-type="string" calcext:value-type="string">
            <text:p>Juana de Ibarbourou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96_gpt-4.1</text:p>
          </table:table-cell>
          <table:table-cell office:value-type="string" calcext:value-type="string">
            <text:p>0096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97_gpt-4.1</text:p>
          </table:table-cell>
          <table:table-cell office:value-type="string" calcext:value-type="string">
            <text:p>0097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98_gpt-4.1</text:p>
          </table:table-cell>
          <table:table-cell office:value-type="string" calcext:value-type="string">
            <text:p>0098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99_gpt-4.1</text:p>
          </table:table-cell>
          <table:table-cell office:value-type="string" calcext:value-type="string">
            <text:p>0099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100_gpt-4.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.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01_mistral-medium.json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02_mistral-medium.json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Anónimo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03_mistral-medium.json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Gerardo Dieg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04_mistral-medium.json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05_mistral-medium.json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Gerardo Dieg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06_mistral-medium.json</text:p>
          </table:table-cell>
          <table:table-cell office:value-type="string" calcext:value-type="string">
            <text:p>0006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07_mistral-medium.json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08_mistral-medium.json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Miguel Sánchez-Ostiz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09_mistral-medium.json</text:p>
          </table:table-cell>
          <table:table-cell office:value-type="string" calcext:value-type="string">
            <text:p>0009</text:p>
          </table:table-cell>
          <table:table-cell office:value-type="string" calcext:value-type="string">
            <text:p>Ramón María del Valle-Inclán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10_mistral-medium.json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11_mistral-medium.json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Gerardo Dieg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12_mistral-medium.json</text:p>
          </table:table-cell>
          <table:table-cell office:value-type="string" calcext:value-type="string">
            <text:p>0012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13_mistral-medium.json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Gerardo Diego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14_mistral-medium.json</text:p>
          </table:table-cell>
          <table:table-cell office:value-type="string" calcext:value-type="string">
            <text:p>0014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15_mistral-medium.json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Gerardo Diego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16_mistral-medium.json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Ramón María del Valle-Inclán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17_mistral-medium.json</text:p>
          </table:table-cell>
          <table:table-cell office:value-type="string" calcext:value-type="string">
            <text:p>0017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18_mistral-medium.json</text:p>
          </table:table-cell>
          <table:table-cell office:value-type="string" calcext:value-type="string">
            <text:p>0018</text:p>
          </table:table-cell>
          <table:table-cell office:value-type="string" calcext:value-type="string">
            <text:p>Felicia Hemans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19_mistral-medium.json</text:p>
          </table:table-cell>
          <table:table-cell office:value-type="string" calcext:value-type="string">
            <text:p>0019</text:p>
          </table:table-cell>
          <table:table-cell office:value-type="string" calcext:value-type="string">
            <text:p>Ramón de Campoamor y Campoosorio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20_mistral-medium.json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21_mistral-medium.json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Ramón de Campoamor y Campoosori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22_mistral-medium.json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Ramón de Campoamor y Campoosorio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23_mistral-medium.json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Juan Ramón Jiménez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24_mistral-medium.json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Gerardo Diego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25_mistral-medium.json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26_mistral-medium.json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27_mistral-medium.json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28_mistral-medium.json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29_mistral-medium.json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30_mistral-medium.json</text:p>
          </table:table-cell>
          <table:table-cell office:value-type="string" calcext:value-type="string">
            <text:p>0030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31_mistral-medium.json</text:p>
          </table:table-cell>
          <table:table-cell office:value-type="string" calcext:value-type="string">
            <text:p>0031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32_mistral-medium.json</text:p>
          </table:table-cell>
          <table:table-cell office:value-type="string" calcext:value-type="string">
            <text:p>0032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33_mistral-medium.json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34_mistral-medium.json</text:p>
          </table:table-cell>
          <table:table-cell office:value-type="string" calcext:value-type="string">
            <text:p>0034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35_mistral-medium.json</text:p>
          </table:table-cell>
          <table:table-cell office:value-type="string" calcext:value-type="string">
            <text:p>0035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36_mistral-medium.json</text:p>
          </table:table-cell>
          <table:table-cell office:value-type="string" calcext:value-type="string">
            <text:p>0036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37_mistral-medium.json</text:p>
          </table:table-cell>
          <table:table-cell office:value-type="string" calcext:value-type="string">
            <text:p>0037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38_mistral-medium.json</text:p>
          </table:table-cell>
          <table:table-cell office:value-type="string" calcext:value-type="string">
            <text:p>0038</text:p>
          </table:table-cell>
          <table:table-cell office:value-type="string" calcext:value-type="string">
            <text:p>Juana de Ibarbourou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39_mistral-medium.json</text:p>
          </table:table-cell>
          <table:table-cell office:value-type="string" calcext:value-type="string">
            <text:p>0039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40_mistral-medium.json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41_mistral-medium.json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42_mistral-medium.json</text:p>
          </table:table-cell>
          <table:table-cell office:value-type="string" calcext:value-type="string">
            <text:p>0042</text:p>
          </table:table-cell>
          <table:table-cell office:value-type="string" calcext:value-type="string">
            <text:p>Gerardo Diego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43_mistral-medium.json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44_mistral-medium.json</text:p>
          </table:table-cell>
          <table:table-cell office:value-type="string" calcext:value-type="string">
            <text:p>0044</text:p>
          </table:table-cell>
          <table:table-cell office:value-type="string" calcext:value-type="string">
            <text:p>Alfonso Cortés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45_mistral-medium.json</text:p>
          </table:table-cell>
          <table:table-cell office:value-type="string" calcext:value-type="string">
            <text:p>0045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46_mistral-medium.json</text:p>
          </table:table-cell>
          <table:table-cell office:value-type="string" calcext:value-type="string">
            <text:p>0046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47_mistral-medium.json</text:p>
          </table:table-cell>
          <table:table-cell office:value-type="string" calcext:value-type="string">
            <text:p>0047</text:p>
          </table:table-cell>
          <table:table-cell office:value-type="string" calcext:value-type="string">
            <text:p>Gaspar Núñez de Arce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48_mistral-medium.json</text:p>
          </table:table-cell>
          <table:table-cell office:value-type="string" calcext:value-type="string">
            <text:p>0048</text:p>
          </table:table-cell>
          <table:table-cell office:value-type="string" calcext:value-type="string">
            <text:p>Manuel Reina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49_mistral-medium.json</text:p>
          </table:table-cell>
          <table:table-cell office:value-type="string" calcext:value-type="string">
            <text:p>0049</text:p>
          </table:table-cell>
          <table:table-cell office:value-type="string" calcext:value-type="string">
            <text:p>Juan Ramón Jiménez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50_mistral-medium.json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Ramón María del Valle-Inclán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51_mistral-medium.json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52_mistral-medium.json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Ramón de Campoamor y Campoosori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53_mistral-medium.json</text:p>
          </table:table-cell>
          <table:table-cell office:value-type="string" calcext:value-type="string">
            <text:p>0053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54_mistral-medium.json</text:p>
          </table:table-cell>
          <table:table-cell office:value-type="string" calcext:value-type="string">
            <text:p>0054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55_mistral-medium.json</text:p>
          </table:table-cell>
          <table:table-cell office:value-type="string" calcext:value-type="string">
            <text:p>0055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56_mistral-medium.json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57_mistral-medium.json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58_mistral-medium.json</text:p>
          </table:table-cell>
          <table:table-cell office:value-type="string" calcext:value-type="string">
            <text:p>0058</text:p>
          </table:table-cell>
          <table:table-cell office:value-type="string" calcext:value-type="string">
            <text:p>Ramón de Campoamor y Campoosori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59_mistral-medium.json</text:p>
          </table:table-cell>
          <table:table-cell office:value-type="string" calcext:value-type="string">
            <text:p>0059</text:p>
          </table:table-cell>
          <table:table-cell office:value-type="string" calcext:value-type="string">
            <text:p>Ramón de Campoamor y Campoosori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60_mistral-medium.json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61_mistral-medium.json</text:p>
          </table:table-cell>
          <table:table-cell office:value-type="string" calcext:value-type="string">
            <text:p>0061</text:p>
          </table:table-cell>
          <table:table-cell office:value-type="string" calcext:value-type="string">
            <text:p>Carmen Cond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62_mistral-medium.json</text:p>
          </table:table-cell>
          <table:table-cell office:value-type="string" calcext:value-type="string">
            <text:p>0062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63_mistral-medium.json</text:p>
          </table:table-cell>
          <table:table-cell office:value-type="string" calcext:value-type="string">
            <text:p>0063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64_mistral-medium.json</text:p>
          </table:table-cell>
          <table:table-cell office:value-type="string" calcext:value-type="string">
            <text:p>0064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65_mistral-medium.json</text:p>
          </table:table-cell>
          <table:table-cell office:value-type="string" calcext:value-type="string">
            <text:p>0065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66_mistral-medium.json</text:p>
          </table:table-cell>
          <table:table-cell office:value-type="string" calcext:value-type="string">
            <text:p>0066</text:p>
          </table:table-cell>
          <table:table-cell office:value-type="string" calcext:value-type="string">
            <text:p>Leda Rodrígue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67_mistral-medium.json</text:p>
          </table:table-cell>
          <table:table-cell office:value-type="string" calcext:value-type="string">
            <text:p>0067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68_mistral-medium.json</text:p>
          </table:table-cell>
          <table:table-cell office:value-type="string" calcext:value-type="string">
            <text:p>0068</text:p>
          </table:table-cell>
          <table:table-cell office:value-type="string" calcext:value-type="string">
            <text:p>Gaspar Núñez de Arc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69_mistral-medium.json</text:p>
          </table:table-cell>
          <table:table-cell office:value-type="string" calcext:value-type="string">
            <text:p>0069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70_mistral-medium.json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71_mistral-medium.json</text:p>
          </table:table-cell>
          <table:table-cell office:value-type="string" calcext:value-type="string">
            <text:p>0071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72_mistral-medium.json</text:p>
          </table:table-cell>
          <table:table-cell office:value-type="string" calcext:value-type="string">
            <text:p>0072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73_mistral-medium.json</text:p>
          </table:table-cell>
          <table:table-cell office:value-type="string" calcext:value-type="string">
            <text:p>0073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74_mistral-medium.json</text:p>
          </table:table-cell>
          <table:table-cell office:value-type="string" calcext:value-type="string">
            <text:p>0074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75_mistral-medium.json</text:p>
          </table:table-cell>
          <table:table-cell office:value-type="string" calcext:value-type="string">
            <text:p>0075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76_mistral-medium.json</text:p>
          </table:table-cell>
          <table:table-cell office:value-type="string" calcext:value-type="string">
            <text:p>0076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77_mistral-medium.json</text:p>
          </table:table-cell>
          <table:table-cell office:value-type="string" calcext:value-type="string">
            <text:p>0077</text:p>
          </table:table-cell>
          <table:table-cell office:value-type="string" calcext:value-type="string">
            <text:p>Francisco Villaespesa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78_mistral-medium.json</text:p>
          </table:table-cell>
          <table:table-cell office:value-type="string" calcext:value-type="string">
            <text:p>0078</text:p>
          </table:table-cell>
          <table:table-cell office:value-type="string" calcext:value-type="string">
            <text:p>Fernando María Guerrer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79_mistral-medium.json</text:p>
          </table:table-cell>
          <table:table-cell office:value-type="string" calcext:value-type="string">
            <text:p>0079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80_mistral-medium.json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81_mistral-medium.json</text:p>
          </table:table-cell>
          <table:table-cell office:value-type="string" calcext:value-type="string">
            <text:p>0081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82_mistral-medium.json</text:p>
          </table:table-cell>
          <table:table-cell office:value-type="string" calcext:value-type="string">
            <text:p>0082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83_mistral-medium.json</text:p>
          </table:table-cell>
          <table:table-cell office:value-type="string" calcext:value-type="string">
            <text:p>0083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84_mistral-medium.json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85_mistral-medium.json</text:p>
          </table:table-cell>
          <table:table-cell office:value-type="string" calcext:value-type="string">
            <text:p>0085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86_mistral-medium.json</text:p>
          </table:table-cell>
          <table:table-cell office:value-type="string" calcext:value-type="string">
            <text:p>0086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87_mistral-medium.json</text:p>
          </table:table-cell>
          <table:table-cell office:value-type="string" calcext:value-type="string">
            <text:p>0087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88_mistral-medium.json</text:p>
          </table:table-cell>
          <table:table-cell office:value-type="string" calcext:value-type="string">
            <text:p>0088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89_mistral-medium.json</text:p>
          </table:table-cell>
          <table:table-cell office:value-type="string" calcext:value-type="string">
            <text:p>0089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90_mistral-medium.json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Gerardo Diego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91_mistral-medium.json</text:p>
          </table:table-cell>
          <table:table-cell office:value-type="string" calcext:value-type="string">
            <text:p>0091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92_mistral-medium.json</text:p>
          </table:table-cell>
          <table:table-cell office:value-type="string" calcext:value-type="string">
            <text:p>0092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93_mistral-medium.json</text:p>
          </table:table-cell>
          <table:table-cell office:value-type="string" calcext:value-type="string">
            <text:p>0093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94_mistral-medium.json</text:p>
          </table:table-cell>
          <table:table-cell office:value-type="string" calcext:value-type="string">
            <text:p>0094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95_mistral-medium.json</text:p>
          </table:table-cell>
          <table:table-cell office:value-type="string" calcext:value-type="string">
            <text:p>0095</text:p>
          </table:table-cell>
          <table:table-cell office:value-type="string" calcext:value-type="string">
            <text:p>Juana de Ibarbourou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96_mistral-medium.json</text:p>
          </table:table-cell>
          <table:table-cell office:value-type="string" calcext:value-type="string">
            <text:p>0096</text:p>
          </table:table-cell>
          <table:table-cell office:value-type="string" calcext:value-type="string">
            <text:p>José María Gabriel y Galán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97_mistral-medium.json</text:p>
          </table:table-cell>
          <table:table-cell office:value-type="string" calcext:value-type="string">
            <text:p>0097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98_mistral-medium.json</text:p>
          </table:table-cell>
          <table:table-cell office:value-type="string" calcext:value-type="string">
            <text:p>0098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99_mistral-medium.json</text:p>
          </table:table-cell>
          <table:table-cell office:value-type="string" calcext:value-type="string">
            <text:p>0099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100_mistral-medium.json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medium</text:p>
          </table:table-cell>
          <table:table-cell table:number-columns-repeated="2"/>
        </table:table-row>
      </table:table>
      <table:table table:name="authorMatches" table:style-name="ta1">
        <office:forms form:automatic-focus="false" form:apply-design-mode="false"/>
        <table:table-column table:style-name="co13" table:default-cell-style-name="ce5"/>
        <table:table-column table:style-name="co14" table:default-cell-style-name="ce13"/>
        <table:table-column table:style-name="co15" table:default-cell-style-name="ce20"/>
        <table:table-column table:style-name="co12" table:default-cell-style-name="ce27"/>
        <table:table-column table:style-name="co12" table:number-columns-repeated="3" table:default-cell-style-name="Default"/>
        <table:table-row table:style-name="ro1">
          <table:table-cell table:style-name="Pivot_20_Table_20_Field" office:value-type="string" calcext:value-type="string">
            <text:p>authMatch</text:p>
          </table:table-cell>
          <table:table-cell table:style-name="ce9" office:value-type="string" calcext:value-type="string">
            <text:p>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matches</text:p>
          </table:table-cell>
          <table:table-cell office:value-type="string" calcext:value-type="string">
            <text:p>century</text:p>
          </table:table-cell>
        </table:table-row>
        <table:table-row table:style-name="ro1">
          <table:table-cell table:style-name="ce2"/>
          <table:table-cell table:style-name="ce10"/>
          <table:table-cell table:style-name="ce17" office:value-type="string" calcext:value-type="string">
            <text:p>Data</text:p>
          </table:table-cell>
          <table:table-cell table:style-name="ce24"/>
          <table:table-cell table:number-columns-repeated="3"/>
        </table:table-row>
        <table:table-row table:style-name="ro1">
          <table:table-cell table:style-name="ce3" office:value-type="string" calcext:value-type="string">
            <text:p>authGold</text:p>
          </table:table-cell>
          <table:table-cell table:style-name="ce11" office:value-type="string" calcext:value-type="string">
            <text:p>model</text:p>
          </table:table-cell>
          <table:table-cell table:style-name="ce18" office:value-type="string" calcext:value-type="string">
            <text:p>Sum - authMatch</text:p>
          </table:table-cell>
          <table:table-cell table:style-name="ce25" office:value-type="string" calcext:value-type="string">
            <text:p>Count - model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Francisco de Quevedo</text:p>
          </table:table-cell>
          <table:table-cell table:style-name="ce12" office:value-type="string" calcext:value-type="string">
            <text:p>Claude-haiku</text:p>
          </table:table-cell>
          <table:table-cell table:style-name="ce19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7th</text:p>
          </table:table-cell>
        </table:table-row>
        <table:table-row table:style-name="ro1">
          <table:table-cell/>
          <table:table-cell office:value-type="string" calcext:value-type="string">
            <text:p>Claude-sonn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epseek-ch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mini-15-p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mini-20-fla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pt-3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pt-4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pt-4o-mi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tral-lar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tral-mediu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14" office:value-type="string" calcext:value-type="string">
            <text:p>Mistral-small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José Joaquín Olmedo</text:p>
          </table:table-cell>
          <table:table-cell table:style-name="ce15" office:value-type="string" calcext:value-type="string">
            <text:p>gemini-15-pro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8th</text:p>
          </table:table-cell>
        </table:table-row>
        <table:table-row table:style-name="ro1">
          <table:table-cell table:style-name="ce7" office:value-type="string" calcext:value-type="string">
            <text:p>Juan Meléndez Valdés</text:p>
          </table:table-cell>
          <table:table-cell table:style-name="ce15" office:value-type="string" calcext:value-type="string">
            <text:p>Claude-sonnet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8th</text:p>
          </table:table-cell>
        </table:table-row>
        <table:table-row table:style-name="ro1">
          <table:table-cell table:style-name="ce7" office:value-type="string" calcext:value-type="string">
            <text:p>Manuel Bretón de los Herreros</text:p>
          </table:table-cell>
          <table:table-cell table:style-name="ce15" office:value-type="string" calcext:value-type="string">
            <text:p>Claude-sonnet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9th</text:p>
          </table:table-cell>
        </table:table-row>
        <table:table-row table:style-name="ro1">
          <table:table-cell table:style-name="ce4" office:value-type="string" calcext:value-type="string">
            <text:p>Manuel del Palacio</text:p>
          </table:table-cell>
          <table:table-cell table:style-name="ce12" office:value-type="string" calcext:value-type="string">
            <text:p>Claude-sonnet</text:p>
          </table:table-cell>
          <table:table-cell table:style-name="ce19" office:value-type="float" office:value="9" calcext:value-type="float">
            <text:p>9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9th</text:p>
          </table:table-cell>
        </table:table-row>
        <table:table-row table:style-name="ro1">
          <table:table-cell/>
          <table:table-cell office:value-type="string" calcext:value-type="string">
            <text:p>gemini-20-flash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14" office:value-type="string" calcext:value-type="string">
            <text:p>Gpt-4.1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Manuel José Othón</text:p>
          </table:table-cell>
          <table:table-cell table:style-name="ce15" office:value-type="string" calcext:value-type="string">
            <text:p>Claude-sonnet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9th</text:p>
          </table:table-cell>
        </table:table-row>
        <table:table-row table:style-name="ro1">
          <table:table-cell table:style-name="ce4" office:value-type="string" calcext:value-type="string">
            <text:p>Rubén Darío</text:p>
          </table:table-cell>
          <table:table-cell table:style-name="ce12" office:value-type="string" calcext:value-type="string">
            <text:p>Claude-haiku</text:p>
          </table:table-cell>
          <table:table-cell table:style-name="ce19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9th</text:p>
          </table:table-cell>
        </table:table-row>
        <table:table-row table:style-name="ro1">
          <table:table-cell/>
          <table:table-cell office:value-type="string" calcext:value-type="string">
            <text:p>Claude-sonne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pt-4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pt-4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tral-lar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14" office:value-type="string" calcext:value-type="string">
            <text:p>Mistral-small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6"/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3"/>
        </table:table-row>
      </table:table>
      <table:table table:name="poemMatches" table:style-name="ta1">
        <office:forms form:automatic-focus="false" form:apply-design-mode="false"/>
        <table:table-column table:style-name="co16" table:default-cell-style-name="ce5"/>
        <table:table-column table:style-name="co12" table:default-cell-style-name="ce13"/>
        <table:table-column table:style-name="co17" table:default-cell-style-name="ce35"/>
        <table:table-column table:style-name="co17" table:number-columns-repeated="17" table:default-cell-style-name="Default"/>
        <table:table-row table:style-name="ro1">
          <table:table-cell table:style-name="Pivot_20_Table_20_Field" office:value-type="string" calcext:value-type="string">
            <text:p>authMatch</text:p>
          </table:table-cell>
          <table:table-cell table:style-name="ce9" office:value-type="string" calcext:value-type="string">
            <text:p>1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17"/>
        </table:table-row>
        <table:table-row table:style-name="ro1">
          <table:table-cell table:style-name="ce31" office:value-type="string" calcext:value-type="string">
            <text:p>authGold</text:p>
          </table:table-cell>
          <table:table-cell table:style-name="ce17" office:value-type="string" calcext:value-type="string">
            <text:p>poemNbr</text:p>
          </table:table-cell>
          <table:table-cell table:style-name="ce32" office:value-type="string" calcext:value-type="string">
            <text:p>Count - poemNbr</text:p>
          </table:table-cell>
          <table:table-cell table:number-columns-repeated="17"/>
        </table:table-row>
        <table:table-row table:style-name="ro1">
          <table:table-cell table:style-name="ce7" office:value-type="string" calcext:value-type="string">
            <text:p>Francisco de Quevedo</text:p>
          </table:table-cell>
          <table:table-cell table:style-name="ce15" office:value-type="string" calcext:value-type="string">
            <text:p>000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table:style-name="ce7" office:value-type="string" calcext:value-type="string">
            <text:p>José Joaquín Olmedo</text:p>
          </table:table-cell>
          <table:table-cell table:style-name="ce15" office:value-type="string" calcext:value-type="string">
            <text:p>008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7" office:value-type="string" calcext:value-type="string">
            <text:p>Juan Meléndez Valdés</text:p>
          </table:table-cell>
          <table:table-cell table:style-name="ce15" office:value-type="string" calcext:value-type="string">
            <text:p>003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7" office:value-type="string" calcext:value-type="string">
            <text:p>Manuel Bretón de los Herreros</text:p>
          </table:table-cell>
          <table:table-cell table:style-name="ce15" office:value-type="string" calcext:value-type="string">
            <text:p>0016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Manuel del Palacio</text:p>
          </table:table-cell>
          <table:table-cell table:style-name="ce12" office:value-type="string" calcext:value-type="string">
            <text:p>002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0051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005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0054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0056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0058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0059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0061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006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0064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0067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6"/>
          <table:table-cell table:style-name="ce14" office:value-type="string" calcext:value-type="string">
            <text:p>0068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7" office:value-type="string" calcext:value-type="string">
            <text:p>Manuel José Othón</text:p>
          </table:table-cell>
          <table:table-cell table:style-name="ce15" office:value-type="string" calcext:value-type="string">
            <text:p>0044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Rubén Darío</text:p>
          </table:table-cell>
          <table:table-cell table:style-name="ce12" office:value-type="string" calcext:value-type="string">
            <text:p>0049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style-name="ce6"/>
          <table:table-cell table:style-name="ce14" office:value-type="string" calcext:value-type="string">
            <text:p>005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6"/>
          <table:table-cell table:style-name="ce37" office:value-type="float" office:value="35" calcext:value-type="float">
            <text:p>35</text:p>
          </table:table-cell>
          <table:table-cell table:number-columns-repeated="17"/>
        </table:table-row>
      </table:table>
      <table:table table:name="notes" table:style-name="ta1">
        <office:forms form:automatic-focus="false" form:apply-design-mode="false"/>
        <table:table-column table:style-name="co1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laude-sonnet</text:p>
          </table:table-cell>
          <table:table-cell office:value-type="string" calcext:value-type="string">
            <text:p>excellent generation, occasional metrical mistakes</text:p>
          </table:table-cell>
        </table:table-row>
      </table:table>
      <table:named-expressions/>
      <table:database-ranges>
        <table:database-range table:name="__Anonymous_Sheet_DB__0" table:target-range-address="data.B1:data.K1201" table:display-filter-buttons="true"/>
      </table:database-ranges>
      <table:data-pilot-tables>
        <table:data-pilot-table table:name="DataPilot1" table:application-data="" table:target-range-address="authorMatches.A1:authorMatches.D29" table:buttons="authorMatches.A1 authorMatches.A4 authorMatches.B4 authorMatches.C3" table:show-filter-button="false" table:drill-down-on-double-click="false">
          <table:source-cell-range table:cell-range-address="data.A1:data.L1201"/>
          <table:data-pilot-field table:source-field-name="authMatch" table:orientation="page" table:used-hierarchy="0" table:function="auto" loext:ignore-selected-page="true" table:selected-page="1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uthGold" table:orientation="row" table:used-hierarchy="0" table:function="auto">
            <table:data-pilot-level table:show-empty="false" calcext:repeat-item-labels="false">
              <table:data-pilot-members>
                <table:data-pilot-member table:name="Anónimo" table:display="true" table:show-details="true"/>
                <table:data-pilot-member table:name="Antonio Ros de Olano" table:display="true" table:show-details="true"/>
                <table:data-pilot-member table:name="Arturo Reyes" table:display="true" table:show-details="true"/>
                <table:data-pilot-member table:name="Augusto E. Madan" table:display="true" table:show-details="true"/>
                <table:data-pilot-member table:name="Blas Sirvent" table:display="true" table:show-details="true"/>
                <table:data-pilot-member table:name="Camila Lucinda" table:display="true" table:show-details="true"/>
                <table:data-pilot-member table:name="Carlos de la Coba Machicao" table:display="true" table:show-details="true"/>
                <table:data-pilot-member table:name="Concepción Robles" table:display="true" table:show-details="true"/>
                <table:data-pilot-member table:name="Emilio Mora" table:display="true" table:show-details="true"/>
                <table:data-pilot-member table:name="Enrique Sierra Valenzuela" table:display="true" table:show-details="true"/>
                <table:data-pilot-member table:name="Esther Lucila Vázquez" table:display="true" table:show-details="true"/>
                <table:data-pilot-member table:name="Fernando Maristany" table:display="true" table:show-details="true"/>
                <table:data-pilot-member table:name="Francisco de Figueroa" table:display="true" table:show-details="true"/>
                <table:data-pilot-member table:name="Francisco de Quevedo" table:display="true" table:show-details="true"/>
                <table:data-pilot-member table:name="Francisco de Sigüenza" table:display="true" table:show-details="true"/>
                <table:data-pilot-member table:name="Francisco de Terrazas" table:display="true" table:show-details="true"/>
                <table:data-pilot-member table:name="Francisco Javier Ugarte y Pages" table:display="true" table:show-details="true"/>
                <table:data-pilot-member table:name="Jacinto Verdaguer" table:display="true" table:show-details="true"/>
                <table:data-pilot-member table:name="Jerónimo de Lomas Cantoral" table:display="true" table:show-details="true"/>
                <table:data-pilot-member table:name="Joaquín Sabina" table:display="true" table:show-details="true"/>
                <table:data-pilot-member table:name="Jon Juaristi" table:display="true" table:show-details="true"/>
                <table:data-pilot-member table:name="José Campo Moreno" table:display="true" table:show-details="true"/>
                <table:data-pilot-member table:name="José Francisco de Isla, «Padre Isla»" table:display="true" table:show-details="true"/>
                <table:data-pilot-member table:name="José Gonzalo Roldán" table:display="true" table:show-details="true"/>
                <table:data-pilot-member table:name="José Joaquín Olmedo" table:display="true" table:show-details="true"/>
                <table:data-pilot-member table:name="José Selgas y Carrasco" table:display="true" table:show-details="true"/>
                <table:data-pilot-member table:name="Juan Bautista de Mesa" table:display="true" table:show-details="true"/>
                <table:data-pilot-member table:name="Juan de Arguijo" table:display="true" table:show-details="true"/>
                <table:data-pilot-member table:name="Juan de San Martín" table:display="true" table:show-details="true"/>
                <table:data-pilot-member table:name="Juan de Tassis y Peralta, Conde de Villamediana" table:display="true" table:show-details="true"/>
                <table:data-pilot-member table:name="Juan Francisco Andrés" table:display="true" table:show-details="true"/>
                <table:data-pilot-member table:name="Juan Francisco de Prado" table:display="true" table:show-details="true"/>
                <table:data-pilot-member table:name="Juan Martínez Villergas" table:display="true" table:show-details="true"/>
                <table:data-pilot-member table:name="Juan Meléndez Valdés" table:display="true" table:show-details="true"/>
                <table:data-pilot-member table:name="Julián del Casal" table:display="true" table:show-details="true"/>
                <table:data-pilot-member table:name="Julio Flores Roa" table:display="true" table:show-details="true"/>
                <table:data-pilot-member table:name="Julio Herrera y Reissig" table:display="true" table:show-details="true"/>
                <table:data-pilot-member table:name="Luis Barahona de Soto" table:display="true" table:show-details="true"/>
                <table:data-pilot-member table:name="Luis Martín de la Plaza" table:display="true" table:show-details="true"/>
                <table:data-pilot-member table:name="Luis Vélez de Guevara" table:display="true" table:show-details="true"/>
                <table:data-pilot-member table:name="Manuel Bernabé" table:display="true" table:show-details="true"/>
                <table:data-pilot-member table:name="Manuel Bretón de los Herreros" table:display="true" table:show-details="true"/>
                <table:data-pilot-member table:name="Manuel del Palacio" table:display="true" table:show-details="true"/>
                <table:data-pilot-member table:name="Manuel Gutiérrez Nájera" table:display="true" table:show-details="true"/>
                <table:data-pilot-member table:name="Manuel José Othón" table:display="true" table:show-details="true"/>
                <table:data-pilot-member table:name="Manuel Reina" table:display="true" table:show-details="true"/>
                <table:data-pilot-member table:name="Mariano Álvarez Robles" table:display="true" table:show-details="true"/>
                <table:data-pilot-member table:name="Marqués de Santillana" table:display="true" table:show-details="true"/>
                <table:data-pilot-member table:name="Matías Frigola y Picón" table:display="true" table:show-details="true"/>
                <table:data-pilot-member table:name="Melchor Jufré del Águila" table:display="true" table:show-details="true"/>
                <table:data-pilot-member table:name="Melchor Palau y Català" table:display="true" table:show-details="true"/>
                <table:data-pilot-member table:name="Mercedes de Velilla Rodríguez" table:display="true" table:show-details="true"/>
                <table:data-pilot-member table:name="Mercedes Matamoros" table:display="true" table:show-details="true"/>
                <table:data-pilot-member table:name="Miguel Agustín Príncipe" table:display="true" table:show-details="true"/>
                <table:data-pilot-member table:name="Miguel de Cervantes" table:display="true" table:show-details="true"/>
                <table:data-pilot-member table:name="Miguel Ramos Carrión" table:display="true" table:show-details="true"/>
                <table:data-pilot-member table:name="Nicolás Arnao" table:display="true" table:show-details="true"/>
                <table:data-pilot-member table:name="Numa Pompilio Llona" table:display="true" table:show-details="true"/>
                <table:data-pilot-member table:name="Pedro de Quirós" table:display="true" table:show-details="true"/>
                <table:data-pilot-member table:name="Rosario («Crisantema») Sansores" table:display="true" table:show-details="true"/>
                <table:data-pilot-member table:name="Rubén Darío" table:display="true" table:show-details="true"/>
                <table:data-pilot-member table:name="Simón Villalobos Benavides y Calatayud" table:display="true" table:show-details="true"/>
                <table:data-pilot-member table:name="Wenceslao Ayguals de Izc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del" table:orientation="row" table:used-hierarchy="0" table:function="auto">
            <table:data-pilot-level table:show-empty="false" calcext:repeat-item-labels="false">
              <table:data-pilot-members>
                <table:data-pilot-member table:name="Claude-haiku" table:display="true" table:show-details="true"/>
                <table:data-pilot-member table:name="Claude-sonnet" table:display="true" table:show-details="true"/>
                <table:data-pilot-member table:name="Deepseek-chat" table:display="true" table:show-details="true"/>
                <table:data-pilot-member table:name="gemini-15-pro" table:display="true" table:show-details="true"/>
                <table:data-pilot-member table:name="gemini-20-flash" table:display="true" table:show-details="true"/>
                <table:data-pilot-member table:name="Gpt-3.5" table:display="true" table:show-details="true"/>
                <table:data-pilot-member table:name="Gpt-4.1" table:display="true" table:show-details="true"/>
                <table:data-pilot-member table:name="gpt-4o" table:display="true" table:show-details="true"/>
                <table:data-pilot-member table:name="gpt-4o-mini" table:display="true" table:show-details="true"/>
                <table:data-pilot-member table:name="Mistral-large" table:display="true" table:show-details="true"/>
                <table:data-pilot-member table:name="Mistral-medium" table:display="true" table:show-details="true"/>
                <table:data-pilot-member table:name="Mistral-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uthMatch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del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poemMatches.A1:poemMatches.C23" table:buttons="poemMatches.A1 poemMatches.A3 poemMatches.B3" table:show-filter-button="false" table:drill-down-on-double-click="false">
          <table:source-cell-range table:cell-range-address="data.A1:data.M1201"/>
          <table:data-pilot-field table:source-field-name="authMatch" table:orientation="page" table:used-hierarchy="0" table:function="auto" loext:ignore-selected-page="true" table:selected-page="1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uthGold" table:orientation="row" table:used-hierarchy="0" table:function="auto">
            <table:data-pilot-level table:show-empty="false" calcext:repeat-item-labels="false">
              <table:data-pilot-members>
                <table:data-pilot-member table:name="Anónimo" table:display="true" table:show-details="true"/>
                <table:data-pilot-member table:name="Antonio Ros de Olano" table:display="true" table:show-details="true"/>
                <table:data-pilot-member table:name="Arturo Reyes" table:display="true" table:show-details="true"/>
                <table:data-pilot-member table:name="Augusto E. Madan" table:display="true" table:show-details="true"/>
                <table:data-pilot-member table:name="Blas Sirvent" table:display="true" table:show-details="true"/>
                <table:data-pilot-member table:name="Camila Lucinda" table:display="true" table:show-details="true"/>
                <table:data-pilot-member table:name="Carlos de la Coba Machicao" table:display="true" table:show-details="true"/>
                <table:data-pilot-member table:name="Concepción Robles" table:display="true" table:show-details="true"/>
                <table:data-pilot-member table:name="Emilio Mora" table:display="true" table:show-details="true"/>
                <table:data-pilot-member table:name="Enrique Sierra Valenzuela" table:display="true" table:show-details="true"/>
                <table:data-pilot-member table:name="Esther Lucila Vázquez" table:display="true" table:show-details="true"/>
                <table:data-pilot-member table:name="Fernando Maristany" table:display="true" table:show-details="true"/>
                <table:data-pilot-member table:name="Francisco de Figueroa" table:display="true" table:show-details="true"/>
                <table:data-pilot-member table:name="Francisco de Quevedo" table:display="true" table:show-details="true"/>
                <table:data-pilot-member table:name="Francisco de Sigüenza" table:display="true" table:show-details="true"/>
                <table:data-pilot-member table:name="Francisco de Terrazas" table:display="true" table:show-details="true"/>
                <table:data-pilot-member table:name="Francisco Javier Ugarte y Pages" table:display="true" table:show-details="true"/>
                <table:data-pilot-member table:name="Jacinto Verdaguer" table:display="true" table:show-details="true"/>
                <table:data-pilot-member table:name="Jerónimo de Lomas Cantoral" table:display="true" table:show-details="true"/>
                <table:data-pilot-member table:name="Joaquín Sabina" table:display="true" table:show-details="true"/>
                <table:data-pilot-member table:name="Jon Juaristi" table:display="true" table:show-details="true"/>
                <table:data-pilot-member table:name="José Campo Moreno" table:display="true" table:show-details="true"/>
                <table:data-pilot-member table:name="José Francisco de Isla, «Padre Isla»" table:display="true" table:show-details="true"/>
                <table:data-pilot-member table:name="José Gonzalo Roldán" table:display="true" table:show-details="true"/>
                <table:data-pilot-member table:name="José Joaquín Olmedo" table:display="true" table:show-details="true"/>
                <table:data-pilot-member table:name="José Selgas y Carrasco" table:display="true" table:show-details="true"/>
                <table:data-pilot-member table:name="Juan Bautista de Mesa" table:display="true" table:show-details="true"/>
                <table:data-pilot-member table:name="Juan de Arguijo" table:display="true" table:show-details="true"/>
                <table:data-pilot-member table:name="Juan de San Martín" table:display="true" table:show-details="true"/>
                <table:data-pilot-member table:name="Juan de Tassis y Peralta, Conde de Villamediana" table:display="true" table:show-details="true"/>
                <table:data-pilot-member table:name="Juan Francisco Andrés" table:display="true" table:show-details="true"/>
                <table:data-pilot-member table:name="Juan Francisco de Prado" table:display="true" table:show-details="true"/>
                <table:data-pilot-member table:name="Juan Martínez Villergas" table:display="true" table:show-details="true"/>
                <table:data-pilot-member table:name="Juan Meléndez Valdés" table:display="true" table:show-details="true"/>
                <table:data-pilot-member table:name="Julián del Casal" table:display="true" table:show-details="true"/>
                <table:data-pilot-member table:name="Julio Flores Roa" table:display="true" table:show-details="true"/>
                <table:data-pilot-member table:name="Julio Herrera y Reissig" table:display="true" table:show-details="true"/>
                <table:data-pilot-member table:name="Luis Barahona de Soto" table:display="true" table:show-details="true"/>
                <table:data-pilot-member table:name="Luis Martín de la Plaza" table:display="true" table:show-details="true"/>
                <table:data-pilot-member table:name="Luis Vélez de Guevara" table:display="true" table:show-details="true"/>
                <table:data-pilot-member table:name="Manuel Bernabé" table:display="true" table:show-details="true"/>
                <table:data-pilot-member table:name="Manuel Bretón de los Herreros" table:display="true" table:show-details="true"/>
                <table:data-pilot-member table:name="Manuel del Palacio" table:display="true" table:show-details="true"/>
                <table:data-pilot-member table:name="Manuel Gutiérrez Nájera" table:display="true" table:show-details="true"/>
                <table:data-pilot-member table:name="Manuel José Othón" table:display="true" table:show-details="true"/>
                <table:data-pilot-member table:name="Manuel Reina" table:display="true" table:show-details="true"/>
                <table:data-pilot-member table:name="Mariano Álvarez Robles" table:display="true" table:show-details="true"/>
                <table:data-pilot-member table:name="Marqués de Santillana" table:display="true" table:show-details="true"/>
                <table:data-pilot-member table:name="Matías Frigola y Picón" table:display="true" table:show-details="true"/>
                <table:data-pilot-member table:name="Melchor Jufré del Águila" table:display="true" table:show-details="true"/>
                <table:data-pilot-member table:name="Melchor Palau y Català" table:display="true" table:show-details="true"/>
                <table:data-pilot-member table:name="Mercedes de Velilla Rodríguez" table:display="true" table:show-details="true"/>
                <table:data-pilot-member table:name="Mercedes Matamoros" table:display="true" table:show-details="true"/>
                <table:data-pilot-member table:name="Miguel Agustín Príncipe" table:display="true" table:show-details="true"/>
                <table:data-pilot-member table:name="Miguel de Cervantes" table:display="true" table:show-details="true"/>
                <table:data-pilot-member table:name="Miguel Ramos Carrión" table:display="true" table:show-details="true"/>
                <table:data-pilot-member table:name="Nicolás Arnao" table:display="true" table:show-details="true"/>
                <table:data-pilot-member table:name="Numa Pompilio Llona" table:display="true" table:show-details="true"/>
                <table:data-pilot-member table:name="Pedro de Quirós" table:display="true" table:show-details="true"/>
                <table:data-pilot-member table:name="Rosario («Crisantema») Sansores" table:display="true" table:show-details="true"/>
                <table:data-pilot-member table:name="Rubén Darío" table:display="true" table:show-details="true"/>
                <table:data-pilot-member table:name="Simón Villalobos Benavides y Calatayud" table:display="true" table:show-details="true"/>
                <table:data-pilot-member table:name="Wenceslao Ayguals de Izc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emNbr" table:orientation="row" table:used-hierarchy="0" table:function="auto">
            <table:data-pilot-level table:show-empty="false" calcext:repeat-item-labels="false">
              <table:data-pilot-members>
                <table:data-pilot-member table:name="0001" table:display="true" table:show-details="true"/>
                <table:data-pilot-member table:name="0002" table:display="true" table:show-details="true"/>
                <table:data-pilot-member table:name="0003" table:display="true" table:show-details="true"/>
                <table:data-pilot-member table:name="0004" table:display="true" table:show-details="true"/>
                <table:data-pilot-member table:name="0005" table:display="true" table:show-details="true"/>
                <table:data-pilot-member table:name="0006" table:display="true" table:show-details="true"/>
                <table:data-pilot-member table:name="0007" table:display="true" table:show-details="true"/>
                <table:data-pilot-member table:name="0008" table:display="true" table:show-details="true"/>
                <table:data-pilot-member table:name="0009" table:display="true" table:show-details="true"/>
                <table:data-pilot-member table:name="0010" table:display="true" table:show-details="true"/>
                <table:data-pilot-member table:name="0011" table:display="true" table:show-details="true"/>
                <table:data-pilot-member table:name="0012" table:display="true" table:show-details="true"/>
                <table:data-pilot-member table:name="0013" table:display="true" table:show-details="true"/>
                <table:data-pilot-member table:name="0014" table:display="true" table:show-details="true"/>
                <table:data-pilot-member table:name="0015" table:display="true" table:show-details="true"/>
                <table:data-pilot-member table:name="0016" table:display="true" table:show-details="true"/>
                <table:data-pilot-member table:name="0017" table:display="true" table:show-details="true"/>
                <table:data-pilot-member table:name="0018" table:display="true" table:show-details="true"/>
                <table:data-pilot-member table:name="0019" table:display="true" table:show-details="true"/>
                <table:data-pilot-member table:name="0020" table:display="true" table:show-details="true"/>
                <table:data-pilot-member table:name="0021" table:display="true" table:show-details="true"/>
                <table:data-pilot-member table:name="0022" table:display="true" table:show-details="true"/>
                <table:data-pilot-member table:name="0023" table:display="true" table:show-details="true"/>
                <table:data-pilot-member table:name="0024" table:display="true" table:show-details="true"/>
                <table:data-pilot-member table:name="0025" table:display="true" table:show-details="true"/>
                <table:data-pilot-member table:name="0026" table:display="true" table:show-details="true"/>
                <table:data-pilot-member table:name="0027" table:display="true" table:show-details="true"/>
                <table:data-pilot-member table:name="0028" table:display="true" table:show-details="true"/>
                <table:data-pilot-member table:name="0029" table:display="true" table:show-details="true"/>
                <table:data-pilot-member table:name="0030" table:display="true" table:show-details="true"/>
                <table:data-pilot-member table:name="0031" table:display="true" table:show-details="true"/>
                <table:data-pilot-member table:name="0032" table:display="true" table:show-details="true"/>
                <table:data-pilot-member table:name="0033" table:display="true" table:show-details="true"/>
                <table:data-pilot-member table:name="0034" table:display="true" table:show-details="true"/>
                <table:data-pilot-member table:name="0035" table:display="true" table:show-details="true"/>
                <table:data-pilot-member table:name="0036" table:display="true" table:show-details="true"/>
                <table:data-pilot-member table:name="0037" table:display="true" table:show-details="true"/>
                <table:data-pilot-member table:name="0038" table:display="true" table:show-details="true"/>
                <table:data-pilot-member table:name="0039" table:display="true" table:show-details="true"/>
                <table:data-pilot-member table:name="0040" table:display="true" table:show-details="true"/>
                <table:data-pilot-member table:name="0041" table:display="true" table:show-details="true"/>
                <table:data-pilot-member table:name="0042" table:display="true" table:show-details="true"/>
                <table:data-pilot-member table:name="0043" table:display="true" table:show-details="true"/>
                <table:data-pilot-member table:name="0044" table:display="true" table:show-details="true"/>
                <table:data-pilot-member table:name="0045" table:display="true" table:show-details="true"/>
                <table:data-pilot-member table:name="0046" table:display="true" table:show-details="true"/>
                <table:data-pilot-member table:name="0047" table:display="true" table:show-details="true"/>
                <table:data-pilot-member table:name="0048" table:display="true" table:show-details="true"/>
                <table:data-pilot-member table:name="0049" table:display="true" table:show-details="true"/>
                <table:data-pilot-member table:name="0050" table:display="true" table:show-details="true"/>
                <table:data-pilot-member table:name="0051" table:display="true" table:show-details="true"/>
                <table:data-pilot-member table:name="0052" table:display="true" table:show-details="true"/>
                <table:data-pilot-member table:name="0053" table:display="true" table:show-details="true"/>
                <table:data-pilot-member table:name="0054" table:display="true" table:show-details="true"/>
                <table:data-pilot-member table:name="0055" table:display="true" table:show-details="true"/>
                <table:data-pilot-member table:name="0056" table:display="true" table:show-details="true"/>
                <table:data-pilot-member table:name="0057" table:display="true" table:show-details="true"/>
                <table:data-pilot-member table:name="0058" table:display="true" table:show-details="true"/>
                <table:data-pilot-member table:name="0059" table:display="true" table:show-details="true"/>
                <table:data-pilot-member table:name="0060" table:display="true" table:show-details="true"/>
                <table:data-pilot-member table:name="0061" table:display="true" table:show-details="true"/>
                <table:data-pilot-member table:name="0062" table:display="true" table:show-details="true"/>
                <table:data-pilot-member table:name="0063" table:display="true" table:show-details="true"/>
                <table:data-pilot-member table:name="0064" table:display="true" table:show-details="true"/>
                <table:data-pilot-member table:name="0065" table:display="true" table:show-details="true"/>
                <table:data-pilot-member table:name="0066" table:display="true" table:show-details="true"/>
                <table:data-pilot-member table:name="0067" table:display="true" table:show-details="true"/>
                <table:data-pilot-member table:name="0068" table:display="true" table:show-details="true"/>
                <table:data-pilot-member table:name="0069" table:display="true" table:show-details="true"/>
                <table:data-pilot-member table:name="0070" table:display="true" table:show-details="true"/>
                <table:data-pilot-member table:name="0071" table:display="true" table:show-details="true"/>
                <table:data-pilot-member table:name="0072" table:display="true" table:show-details="true"/>
                <table:data-pilot-member table:name="0073" table:display="true" table:show-details="true"/>
                <table:data-pilot-member table:name="0074" table:display="true" table:show-details="true"/>
                <table:data-pilot-member table:name="0075" table:display="true" table:show-details="true"/>
                <table:data-pilot-member table:name="0076" table:display="true" table:show-details="true"/>
                <table:data-pilot-member table:name="0077" table:display="true" table:show-details="true"/>
                <table:data-pilot-member table:name="0078" table:display="true" table:show-details="true"/>
                <table:data-pilot-member table:name="0079" table:display="true" table:show-details="true"/>
                <table:data-pilot-member table:name="0080" table:display="true" table:show-details="true"/>
                <table:data-pilot-member table:name="0081" table:display="true" table:show-details="true"/>
                <table:data-pilot-member table:name="0082" table:display="true" table:show-details="true"/>
                <table:data-pilot-member table:name="0083" table:display="true" table:show-details="true"/>
                <table:data-pilot-member table:name="0084" table:display="true" table:show-details="true"/>
                <table:data-pilot-member table:name="0085" table:display="true" table:show-details="true"/>
                <table:data-pilot-member table:name="0086" table:display="true" table:show-details="true"/>
                <table:data-pilot-member table:name="0087" table:display="true" table:show-details="true"/>
                <table:data-pilot-member table:name="0088" table:display="true" table:show-details="true"/>
                <table:data-pilot-member table:name="0089" table:display="true" table:show-details="true"/>
                <table:data-pilot-member table:name="0090" table:display="true" table:show-details="true"/>
                <table:data-pilot-member table:name="0091" table:display="true" table:show-details="true"/>
                <table:data-pilot-member table:name="0092" table:display="true" table:show-details="true"/>
                <table:data-pilot-member table:name="0093" table:display="true" table:show-details="true"/>
                <table:data-pilot-member table:name="0094" table:display="true" table:show-details="true"/>
                <table:data-pilot-member table:name="0095" table:display="true" table:show-details="true"/>
                <table:data-pilot-member table:name="0096" table:display="true" table:show-details="true"/>
                <table:data-pilot-member table:name="0097" table:display="true" table:show-details="true"/>
                <table:data-pilot-member table:name="0098" table:display="true" table:show-details="true"/>
                <table:data-pilot-member table:name="0099" table:display="true" table:show-details="true"/>
                <table:data-pilot-member table:name="0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emNbr" table:orientation="data" table:used-hierarchy="0" table:function="count">
            <table:data-pilot-level table:show-empty="false" calcext:repeat-item-labels="false">
              <table:data-pilot-members>
                <table:data-pilot-member table:name="0001" table:display="true" table:show-details="true"/>
                <table:data-pilot-member table:name="0002" table:display="true" table:show-details="true"/>
                <table:data-pilot-member table:name="0003" table:display="true" table:show-details="true"/>
                <table:data-pilot-member table:name="0004" table:display="true" table:show-details="true"/>
                <table:data-pilot-member table:name="0005" table:display="true" table:show-details="true"/>
                <table:data-pilot-member table:name="0006" table:display="true" table:show-details="true"/>
                <table:data-pilot-member table:name="0007" table:display="true" table:show-details="true"/>
                <table:data-pilot-member table:name="0008" table:display="true" table:show-details="true"/>
                <table:data-pilot-member table:name="0009" table:display="true" table:show-details="true"/>
                <table:data-pilot-member table:name="0010" table:display="true" table:show-details="true"/>
                <table:data-pilot-member table:name="0011" table:display="true" table:show-details="true"/>
                <table:data-pilot-member table:name="0012" table:display="true" table:show-details="true"/>
                <table:data-pilot-member table:name="0013" table:display="true" table:show-details="true"/>
                <table:data-pilot-member table:name="0014" table:display="true" table:show-details="true"/>
                <table:data-pilot-member table:name="0015" table:display="true" table:show-details="true"/>
                <table:data-pilot-member table:name="0016" table:display="true" table:show-details="true"/>
                <table:data-pilot-member table:name="0017" table:display="true" table:show-details="true"/>
                <table:data-pilot-member table:name="0018" table:display="true" table:show-details="true"/>
                <table:data-pilot-member table:name="0019" table:display="true" table:show-details="true"/>
                <table:data-pilot-member table:name="0020" table:display="true" table:show-details="true"/>
                <table:data-pilot-member table:name="0021" table:display="true" table:show-details="true"/>
                <table:data-pilot-member table:name="0022" table:display="true" table:show-details="true"/>
                <table:data-pilot-member table:name="0023" table:display="true" table:show-details="true"/>
                <table:data-pilot-member table:name="0024" table:display="true" table:show-details="true"/>
                <table:data-pilot-member table:name="0025" table:display="true" table:show-details="true"/>
                <table:data-pilot-member table:name="0026" table:display="true" table:show-details="true"/>
                <table:data-pilot-member table:name="0027" table:display="true" table:show-details="true"/>
                <table:data-pilot-member table:name="0028" table:display="true" table:show-details="true"/>
                <table:data-pilot-member table:name="0029" table:display="true" table:show-details="true"/>
                <table:data-pilot-member table:name="0030" table:display="true" table:show-details="true"/>
                <table:data-pilot-member table:name="0031" table:display="true" table:show-details="true"/>
                <table:data-pilot-member table:name="0032" table:display="true" table:show-details="true"/>
                <table:data-pilot-member table:name="0033" table:display="true" table:show-details="true"/>
                <table:data-pilot-member table:name="0034" table:display="true" table:show-details="true"/>
                <table:data-pilot-member table:name="0035" table:display="true" table:show-details="true"/>
                <table:data-pilot-member table:name="0036" table:display="true" table:show-details="true"/>
                <table:data-pilot-member table:name="0037" table:display="true" table:show-details="true"/>
                <table:data-pilot-member table:name="0038" table:display="true" table:show-details="true"/>
                <table:data-pilot-member table:name="0039" table:display="true" table:show-details="true"/>
                <table:data-pilot-member table:name="0040" table:display="true" table:show-details="true"/>
                <table:data-pilot-member table:name="0041" table:display="true" table:show-details="true"/>
                <table:data-pilot-member table:name="0042" table:display="true" table:show-details="true"/>
                <table:data-pilot-member table:name="0043" table:display="true" table:show-details="true"/>
                <table:data-pilot-member table:name="0044" table:display="true" table:show-details="true"/>
                <table:data-pilot-member table:name="0045" table:display="true" table:show-details="true"/>
                <table:data-pilot-member table:name="0046" table:display="true" table:show-details="true"/>
                <table:data-pilot-member table:name="0047" table:display="true" table:show-details="true"/>
                <table:data-pilot-member table:name="0048" table:display="true" table:show-details="true"/>
                <table:data-pilot-member table:name="0049" table:display="true" table:show-details="true"/>
                <table:data-pilot-member table:name="0050" table:display="true" table:show-details="true"/>
                <table:data-pilot-member table:name="0051" table:display="true" table:show-details="true"/>
                <table:data-pilot-member table:name="0052" table:display="true" table:show-details="true"/>
                <table:data-pilot-member table:name="0053" table:display="true" table:show-details="true"/>
                <table:data-pilot-member table:name="0054" table:display="true" table:show-details="true"/>
                <table:data-pilot-member table:name="0055" table:display="true" table:show-details="true"/>
                <table:data-pilot-member table:name="0056" table:display="true" table:show-details="true"/>
                <table:data-pilot-member table:name="0057" table:display="true" table:show-details="true"/>
                <table:data-pilot-member table:name="0058" table:display="true" table:show-details="true"/>
                <table:data-pilot-member table:name="0059" table:display="true" table:show-details="true"/>
                <table:data-pilot-member table:name="0060" table:display="true" table:show-details="true"/>
                <table:data-pilot-member table:name="0061" table:display="true" table:show-details="true"/>
                <table:data-pilot-member table:name="0062" table:display="true" table:show-details="true"/>
                <table:data-pilot-member table:name="0063" table:display="true" table:show-details="true"/>
                <table:data-pilot-member table:name="0064" table:display="true" table:show-details="true"/>
                <table:data-pilot-member table:name="0065" table:display="true" table:show-details="true"/>
                <table:data-pilot-member table:name="0066" table:display="true" table:show-details="true"/>
                <table:data-pilot-member table:name="0067" table:display="true" table:show-details="true"/>
                <table:data-pilot-member table:name="0068" table:display="true" table:show-details="true"/>
                <table:data-pilot-member table:name="0069" table:display="true" table:show-details="true"/>
                <table:data-pilot-member table:name="0070" table:display="true" table:show-details="true"/>
                <table:data-pilot-member table:name="0071" table:display="true" table:show-details="true"/>
                <table:data-pilot-member table:name="0072" table:display="true" table:show-details="true"/>
                <table:data-pilot-member table:name="0073" table:display="true" table:show-details="true"/>
                <table:data-pilot-member table:name="0074" table:display="true" table:show-details="true"/>
                <table:data-pilot-member table:name="0075" table:display="true" table:show-details="true"/>
                <table:data-pilot-member table:name="0076" table:display="true" table:show-details="true"/>
                <table:data-pilot-member table:name="0077" table:display="true" table:show-details="true"/>
                <table:data-pilot-member table:name="0078" table:display="true" table:show-details="true"/>
                <table:data-pilot-member table:name="0079" table:display="true" table:show-details="true"/>
                <table:data-pilot-member table:name="0080" table:display="true" table:show-details="true"/>
                <table:data-pilot-member table:name="0081" table:display="true" table:show-details="true"/>
                <table:data-pilot-member table:name="0082" table:display="true" table:show-details="true"/>
                <table:data-pilot-member table:name="0083" table:display="true" table:show-details="true"/>
                <table:data-pilot-member table:name="0084" table:display="true" table:show-details="true"/>
                <table:data-pilot-member table:name="0085" table:display="true" table:show-details="true"/>
                <table:data-pilot-member table:name="0086" table:display="true" table:show-details="true"/>
                <table:data-pilot-member table:name="0087" table:display="true" table:show-details="true"/>
                <table:data-pilot-member table:name="0088" table:display="true" table:show-details="true"/>
                <table:data-pilot-member table:name="0089" table:display="true" table:show-details="true"/>
                <table:data-pilot-member table:name="0090" table:display="true" table:show-details="true"/>
                <table:data-pilot-member table:name="0091" table:display="true" table:show-details="true"/>
                <table:data-pilot-member table:name="0092" table:display="true" table:show-details="true"/>
                <table:data-pilot-member table:name="0093" table:display="true" table:show-details="true"/>
                <table:data-pilot-member table:name="0094" table:display="true" table:show-details="true"/>
                <table:data-pilot-member table:name="0095" table:display="true" table:show-details="true"/>
                <table:data-pilot-member table:name="0096" table:display="true" table:show-details="true"/>
                <table:data-pilot-member table:name="0097" table:display="true" table:show-details="true"/>
                <table:data-pilot-member table:name="0098" table:display="true" table:show-details="true"/>
                <table:data-pilot-member table:name="0099" table:display="true" table:show-details="true"/>
                <table:data-pilot-member table:name="0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 style:data-style-name="N2" text:time-value="11:55:00.4598632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13T18:58:36.528620805</meta:creation-date>
    <meta:generator>LibreOffice/25.2.3.2$Linux_X86_64 LibreOffice_project/520$Build-2</meta:generator>
    <dc:date>2025-06-13T14:18:41.045944989</dc:date>
    <meta:editing-duration>PT4H3M26S</meta:editing-duration>
    <meta:editing-cycles>40</meta:editing-cycles>
    <meta:document-statistic meta:table-count="4" meta:cell-count="13410" meta:object-count="0"/>
  </office:meta>
</office:document-meta>
</file>